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nux Libertine O" svg:font-family="'Linux Libertine O'"/>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automatic-styles>
    <style:style style:name="P1" style:family="paragraph" style:parent-style-name="Standard">
      <style:text-properties fo:font-weight="bold" officeooo:rsid="001fe6b7" officeooo:paragraph-rsid="001fe6b7" style:font-weight-asian="bold" style:font-weight-complex="bold"/>
    </style:style>
    <style:style style:name="P2" style:family="paragraph" style:parent-style-name="Footnote">
      <style:text-properties officeooo:rsid="004c8db9" officeooo:paragraph-rsid="004c8db9"/>
    </style:style>
    <style:style style:name="P3" style:family="paragraph" style:parent-style-name="Footnote">
      <style:text-properties officeooo:rsid="004c8db9" officeooo:paragraph-rsid="005af005"/>
    </style:style>
    <style:style style:name="P4" style:family="paragraph" style:parent-style-name="Footnote">
      <style:text-properties officeooo:rsid="004c8db9" officeooo:paragraph-rsid="005c04bb"/>
    </style:style>
    <style:style style:name="P5" style:family="paragraph" style:parent-style-name="Footnote">
      <style:text-properties officeooo:rsid="004c8db9" officeooo:paragraph-rsid="0065cfbc"/>
    </style:style>
    <style:style style:name="P6" style:family="paragraph" style:parent-style-name="Footnote">
      <style:text-properties officeooo:rsid="004c8db9" officeooo:paragraph-rsid="007e2333"/>
    </style:style>
    <style:style style:name="P7" style:family="paragraph" style:parent-style-name="Footnote">
      <style:text-properties officeooo:rsid="004c8db9" officeooo:paragraph-rsid="0082c448"/>
    </style:style>
    <style:style style:name="P8" style:family="paragraph" style:parent-style-name="Footnote">
      <style:text-properties officeooo:rsid="00283b96" officeooo:paragraph-rsid="0087356c"/>
    </style:style>
    <style:style style:name="P9" style:family="paragraph" style:parent-style-name="Footnote">
      <style:text-properties officeooo:rsid="00283b96" officeooo:paragraph-rsid="009792e0"/>
    </style:style>
    <style:style style:name="P10" style:family="paragraph" style:parent-style-name="Footnote">
      <style:text-properties officeooo:rsid="00283b96" officeooo:paragraph-rsid="00bc6fd0"/>
    </style:style>
    <style:style style:name="P11" style:family="paragraph" style:parent-style-name="Footnote">
      <style:text-properties officeooo:rsid="00283b96" officeooo:paragraph-rsid="00cc740c"/>
    </style:style>
    <style:style style:name="P12" style:family="paragraph" style:parent-style-name="Footnote">
      <style:text-properties officeooo:rsid="00283b96" officeooo:paragraph-rsid="00d7d53a"/>
    </style:style>
    <style:style style:name="P13" style:family="paragraph" style:parent-style-name="Footnote">
      <style:text-properties officeooo:rsid="00283b96" officeooo:paragraph-rsid="00f0752a"/>
    </style:style>
    <style:style style:name="P14" style:family="paragraph" style:parent-style-name="Footnote">
      <style:text-properties officeooo:rsid="00283b96" officeooo:paragraph-rsid="0102195a"/>
    </style:style>
    <style:style style:name="P15" style:family="paragraph" style:parent-style-name="Footnote">
      <style:text-properties officeooo:rsid="00283b96" officeooo:paragraph-rsid="010ed522"/>
    </style:style>
    <style:style style:name="P16" style:family="paragraph" style:parent-style-name="Footnote">
      <style:text-properties officeooo:rsid="00283b96" officeooo:paragraph-rsid="0117bdb0"/>
    </style:style>
    <style:style style:name="P17" style:family="paragraph" style:parent-style-name="Footnote">
      <style:text-properties officeooo:rsid="00283b96" officeooo:paragraph-rsid="0120660b"/>
    </style:style>
    <style:style style:name="P18" style:family="paragraph" style:parent-style-name="Footnote">
      <style:text-properties officeooo:rsid="00283b96" officeooo:paragraph-rsid="0125fbc6"/>
    </style:style>
    <style:style style:name="P19" style:family="paragraph" style:parent-style-name="Footnote">
      <style:text-properties officeooo:rsid="00283b96" officeooo:paragraph-rsid="01635249"/>
    </style:style>
    <style:style style:name="P20" style:family="paragraph" style:parent-style-name="Footnote">
      <style:text-properties officeooo:rsid="01109f05" officeooo:paragraph-rsid="01109f05"/>
    </style:style>
    <style:style style:name="P21" style:family="paragraph" style:parent-style-name="Footnote">
      <style:text-properties officeooo:rsid="011cb1d1" officeooo:paragraph-rsid="011cb1d1"/>
    </style:style>
    <style:style style:name="P22" style:family="paragraph" style:parent-style-name="Footnote">
      <style:text-properties officeooo:rsid="015a3fa1" officeooo:paragraph-rsid="015a3fa1"/>
    </style:style>
    <style:style style:name="P23" style:family="paragraph" style:parent-style-name="Footnote">
      <style:text-properties officeooo:rsid="015f707c" officeooo:paragraph-rsid="015f707c"/>
    </style:style>
    <style:style style:name="P24" style:family="paragraph" style:parent-style-name="Footnote">
      <style:text-properties officeooo:rsid="0180f148" officeooo:paragraph-rsid="0182df7b"/>
    </style:style>
    <style:style style:name="P25" style:family="paragraph" style:parent-style-name="Footnote">
      <style:text-properties officeooo:rsid="0180f148" officeooo:paragraph-rsid="01941f77"/>
    </style:style>
    <style:style style:name="P26" style:family="paragraph" style:parent-style-name="Footnote">
      <style:text-properties officeooo:rsid="0180f148" officeooo:paragraph-rsid="0197a6e9"/>
    </style:style>
    <style:style style:name="P27" style:family="paragraph" style:parent-style-name="Footnote">
      <style:text-properties officeooo:rsid="0180f148" officeooo:paragraph-rsid="01a3f42c"/>
    </style:style>
    <style:style style:name="P28" style:family="paragraph" style:parent-style-name="Footnote">
      <style:text-properties officeooo:rsid="0180f148" officeooo:paragraph-rsid="01aaea9f"/>
    </style:style>
    <style:style style:name="P29" style:family="paragraph" style:parent-style-name="Footnote">
      <style:text-properties officeooo:rsid="0180f148" officeooo:paragraph-rsid="01d5a4dd"/>
    </style:style>
    <style:style style:name="P30" style:family="paragraph" style:parent-style-name="Footnote">
      <style:text-properties officeooo:rsid="0180f148" officeooo:paragraph-rsid="01e0aef0"/>
    </style:style>
    <style:style style:name="P31" style:family="paragraph" style:parent-style-name="Footnote">
      <style:text-properties officeooo:rsid="0180f148" officeooo:paragraph-rsid="01e26fb1"/>
    </style:style>
    <style:style style:name="P32" style:family="paragraph" style:parent-style-name="Footnote">
      <style:text-properties officeooo:rsid="01acd258" officeooo:paragraph-rsid="01acd258"/>
    </style:style>
    <style:style style:name="P33" style:family="paragraph" style:parent-style-name="Footnote">
      <style:text-properties fo:font-style="italic" officeooo:rsid="002fd2b6" officeooo:paragraph-rsid="00328a75" style:font-style-asian="italic" style:font-style-complex="italic"/>
    </style:style>
    <style:style style:name="P34" style:family="paragraph" style:parent-style-name="Footnote">
      <style:text-properties officeooo:rsid="01afe356" officeooo:paragraph-rsid="01afe356"/>
    </style:style>
    <style:style style:name="P35" style:family="paragraph" style:parent-style-name="Footnote">
      <style:text-properties officeooo:rsid="01c7194a" officeooo:paragraph-rsid="01c7194a"/>
    </style:style>
    <style:style style:name="P36" style:family="paragraph" style:parent-style-name="Footnote">
      <style:text-properties officeooo:rsid="01c7194a" officeooo:paragraph-rsid="01db5b2f"/>
    </style:style>
    <style:style style:name="P37" style:family="paragraph" style:parent-style-name="Footnote">
      <style:text-properties officeooo:rsid="001f188e" officeooo:paragraph-rsid="001f188e"/>
    </style:style>
    <style:style style:name="P38" style:family="paragraph" style:parent-style-name="Footnote">
      <style:text-properties officeooo:rsid="00218266" officeooo:paragraph-rsid="00218266"/>
    </style:style>
    <style:style style:name="P39" style:family="paragraph" style:parent-style-name="Footnote">
      <style:text-properties officeooo:rsid="002bbd7a" officeooo:paragraph-rsid="002bbd7a"/>
    </style:style>
    <style:style style:name="P40" style:family="paragraph" style:parent-style-name="Footnote">
      <style:text-properties officeooo:rsid="020eedad" officeooo:paragraph-rsid="020eedad"/>
    </style:style>
    <style:style style:name="P41" style:family="paragraph" style:parent-style-name="Standard">
      <style:text-properties fo:font-weight="bold" officeooo:rsid="0035b86d" officeooo:paragraph-rsid="0035b86d" style:font-weight-asian="bold" style:font-weight-complex="bold"/>
    </style:style>
    <style:style style:name="P42" style:family="paragraph" style:parent-style-name="Standard">
      <style:text-properties fo:font-weight="bold" officeooo:rsid="003c569a" officeooo:paragraph-rsid="003c569a" style:font-weight-asian="bold" style:font-weight-complex="bold"/>
    </style:style>
    <style:style style:name="P43" style:family="paragraph" style:parent-style-name="Standard">
      <style:text-properties fo:font-weight="bold" officeooo:rsid="0048e71a" officeooo:paragraph-rsid="0048e71a" style:font-weight-asian="bold" style:font-weight-complex="bold"/>
    </style:style>
    <style:style style:name="P44" style:family="paragraph" style:parent-style-name="Standard">
      <style:text-properties fo:font-weight="bold" officeooo:rsid="0048e71a" officeooo:paragraph-rsid="0070aa90" style:font-weight-asian="bold" style:font-weight-complex="bold"/>
    </style:style>
    <style:style style:name="P45" style:family="paragraph" style:parent-style-name="Standard">
      <style:text-properties fo:font-weight="bold" officeooo:rsid="009fa53d" officeooo:paragraph-rsid="009fa53d" style:font-weight-asian="bold" style:font-weight-complex="bold"/>
    </style:style>
    <style:style style:name="P46" style:family="paragraph" style:parent-style-name="Standard">
      <style:text-properties fo:font-weight="bold" officeooo:rsid="009fa53d" officeooo:paragraph-rsid="01069db4" style:font-weight-asian="bold" style:font-weight-complex="bold"/>
    </style:style>
    <style:style style:name="P47" style:family="paragraph" style:parent-style-name="Standard">
      <style:text-properties fo:font-weight="bold" officeooo:rsid="009fa53d" officeooo:paragraph-rsid="016e2d0c" style:font-weight-asian="bold" style:font-weight-complex="bold"/>
    </style:style>
    <style:style style:name="P48" style:family="paragraph" style:parent-style-name="Standard">
      <style:text-properties fo:font-weight="bold" officeooo:rsid="009fa53d" officeooo:paragraph-rsid="016e590c" style:font-weight-asian="bold" style:font-weight-complex="bold"/>
    </style:style>
    <style:style style:name="P49" style:family="paragraph" style:parent-style-name="Standard">
      <style:text-properties fo:font-weight="bold" officeooo:rsid="00c282a0" officeooo:paragraph-rsid="00c282a0" style:font-weight-asian="bold" style:font-weight-complex="bold"/>
    </style:style>
    <style:style style:name="P50" style:family="paragraph" style:parent-style-name="Standard">
      <style:text-properties fo:font-weight="bold" officeooo:rsid="00c282a0" officeooo:paragraph-rsid="01286193" style:font-weight-asian="bold" style:font-weight-complex="bold"/>
    </style:style>
    <style:style style:name="P51" style:family="paragraph" style:parent-style-name="Standard">
      <style:text-properties fo:font-weight="bold" officeooo:rsid="00f22d1d" officeooo:paragraph-rsid="00f22d1d" style:font-weight-asian="bold" style:font-weight-complex="bold"/>
    </style:style>
    <style:style style:name="P52" style:family="paragraph" style:parent-style-name="Standard">
      <style:text-properties fo:font-weight="bold" officeooo:rsid="01392359" officeooo:paragraph-rsid="01392359" style:font-weight-asian="bold" style:font-weight-complex="bold"/>
    </style:style>
    <style:style style:name="P53" style:family="paragraph" style:parent-style-name="Standard">
      <style:text-properties fo:font-weight="bold" officeooo:rsid="0139e342" officeooo:paragraph-rsid="0139e342" style:font-weight-asian="bold" style:font-weight-complex="bold"/>
    </style:style>
    <style:style style:name="P54" style:family="paragraph" style:parent-style-name="Standard">
      <style:text-properties fo:font-weight="bold" officeooo:rsid="013b108d" officeooo:paragraph-rsid="013b108d" style:font-weight-asian="bold" style:font-weight-complex="bold"/>
    </style:style>
    <style:style style:name="P55" style:family="paragraph" style:parent-style-name="Standard">
      <style:text-properties fo:font-weight="bold" officeooo:rsid="013c4c43" officeooo:paragraph-rsid="013c4c43" style:font-weight-asian="bold" style:font-weight-complex="bold"/>
    </style:style>
    <style:style style:name="P56" style:family="paragraph" style:parent-style-name="Standard">
      <style:text-properties fo:font-weight="bold" officeooo:rsid="013c9bd6" officeooo:paragraph-rsid="013c9bd6" style:font-weight-asian="bold" style:font-weight-complex="bold"/>
    </style:style>
    <style:style style:name="P57" style:family="paragraph" style:parent-style-name="Standard">
      <style:text-properties fo:font-weight="bold" officeooo:rsid="01549e36" officeooo:paragraph-rsid="01549e36" style:font-weight-asian="bold" style:font-weight-complex="bold"/>
    </style:style>
    <style:style style:name="P58" style:family="paragraph" style:parent-style-name="Standard">
      <style:text-properties fo:font-weight="bold" officeooo:rsid="01549e36" officeooo:paragraph-rsid="018a6dad" style:font-weight-asian="bold" style:font-weight-complex="bold"/>
    </style:style>
    <style:style style:name="P59" style:family="paragraph" style:parent-style-name="Standard">
      <style:text-properties fo:font-weight="bold" officeooo:rsid="01549e36" officeooo:paragraph-rsid="019d0631" style:font-weight-asian="bold" style:font-weight-complex="bold"/>
    </style:style>
    <style:style style:name="P60" style:family="paragraph" style:parent-style-name="Standard">
      <style:text-properties fo:font-weight="bold" officeooo:rsid="01549e36" officeooo:paragraph-rsid="01ad8c45" style:font-weight-asian="bold" style:font-weight-complex="bold"/>
    </style:style>
    <style:style style:name="P61" style:family="paragraph" style:parent-style-name="Standard">
      <style:text-properties fo:font-weight="bold" officeooo:rsid="01554f58" officeooo:paragraph-rsid="01554f58" style:font-weight-asian="bold" style:font-weight-complex="bold"/>
    </style:style>
    <style:style style:name="P62" style:family="paragraph" style:parent-style-name="Standard">
      <style:text-properties fo:font-weight="bold" officeooo:rsid="01554f58" officeooo:paragraph-rsid="01b32c0e" style:font-weight-asian="bold" style:font-weight-complex="bold"/>
    </style:style>
    <style:style style:name="P63" style:family="paragraph" style:parent-style-name="Standard">
      <style:text-properties fo:font-weight="bold" officeooo:rsid="01554f58" officeooo:paragraph-rsid="01e3ed43" style:font-weight-asian="bold" style:font-weight-complex="bold"/>
    </style:style>
    <style:style style:name="P64" style:family="paragraph" style:parent-style-name="Standard">
      <style:text-properties fo:font-weight="bold" officeooo:rsid="01afe356" officeooo:paragraph-rsid="01afe356" style:font-weight-asian="bold" style:font-weight-complex="bold"/>
    </style:style>
    <style:style style:name="P65" style:family="paragraph" style:parent-style-name="Standard">
      <style:text-properties fo:font-weight="bold" officeooo:rsid="01b32c0e" officeooo:paragraph-rsid="01b32c0e" style:font-weight-asian="bold" style:font-weight-complex="bold"/>
    </style:style>
    <style:style style:name="P66" style:family="paragraph" style:parent-style-name="Standard">
      <style:text-properties fo:font-weight="bold" officeooo:rsid="01b32c0e" officeooo:paragraph-rsid="01e1a186" style:font-weight-asian="bold" style:font-weight-complex="bold"/>
    </style:style>
    <style:style style:name="P67" style:family="paragraph" style:parent-style-name="Standard">
      <style:text-properties fo:font-weight="bold" officeooo:rsid="01b32c0e" officeooo:paragraph-rsid="01e3ed43" style:font-weight-asian="bold" style:font-weight-complex="bold"/>
    </style:style>
    <style:style style:name="P68" style:family="paragraph" style:parent-style-name="Standard">
      <style:text-properties fo:font-weight="bold" officeooo:rsid="01b48e04" officeooo:paragraph-rsid="01e3ed43" style:font-weight-asian="bold" style:font-weight-complex="bold"/>
    </style:style>
    <style:style style:name="P69" style:family="paragraph" style:parent-style-name="Standard">
      <style:text-properties fo:font-weight="bold" officeooo:rsid="01b6612b" officeooo:paragraph-rsid="01e3ed43" style:font-weight-asian="bold" style:font-weight-complex="bold"/>
    </style:style>
    <style:style style:name="P70" style:family="paragraph" style:parent-style-name="Standard">
      <style:text-properties fo:font-weight="bold" officeooo:rsid="01b81532" officeooo:paragraph-rsid="01e3ed43" style:font-weight-asian="bold" style:font-weight-complex="bold"/>
    </style:style>
    <style:style style:name="P71" style:family="paragraph" style:parent-style-name="Standard">
      <style:text-properties fo:font-weight="bold" officeooo:rsid="01b9a45f" officeooo:paragraph-rsid="01e3ed43" style:font-weight-asian="bold" style:font-weight-complex="bold"/>
    </style:style>
    <style:style style:name="P72" style:family="paragraph" style:parent-style-name="Standard">
      <style:text-properties fo:font-weight="bold" officeooo:rsid="01ba7036" officeooo:paragraph-rsid="01e3ed43" style:font-weight-asian="bold" style:font-weight-complex="bold"/>
    </style:style>
    <style:style style:name="P73" style:family="paragraph" style:parent-style-name="Standard">
      <style:text-properties fo:font-weight="bold" officeooo:rsid="01bd1cff" officeooo:paragraph-rsid="01e3ed43" style:font-weight-asian="bold" style:font-weight-complex="bold"/>
    </style:style>
    <style:style style:name="P74" style:family="paragraph" style:parent-style-name="Standard" style:master-page-name="">
      <loext:graphic-properties draw:fill="none"/>
      <style:paragraph-properties fo:margin-left="1.27cm" fo:margin-right="0cm" fo:text-indent="0cm" style:auto-text-indent="false" style:page-number="auto" fo:background-color="transparent"/>
      <style:text-properties fo:font-weight="bold" officeooo:rsid="01d1ae52" officeooo:paragraph-rsid="01d1ae52" style:font-weight-asian="bold" style:font-weight-complex="bold"/>
    </style:style>
    <style:style style:name="P75" style:family="paragraph" style:parent-style-name="Standard">
      <style:text-properties fo:font-weight="bold" officeooo:rsid="01d62d37" officeooo:paragraph-rsid="01d62d37" style:font-weight-asian="bold" style:font-weight-complex="bold"/>
    </style:style>
    <style:style style:name="P76" style:family="paragraph" style:parent-style-name="Standard">
      <style:text-properties fo:font-weight="bold" officeooo:rsid="01e3ed43" officeooo:paragraph-rsid="01e3ed43" style:font-weight-asian="bold" style:font-weight-complex="bold"/>
    </style:style>
    <style:style style:name="P77" style:family="paragraph" style:parent-style-name="Standard">
      <style:text-properties fo:font-weight="bold" officeooo:rsid="01e78079" officeooo:paragraph-rsid="01f53c35" style:font-weight-asian="bold" style:font-weight-complex="bold"/>
    </style:style>
    <style:style style:name="P78" style:family="paragraph" style:parent-style-name="Standard">
      <style:text-properties fo:font-weight="bold" officeooo:rsid="01fdfac0" officeooo:paragraph-rsid="01fdfac0" style:font-weight-asian="bold" style:font-weight-complex="bold"/>
    </style:style>
    <style:style style:name="P79" style:family="paragraph" style:parent-style-name="Standard">
      <style:text-properties fo:font-weight="bold" officeooo:rsid="01ffd314" officeooo:paragraph-rsid="01ffd314" style:font-weight-asian="bold" style:font-weight-complex="bold"/>
    </style:style>
    <style:style style:name="P80" style:family="paragraph" style:parent-style-name="Standard">
      <style:text-properties fo:font-weight="bold" officeooo:rsid="02087894" officeooo:paragraph-rsid="02087894" style:font-weight-asian="bold" style:font-weight-complex="bold"/>
    </style:style>
    <style:style style:name="P81" style:family="paragraph" style:parent-style-name="Standard">
      <style:text-properties fo:font-weight="normal" officeooo:rsid="003cc656" officeooo:paragraph-rsid="003c569a" style:font-weight-asian="normal" style:font-weight-complex="normal"/>
    </style:style>
    <style:style style:name="P82" style:family="paragraph" style:parent-style-name="Standard">
      <style:text-properties fo:font-weight="normal" officeooo:rsid="003ee628" officeooo:paragraph-rsid="003ee628" style:font-weight-asian="normal" style:font-weight-complex="normal"/>
    </style:style>
    <style:style style:name="P83" style:family="paragraph" style:parent-style-name="Standard">
      <style:text-properties fo:font-weight="normal" officeooo:rsid="003f54bc" officeooo:paragraph-rsid="003f54bc" style:font-weight-asian="normal" style:font-weight-complex="normal"/>
    </style:style>
    <style:style style:name="P84" style:family="paragraph" style:parent-style-name="Standard">
      <style:text-properties fo:font-weight="normal" officeooo:rsid="00206f8b" officeooo:paragraph-rsid="00206f8b" style:font-weight-asian="normal" style:font-weight-complex="normal"/>
    </style:style>
    <style:style style:name="P85" style:family="paragraph" style:parent-style-name="Standard">
      <style:text-properties fo:font-weight="normal" officeooo:rsid="00206f8b" officeooo:paragraph-rsid="004c6318" style:font-weight-asian="normal" style:font-weight-complex="normal"/>
    </style:style>
    <style:style style:name="P86" style:family="paragraph" style:parent-style-name="Standard">
      <style:text-properties fo:font-weight="normal" officeooo:rsid="00206f8b" officeooo:paragraph-rsid="00866fdd" style:font-weight-asian="normal" style:font-weight-complex="normal"/>
    </style:style>
    <style:style style:name="P87" style:family="paragraph" style:parent-style-name="Standard">
      <style:text-properties fo:font-weight="normal" officeooo:rsid="00206f8b" officeooo:paragraph-rsid="0096bac0" style:font-weight-asian="normal" style:font-weight-complex="normal"/>
    </style:style>
    <style:style style:name="P88" style:family="paragraph" style:parent-style-name="Standard">
      <style:text-properties fo:font-weight="normal" officeooo:rsid="00206f8b" officeooo:paragraph-rsid="00b3217b" style:font-weight-asian="normal" style:font-weight-complex="normal"/>
    </style:style>
    <style:style style:name="P89" style:family="paragraph" style:parent-style-name="Standard">
      <style:text-properties fo:font-weight="normal" officeooo:rsid="00206f8b" officeooo:paragraph-rsid="01648bbf" style:font-weight-asian="normal" style:font-weight-complex="normal"/>
    </style:style>
    <style:style style:name="P90" style:family="paragraph" style:parent-style-name="Standard">
      <style:text-properties fo:font-weight="normal" officeooo:rsid="00206f8b" officeooo:paragraph-rsid="0011a849" style:font-weight-asian="normal" style:font-weight-complex="normal"/>
    </style:style>
    <style:style style:name="P91" style:family="paragraph" style:parent-style-name="Standard">
      <style:text-properties fo:font-weight="normal" officeooo:rsid="009fa53d" officeooo:paragraph-rsid="00a68f7c" style:font-weight-asian="normal" style:font-weight-complex="normal"/>
    </style:style>
    <style:style style:name="P92" style:family="paragraph" style:parent-style-name="Standard">
      <style:text-properties fo:font-weight="normal" officeooo:rsid="009fa53d" officeooo:paragraph-rsid="016b6e36" style:font-weight-asian="normal" style:font-weight-complex="normal"/>
    </style:style>
    <style:style style:name="P93" style:family="paragraph" style:parent-style-name="Standard" style:master-page-name="">
      <loext:graphic-properties draw:fill="none"/>
      <style:paragraph-properties fo:margin-left="1.27cm" fo:margin-right="0cm" fo:text-indent="0cm" style:auto-text-indent="false" style:page-number="auto" fo:background-color="transparent"/>
      <style:text-properties fo:font-weight="normal" officeooo:rsid="00d1a667" officeooo:paragraph-rsid="00d1a667" style:font-weight-asian="normal" style:font-weight-complex="normal"/>
    </style:style>
    <style:style style:name="P94" style:family="paragraph" style:parent-style-name="Standard">
      <style:text-properties fo:font-weight="normal" officeooo:rsid="00d95d9d" officeooo:paragraph-rsid="00d95d9d" style:font-weight-asian="normal" style:font-weight-complex="normal"/>
    </style:style>
    <style:style style:name="P95" style:family="paragraph" style:parent-style-name="Standard">
      <style:text-properties fo:font-weight="normal" officeooo:rsid="012ba625" officeooo:paragraph-rsid="012ba625" style:font-weight-asian="normal" style:font-weight-complex="normal"/>
    </style:style>
    <style:style style:name="P96" style:family="paragraph" style:parent-style-name="Standard">
      <style:text-properties fo:font-weight="normal" officeooo:rsid="012cba67" officeooo:paragraph-rsid="012cba67" style:font-weight-asian="normal" style:font-weight-complex="normal"/>
    </style:style>
    <style:style style:name="P97" style:family="paragraph" style:parent-style-name="Standard">
      <style:text-properties fo:font-weight="normal" officeooo:rsid="013c9bd6" officeooo:paragraph-rsid="013c9bd6" style:font-weight-asian="normal" style:font-weight-complex="normal"/>
    </style:style>
    <style:style style:name="P98" style:family="paragraph" style:parent-style-name="Standard">
      <style:text-properties fo:font-weight="normal" officeooo:rsid="013e1588" officeooo:paragraph-rsid="013e1588" style:font-weight-asian="normal" style:font-weight-complex="normal"/>
    </style:style>
    <style:style style:name="P99" style:family="paragraph" style:parent-style-name="Standard">
      <style:text-properties fo:font-weight="normal" officeooo:rsid="013f8924" officeooo:paragraph-rsid="013f8924" style:font-weight-asian="normal" style:font-weight-complex="normal"/>
    </style:style>
    <style:style style:name="P100" style:family="paragraph" style:parent-style-name="Standard">
      <style:text-properties fo:font-weight="normal" officeooo:rsid="013fdc0d" officeooo:paragraph-rsid="013fdc0d" style:font-weight-asian="normal" style:font-weight-complex="normal"/>
    </style:style>
    <style:style style:name="P101" style:family="paragraph" style:parent-style-name="Standard">
      <style:text-properties fo:font-weight="normal" officeooo:rsid="01411fb5" officeooo:paragraph-rsid="01411fb5" style:font-weight-asian="normal" style:font-weight-complex="normal"/>
    </style:style>
    <style:style style:name="P102" style:family="paragraph" style:parent-style-name="Standard">
      <style:text-properties fo:font-weight="normal" officeooo:rsid="0142a208" officeooo:paragraph-rsid="0142a208" style:font-weight-asian="normal" style:font-weight-complex="normal"/>
    </style:style>
    <style:style style:name="P103" style:family="paragraph" style:parent-style-name="Standard">
      <style:text-properties fo:font-weight="normal" officeooo:rsid="01439761" officeooo:paragraph-rsid="01439761" style:font-weight-asian="normal" style:font-weight-complex="normal"/>
    </style:style>
    <style:style style:name="P104" style:family="paragraph" style:parent-style-name="Standard">
      <style:text-properties fo:font-weight="normal" officeooo:rsid="014593db" officeooo:paragraph-rsid="014593db" style:font-weight-asian="normal" style:font-weight-complex="normal"/>
    </style:style>
    <style:style style:name="P105" style:family="paragraph" style:parent-style-name="Standard">
      <style:text-properties fo:font-weight="normal" officeooo:rsid="0146b094" officeooo:paragraph-rsid="0146b094" style:font-weight-asian="normal" style:font-weight-complex="normal"/>
    </style:style>
    <style:style style:name="P106" style:family="paragraph" style:parent-style-name="Standard">
      <style:text-properties fo:font-weight="normal" officeooo:rsid="0148622b" officeooo:paragraph-rsid="0148622b" style:font-weight-asian="normal" style:font-weight-complex="normal"/>
    </style:style>
    <style:style style:name="P107" style:family="paragraph" style:parent-style-name="Standard">
      <style:text-properties fo:font-weight="normal" officeooo:rsid="0148d261" officeooo:paragraph-rsid="0148d261" style:font-weight-asian="normal" style:font-weight-complex="normal"/>
    </style:style>
    <style:style style:name="P108" style:family="paragraph" style:parent-style-name="Standard">
      <style:text-properties fo:font-weight="normal" officeooo:rsid="014a87dc" officeooo:paragraph-rsid="014a87dc" style:font-weight-asian="normal" style:font-weight-complex="normal"/>
    </style:style>
    <style:style style:name="P109" style:family="paragraph" style:parent-style-name="Standard">
      <style:text-properties fo:font-weight="normal" officeooo:rsid="014c3b64" officeooo:paragraph-rsid="014c3b64" style:font-weight-asian="normal" style:font-weight-complex="normal"/>
    </style:style>
    <style:style style:name="P110" style:family="paragraph" style:parent-style-name="Standard">
      <style:text-properties fo:font-weight="normal" officeooo:rsid="014dc43d" officeooo:paragraph-rsid="014dc43d" style:font-weight-asian="normal" style:font-weight-complex="normal"/>
    </style:style>
    <style:style style:name="P111" style:family="paragraph" style:parent-style-name="Standard">
      <style:text-properties fo:font-weight="normal" officeooo:rsid="014e7b38" officeooo:paragraph-rsid="014e7b38" style:font-weight-asian="normal" style:font-weight-complex="normal"/>
    </style:style>
    <style:style style:name="P112" style:family="paragraph" style:parent-style-name="Standard">
      <style:text-properties fo:font-weight="normal" officeooo:rsid="014fadb1" officeooo:paragraph-rsid="014fadb1" style:font-weight-asian="normal" style:font-weight-complex="normal"/>
    </style:style>
    <style:style style:name="P113" style:family="paragraph" style:parent-style-name="Standard">
      <style:text-properties fo:font-weight="normal" officeooo:rsid="01516073" officeooo:paragraph-rsid="01516073" style:font-weight-asian="normal" style:font-weight-complex="normal"/>
    </style:style>
    <style:style style:name="P114" style:family="paragraph" style:parent-style-name="Standard">
      <style:text-properties fo:font-weight="normal" officeooo:rsid="01523f47" officeooo:paragraph-rsid="01523f47" style:font-weight-asian="normal" style:font-weight-complex="normal"/>
    </style:style>
    <style:style style:name="P115" style:family="paragraph" style:parent-style-name="Standard">
      <style:text-properties fo:font-weight="normal" officeooo:rsid="0153df94" officeooo:paragraph-rsid="0153df94" style:font-weight-asian="normal" style:font-weight-complex="normal"/>
    </style:style>
    <style:style style:name="P116" style:family="paragraph" style:parent-style-name="Standard">
      <style:text-properties fo:font-weight="normal" officeooo:rsid="01545dbd" officeooo:paragraph-rsid="01545dbd" style:font-weight-asian="normal" style:font-weight-complex="normal"/>
    </style:style>
    <style:style style:name="P117" style:family="paragraph" style:parent-style-name="Standard">
      <style:text-properties fo:font-weight="normal" officeooo:rsid="003f9538" officeooo:paragraph-rsid="0207221f" style:font-weight-asian="normal" style:font-weight-complex="normal"/>
    </style:style>
    <style:style style:name="P118" style:family="paragraph" style:parent-style-name="Standard">
      <style:text-properties fo:font-weight="normal" officeooo:rsid="00138f9f" officeooo:paragraph-rsid="0207221f" style:font-weight-asian="normal" style:font-weight-complex="normal"/>
    </style:style>
    <style:style style:name="P119" style:family="paragraph" style:parent-style-name="Standard">
      <style:text-properties fo:font-weight="normal" officeooo:rsid="00229a5d" officeooo:paragraph-rsid="0207221f" style:font-weight-asian="normal" style:font-weight-complex="normal"/>
    </style:style>
    <style:style style:name="P120" style:family="paragraph" style:parent-style-name="Standard">
      <style:text-properties fo:font-weight="normal" officeooo:rsid="0024c08e" officeooo:paragraph-rsid="0207221f" style:font-weight-asian="normal" style:font-weight-complex="normal"/>
    </style:style>
    <style:style style:name="P121" style:family="paragraph" style:parent-style-name="Standard">
      <style:text-properties fo:font-weight="normal" officeooo:rsid="0033e11a" officeooo:paragraph-rsid="0207221f" style:font-weight-asian="normal" style:font-weight-complex="normal"/>
    </style:style>
    <style:style style:name="P122" style:family="paragraph" style:parent-style-name="Standard">
      <style:text-properties fo:font-weight="normal" officeooo:rsid="0035fbd2" officeooo:paragraph-rsid="0207221f" style:font-weight-asian="normal" style:font-weight-complex="normal"/>
    </style:style>
    <style:style style:name="P123" style:family="paragraph" style:parent-style-name="Standard">
      <style:text-properties fo:font-weight="normal" officeooo:rsid="003d22d2" officeooo:paragraph-rsid="0207221f" style:font-weight-asian="normal" style:font-weight-complex="normal"/>
    </style:style>
    <style:style style:name="P124" style:family="paragraph" style:parent-style-name="Standard">
      <style:text-properties style:font-name="Linux Libertine O" fo:language="en" fo:country="US" fo:font-style="normal" fo:font-weight="normal" officeooo:rsid="006e46f2" officeooo:paragraph-rsid="003ee628" style:font-style-asian="normal" style:font-weight-asian="normal" style:font-style-complex="normal" style:font-weight-complex="normal"/>
    </style:style>
    <style:style style:name="P125" style:family="paragraph" style:parent-style-name="Standard">
      <style:text-properties style:font-name="Linux Libertine O" fo:language="en" fo:country="US" fo:font-style="normal" fo:font-weight="normal" officeooo:rsid="006e46f2" officeooo:paragraph-rsid="000b17ce" style:font-style-asian="normal" style:font-weight-asian="normal" style:font-style-complex="normal" style:font-weight-complex="normal"/>
    </style:style>
    <style:style style:name="P126" style:family="paragraph" style:parent-style-name="Standard">
      <style:text-properties style:font-name="Linux Libertine O" fo:language="en" fo:country="US" fo:font-style="normal" fo:font-weight="normal" officeooo:rsid="007022d6" officeooo:paragraph-rsid="000b17ce" style:font-style-asian="normal" style:font-weight-asian="normal" style:font-style-complex="normal" style:font-weight-complex="normal"/>
    </style:style>
    <style:style style:name="P127" style:family="paragraph" style:parent-style-name="Standard">
      <style:text-properties style:font-name="Linux Libertine O" fo:language="en" fo:country="US" fo:font-style="normal" fo:font-weight="normal" officeooo:rsid="007022d6" officeooo:paragraph-rsid="0040d8ae" style:font-style-asian="normal" style:font-weight-asian="normal" style:font-style-complex="normal" style:font-weight-complex="normal"/>
    </style:style>
    <style:style style:name="P128" style:family="paragraph" style:parent-style-name="Standard">
      <style:text-properties style:font-name="Linux Libertine O" fo:language="en" fo:country="US" fo:font-style="normal" fo:font-weight="normal" officeooo:rsid="006f0435" officeooo:paragraph-rsid="000b17ce" style:font-style-asian="normal" style:font-weight-asian="normal" style:font-style-complex="normal" style:font-weight-complex="normal"/>
    </style:style>
    <style:style style:name="P129" style:family="paragraph" style:parent-style-name="Standard">
      <style:text-properties style:font-name="Linux Libertine O" fo:language="en" fo:country="US" fo:font-style="normal" fo:font-weight="normal" officeooo:rsid="00765e5a" officeooo:paragraph-rsid="000b17ce" style:font-style-asian="normal" style:font-weight-asian="normal" style:font-style-complex="normal" style:font-weight-complex="normal"/>
    </style:style>
    <style:style style:name="P130" style:family="paragraph" style:parent-style-name="Standard">
      <style:text-properties style:font-name="Linux Libertine O" fo:language="en" fo:country="US" fo:font-style="normal" fo:font-weight="normal" officeooo:rsid="007771c5" officeooo:paragraph-rsid="000b17ce" style:font-style-asian="normal" style:font-weight-asian="normal" style:font-style-complex="normal" style:font-weight-complex="normal"/>
    </style:style>
    <style:style style:name="P131" style:family="paragraph" style:parent-style-name="Standard">
      <style:text-properties style:font-name="Linux Libertine O" fo:language="en" fo:country="US" fo:font-style="normal" fo:font-weight="normal" officeooo:rsid="0078c099" officeooo:paragraph-rsid="000b17ce" style:font-style-asian="normal" style:font-weight-asian="normal" style:font-style-complex="normal" style:font-weight-complex="normal"/>
    </style:style>
    <style:style style:name="P132" style:family="paragraph" style:parent-style-name="Standard">
      <style:text-properties style:font-name="Linux Libertine O" fo:language="en" fo:country="US" fo:font-style="normal" fo:font-weight="normal" officeooo:rsid="00798280" officeooo:paragraph-rsid="000b17ce" style:font-style-asian="normal" style:font-weight-asian="normal" style:font-style-complex="normal" style:font-weight-complex="normal"/>
    </style:style>
    <style:style style:name="P133" style:family="paragraph" style:parent-style-name="Standard">
      <style:text-properties style:font-name="Linux Libertine O" fo:language="en" fo:country="US" fo:font-style="normal" fo:font-weight="normal" officeooo:rsid="007ac446" officeooo:paragraph-rsid="000b17ce" style:font-style-asian="normal" style:font-weight-asian="normal" style:font-style-complex="normal" style:font-weight-complex="normal"/>
    </style:style>
    <style:style style:name="P134" style:family="paragraph" style:parent-style-name="Standard">
      <style:text-properties style:font-name="Linux Libertine O" fo:language="en" fo:country="US" fo:font-style="normal" fo:font-weight="normal" officeooo:rsid="007c4a43" officeooo:paragraph-rsid="000b17ce" style:font-style-asian="normal" style:font-weight-asian="normal" style:font-style-complex="normal" style:font-weight-complex="normal"/>
    </style:style>
    <style:style style:name="P135" style:family="paragraph" style:parent-style-name="Standard">
      <style:text-properties style:font-name="Linux Libertine O" fo:language="en" fo:country="US" fo:font-style="normal" fo:font-weight="normal" officeooo:rsid="0215571a" officeooo:paragraph-rsid="012cba67" style:font-style-asian="normal" style:font-weight-asian="normal" style:font-style-complex="normal" style:font-weight-complex="normal"/>
    </style:style>
    <style:style style:name="P136" style:family="paragraph" style:parent-style-name="Standard">
      <style:text-properties style:font-name="Linux Libertine O" fo:language="en" fo:country="US" fo:font-style="normal" fo:font-weight="normal" officeooo:rsid="0216f617" officeooo:paragraph-rsid="0011a849" style:font-style-asian="normal" style:font-weight-asian="normal" style:font-style-complex="normal" style:font-weight-complex="normal"/>
    </style:style>
    <style:style style:name="P137" style:family="paragraph" style:parent-style-name="Standard">
      <style:text-properties style:font-name="Linux Libertine O" fo:language="en" fo:country="US" fo:font-style="normal" fo:font-weight="normal" officeooo:rsid="0215f301" officeooo:paragraph-rsid="0011a849" style:font-style-asian="normal" style:font-weight-asian="normal" style:font-style-complex="normal" style:font-weight-complex="normal"/>
    </style:style>
    <style:style style:name="P138" style:family="paragraph" style:parent-style-name="Standard">
      <style:text-properties style:font-name="Linux Libertine O" fo:language="en" fo:country="US" fo:font-style="normal" fo:font-weight="normal" officeooo:rsid="012e083e" officeooo:paragraph-rsid="012e083e" style:font-style-asian="normal" style:font-weight-asian="normal" style:font-style-complex="normal" style:font-weight-complex="normal"/>
    </style:style>
    <style:style style:name="P139" style:family="paragraph" style:parent-style-name="Standard">
      <style:text-properties style:font-name="Linux Libertine O" fo:language="en" fo:country="US" fo:font-style="normal" fo:font-weight="normal" officeooo:rsid="021826e3" officeooo:paragraph-rsid="0011a849" style:font-style-asian="normal" style:font-weight-asian="normal" style:font-style-complex="normal" style:font-weight-complex="normal"/>
    </style:style>
    <style:style style:name="P140" style:family="paragraph" style:parent-style-name="Standard">
      <style:text-properties style:font-name="Linux Libertine O" fo:language="en" fo:country="US" fo:font-style="normal" fo:font-weight="normal" officeooo:rsid="0218ac2e" officeooo:paragraph-rsid="0011a849" style:font-style-asian="normal" style:font-weight-asian="normal" style:font-style-complex="normal" style:font-weight-complex="normal"/>
    </style:style>
    <style:style style:name="P141" style:family="paragraph" style:parent-style-name="Standard">
      <style:text-properties style:font-name="Linux Libertine O" fo:language="en" fo:country="US" fo:font-style="normal" fo:font-weight="normal" officeooo:rsid="021981f4" officeooo:paragraph-rsid="0011a849" style:font-style-asian="normal" style:font-weight-asian="normal" style:font-style-complex="normal" style:font-weight-complex="normal"/>
    </style:style>
    <style:style style:name="P142" style:family="paragraph" style:parent-style-name="Standard">
      <style:text-properties style:font-name="Linux Libertine O" fo:language="en" fo:country="US" fo:font-style="normal" fo:font-weight="normal" officeooo:rsid="021a5de8" officeooo:paragraph-rsid="0011a849" style:font-style-asian="normal" style:font-weight-asian="normal" style:font-style-complex="normal" style:font-weight-complex="normal"/>
    </style:style>
    <style:style style:name="P143" style:family="paragraph" style:parent-style-name="Standard">
      <style:text-properties style:font-name="Linux Libertine O" fo:language="en" fo:country="US" fo:font-style="normal" fo:font-weight="normal" officeooo:rsid="021b4630" officeooo:paragraph-rsid="0011a849" style:font-style-asian="normal" style:font-weight-asian="normal" style:font-style-complex="normal" style:font-weight-complex="normal"/>
    </style:style>
    <style:style style:name="P144" style:family="paragraph" style:parent-style-name="Standard">
      <style:text-properties style:font-name="Linux Libertine O" fo:language="en" fo:country="US" fo:font-style="normal" fo:font-weight="normal" officeooo:rsid="021ce935" officeooo:paragraph-rsid="0011a849" style:font-style-asian="normal" style:font-weight-asian="normal" style:font-style-complex="normal" style:font-weight-complex="normal"/>
    </style:style>
    <style:style style:name="P145" style:family="paragraph" style:parent-style-name="Standard">
      <style:text-properties style:font-name="Linux Libertine O" fo:language="en" fo:country="US" fo:font-style="normal" fo:font-weight="normal" officeooo:rsid="02a804f1" officeooo:paragraph-rsid="0011a849" style:font-style-asian="normal" style:font-weight-asian="normal" style:font-style-complex="normal" style:font-weight-complex="normal"/>
    </style:style>
    <style:style style:name="P146" style:family="paragraph" style:parent-style-name="Standard">
      <style:text-properties style:font-name="Linux Libertine O" fo:language="en" fo:country="US" fo:font-style="normal" fo:font-weight="normal" officeooo:rsid="02a6c793" officeooo:paragraph-rsid="0011a849" style:font-style-asian="normal" style:font-weight-asian="normal" style:font-style-complex="normal" style:font-weight-complex="normal"/>
    </style:style>
    <style:style style:name="P147" style:family="paragraph" style:parent-style-name="Standard">
      <style:text-properties style:font-name="Linux Libertine O" fo:language="en" fo:country="US" fo:font-style="normal" fo:font-weight="normal" officeooo:rsid="017050a9" officeooo:paragraph-rsid="017050a9" style:font-style-asian="normal" style:font-weight-asian="normal" style:font-style-complex="normal" style:font-weight-complex="normal"/>
    </style:style>
    <style:style style:name="P148" style:family="paragraph" style:parent-style-name="Standard">
      <style:text-properties style:font-name="Linux Libertine O" fo:language="en" fo:country="US" fo:font-style="normal" fo:font-weight="normal" officeooo:rsid="0171e756" officeooo:paragraph-rsid="0171e756" style:font-style-asian="normal" style:font-weight-asian="normal" style:font-style-complex="normal" style:font-weight-complex="normal"/>
    </style:style>
    <style:style style:name="P149" style:family="paragraph" style:parent-style-name="Standard">
      <style:text-properties fo:language="en" fo:country="US" officeooo:paragraph-rsid="0011a849"/>
    </style:style>
    <style:style style:name="P150" style:family="paragraph" style:parent-style-name="Standard">
      <style:text-properties fo:language="en" fo:country="US" officeooo:rsid="02a6c793" officeooo:paragraph-rsid="0011a849"/>
    </style:style>
    <style:style style:name="P151" style:family="paragraph" style:parent-style-name="Standard">
      <style:text-properties fo:font-style="italic" fo:font-weight="bold" officeooo:rsid="01554f58" officeooo:paragraph-rsid="01b32c0e" style:font-style-asian="italic" style:font-weight-asian="bold" style:font-style-complex="italic" style:font-weight-complex="bold"/>
    </style:style>
    <style:style style:name="T1" style:family="text">
      <style:text-properties officeooo:rsid="002257eb"/>
    </style:style>
    <style:style style:name="T2" style:family="text">
      <style:text-properties officeooo:rsid="0022d877"/>
    </style:style>
    <style:style style:name="T3" style:family="text">
      <style:text-properties officeooo:rsid="0023df51"/>
    </style:style>
    <style:style style:name="T4" style:family="text">
      <style:text-properties officeooo:rsid="00255cbf"/>
    </style:style>
    <style:style style:name="T5" style:family="text">
      <style:text-properties officeooo:rsid="002744fe"/>
    </style:style>
    <style:style style:name="T6" style:family="text">
      <style:text-properties officeooo:rsid="002914b5"/>
    </style:style>
    <style:style style:name="T7" style:family="text">
      <style:text-properties officeooo:rsid="00294cb9"/>
    </style:style>
    <style:style style:name="T8" style:family="text">
      <style:text-properties officeooo:rsid="002af642"/>
    </style:style>
    <style:style style:name="T9" style:family="text">
      <style:text-properties officeooo:rsid="002cd31d"/>
    </style:style>
    <style:style style:name="T10" style:family="text">
      <style:text-properties officeooo:rsid="002d5f2f"/>
    </style:style>
    <style:style style:name="T11" style:family="text">
      <style:text-properties officeooo:rsid="002e8fa4"/>
    </style:style>
    <style:style style:name="T12" style:family="text">
      <style:text-properties officeooo:rsid="002f937f"/>
    </style:style>
    <style:style style:name="T13" style:family="text">
      <style:text-properties officeooo:rsid="00306cd0"/>
    </style:style>
    <style:style style:name="T14" style:family="text">
      <style:text-properties officeooo:rsid="00307b15"/>
    </style:style>
    <style:style style:name="T15" style:family="text">
      <style:text-properties officeooo:rsid="00313193"/>
    </style:style>
    <style:style style:name="T16" style:family="text">
      <style:text-properties officeooo:rsid="0033b85d"/>
    </style:style>
    <style:style style:name="T17" style:family="text">
      <style:text-properties officeooo:rsid="003527ce"/>
    </style:style>
    <style:style style:name="T18" style:family="text">
      <style:text-properties fo:font-weight="normal" style:font-weight-asian="normal" style:font-weight-complex="normal"/>
    </style:style>
    <style:style style:name="T19" style:family="text">
      <style:text-properties fo:font-weight="normal" officeooo:rsid="006a2ed1" style:font-weight-asian="normal" style:font-weight-complex="normal"/>
    </style:style>
    <style:style style:name="T20" style:family="text">
      <style:text-properties fo:font-weight="normal" officeooo:rsid="006b73f6" style:font-weight-asian="normal" style:font-weight-complex="normal"/>
    </style:style>
    <style:style style:name="T21" style:family="text">
      <style:text-properties fo:font-weight="normal" officeooo:rsid="006b8c74" style:font-weight-asian="normal" style:font-weight-complex="normal"/>
    </style:style>
    <style:style style:name="T22" style:family="text">
      <style:text-properties fo:font-weight="normal" officeooo:rsid="006bf4f3" style:font-weight-asian="normal" style:font-weight-complex="normal"/>
    </style:style>
    <style:style style:name="T23" style:family="text">
      <style:text-properties fo:font-weight="normal" officeooo:rsid="006dc9dc" style:font-weight-asian="normal" style:font-weight-complex="normal"/>
    </style:style>
    <style:style style:name="T24" style:family="text">
      <style:text-properties fo:font-weight="normal" officeooo:rsid="0072e76b" style:font-weight-asian="normal" style:font-weight-complex="normal"/>
    </style:style>
    <style:style style:name="T25" style:family="text">
      <style:text-properties fo:font-weight="normal" officeooo:rsid="0158f7d1" style:font-weight-asian="normal" style:font-weight-complex="normal"/>
    </style:style>
    <style:style style:name="T26" style:family="text">
      <style:text-properties style:font-name="Linux Libertine O" fo:font-style="normal" fo:font-weight="normal" style:font-style-asian="normal" style:font-weight-asian="normal" style:font-style-complex="normal" style:font-weight-complex="normal"/>
    </style:style>
    <style:style style:name="T27" style:family="text">
      <style:text-properties style:font-name="Linux Libertine O" fo:font-style="normal" fo:font-weight="normal" officeooo:rsid="00f3bc46" style:font-style-asian="normal" style:font-weight-asian="normal" style:font-style-complex="normal" style:font-weight-complex="normal"/>
    </style:style>
    <style:style style:name="T28" style:family="text">
      <style:text-properties style:font-name="Linux Libertine O" fo:font-style="normal" fo:font-weight="normal" officeooo:rsid="00f53c74" style:font-style-asian="normal" style:font-weight-asian="normal" style:font-style-complex="normal" style:font-weight-complex="normal"/>
    </style:style>
    <style:style style:name="T29" style:family="text">
      <style:text-properties style:font-name="Linux Libertine O" fo:font-style="normal" fo:font-weight="normal" officeooo:rsid="00fb79e9" style:font-style-asian="normal" style:font-weight-asian="normal" style:font-style-complex="normal" style:font-weight-complex="normal"/>
    </style:style>
    <style:style style:name="T30" style:family="text">
      <style:text-properties style:font-name="Linux Libertine O" fo:font-style="normal" fo:font-weight="normal" officeooo:rsid="00ffbf9f" style:font-style-asian="normal" style:font-weight-asian="normal" style:font-style-complex="normal" style:font-weight-complex="normal"/>
    </style:style>
    <style:style style:name="T31" style:family="text">
      <style:text-properties style:font-name="Linux Libertine O" fo:font-style="normal" fo:font-weight="normal" officeooo:rsid="01004de8" style:font-style-asian="normal" style:font-weight-asian="normal" style:font-style-complex="normal" style:font-weight-complex="normal"/>
    </style:style>
    <style:style style:name="T32" style:family="text">
      <style:text-properties style:font-name="Linux Libertine O" fo:font-style="normal" fo:font-weight="normal" officeooo:rsid="0102195a" style:font-style-asian="normal" style:font-weight-asian="normal" style:font-style-complex="normal" style:font-weight-complex="normal"/>
    </style:style>
    <style:style style:name="T33" style:family="text">
      <style:text-properties style:font-name="Linux Libertine O" fo:font-style="normal" fo:font-weight="normal" officeooo:rsid="01037ae3" style:font-style-asian="normal" style:font-weight-asian="normal" style:font-style-complex="normal" style:font-weight-complex="normal"/>
    </style:style>
    <style:style style:name="T34" style:family="text">
      <style:text-properties style:font-name="Linux Libertine O" fo:font-style="normal" fo:font-weight="normal" officeooo:rsid="0104d9b8" style:font-style-asian="normal" style:font-weight-asian="normal" style:font-style-complex="normal" style:font-weight-complex="normal"/>
    </style:style>
    <style:style style:name="T35" style:family="text">
      <style:text-properties style:font-name="Linux Libertine O" fo:font-style="normal" fo:font-weight="normal" officeooo:rsid="010749a4" style:font-style-asian="normal" style:font-weight-asian="normal" style:font-style-complex="normal" style:font-weight-complex="normal"/>
    </style:style>
    <style:style style:name="T36" style:family="text">
      <style:text-properties style:font-name="Linux Libertine O" fo:font-style="normal" fo:font-weight="normal" officeooo:rsid="01076437" style:font-style-asian="normal" style:font-weight-asian="normal" style:font-style-complex="normal" style:font-weight-complex="normal"/>
    </style:style>
    <style:style style:name="T37" style:family="text">
      <style:text-properties style:font-name="Linux Libertine O" fo:font-style="normal" fo:font-weight="normal" officeooo:rsid="01077767" style:font-style-asian="normal" style:font-weight-asian="normal" style:font-style-complex="normal" style:font-weight-complex="normal"/>
    </style:style>
    <style:style style:name="T38" style:family="text">
      <style:text-properties style:font-name="Linux Libertine O" fo:font-style="normal" fo:font-weight="normal" officeooo:rsid="010ab68a" style:font-style-asian="normal" style:font-weight-asian="normal" style:font-style-complex="normal" style:font-weight-complex="normal"/>
    </style:style>
    <style:style style:name="T39" style:family="text">
      <style:text-properties style:font-name="Linux Libertine O" fo:font-style="normal" fo:font-weight="normal" officeooo:rsid="010c8cd4" style:font-style-asian="normal" style:font-weight-asian="normal" style:font-style-complex="normal" style:font-weight-complex="normal"/>
    </style:style>
    <style:style style:name="T40" style:family="text">
      <style:text-properties style:font-name="Linux Libertine O" fo:font-style="normal" fo:font-weight="normal" officeooo:rsid="010e5778" style:font-style-asian="normal" style:font-weight-asian="normal" style:font-style-complex="normal" style:font-weight-complex="normal"/>
    </style:style>
    <style:style style:name="T41" style:family="text">
      <style:text-properties style:font-name="Linux Libertine O" fo:font-style="normal" fo:font-weight="normal" officeooo:rsid="010ed522" style:font-style-asian="normal" style:font-weight-asian="normal" style:font-style-complex="normal" style:font-weight-complex="normal"/>
    </style:style>
    <style:style style:name="T42" style:family="text">
      <style:text-properties style:font-name="Linux Libertine O" fo:font-style="normal" fo:font-weight="normal" officeooo:rsid="010f59de" style:font-style-asian="normal" style:font-weight-asian="normal" style:font-style-complex="normal" style:font-weight-complex="normal"/>
    </style:style>
    <style:style style:name="T43" style:family="text">
      <style:text-properties style:font-name="Linux Libertine O" fo:font-style="normal" fo:font-weight="normal" officeooo:rsid="01125089" style:font-style-asian="normal" style:font-weight-asian="normal" style:font-style-complex="normal" style:font-weight-complex="normal"/>
    </style:style>
    <style:style style:name="T44" style:family="text">
      <style:text-properties style:font-name="Linux Libertine O" fo:font-style="normal" fo:font-weight="normal" officeooo:rsid="01127815" style:font-style-asian="normal" style:font-weight-asian="normal" style:font-style-complex="normal" style:font-weight-complex="normal"/>
    </style:style>
    <style:style style:name="T45" style:family="text">
      <style:text-properties style:font-name="Linux Libertine O" fo:font-style="normal" fo:font-weight="normal" officeooo:rsid="01146820" style:font-style-asian="normal" style:font-weight-asian="normal" style:font-style-complex="normal" style:font-weight-complex="normal"/>
    </style:style>
    <style:style style:name="T46" style:family="text">
      <style:text-properties style:font-name="Linux Libertine O" fo:font-style="normal" fo:font-weight="normal" officeooo:rsid="011650fb" style:font-style-asian="normal" style:font-weight-asian="normal" style:font-style-complex="normal" style:font-weight-complex="normal"/>
    </style:style>
    <style:style style:name="T47" style:family="text">
      <style:text-properties style:font-name="Linux Libertine O" fo:font-style="normal" fo:font-weight="normal" officeooo:rsid="0118eba4" style:font-style-asian="normal" style:font-weight-asian="normal" style:font-style-complex="normal" style:font-weight-complex="normal"/>
    </style:style>
    <style:style style:name="T48" style:family="text">
      <style:text-properties style:font-name="Linux Libertine O" fo:font-style="normal" fo:font-weight="normal" officeooo:rsid="01197165" style:font-style-asian="normal" style:font-weight-asian="normal" style:font-style-complex="normal" style:font-weight-complex="normal"/>
    </style:style>
    <style:style style:name="T49" style:family="text">
      <style:text-properties style:font-name="Linux Libertine O" fo:font-style="normal" fo:font-weight="normal" officeooo:rsid="011b1533" style:font-style-asian="normal" style:font-weight-asian="normal" style:font-style-complex="normal" style:font-weight-complex="normal"/>
    </style:style>
    <style:style style:name="T50" style:family="text">
      <style:text-properties style:font-name="Linux Libertine O" fo:font-style="normal" fo:font-weight="normal" officeooo:rsid="011c3c32" style:font-style-asian="normal" style:font-weight-asian="normal" style:font-style-complex="normal" style:font-weight-complex="normal"/>
    </style:style>
    <style:style style:name="T51" style:family="text">
      <style:text-properties style:font-name="Linux Libertine O" fo:font-style="normal" fo:font-weight="normal" officeooo:rsid="011cb1d1" style:font-style-asian="normal" style:font-weight-asian="normal" style:font-style-complex="normal" style:font-weight-complex="normal"/>
    </style:style>
    <style:style style:name="T52" style:family="text">
      <style:text-properties style:font-name="Linux Libertine O" fo:font-style="normal" fo:font-weight="normal" officeooo:rsid="011eea68" style:font-style-asian="normal" style:font-weight-asian="normal" style:font-style-complex="normal" style:font-weight-complex="normal"/>
    </style:style>
    <style:style style:name="T53" style:family="text">
      <style:text-properties style:font-name="Linux Libertine O" fo:font-style="normal" fo:font-weight="normal" officeooo:rsid="01205eb8" style:font-style-asian="normal" style:font-weight-asian="normal" style:font-style-complex="normal" style:font-weight-complex="normal"/>
    </style:style>
    <style:style style:name="T54" style:family="text">
      <style:text-properties style:font-name="Linux Libertine O" fo:font-style="normal" fo:font-weight="normal" officeooo:rsid="0120660b" style:font-style-asian="normal" style:font-weight-asian="normal" style:font-style-complex="normal" style:font-weight-complex="normal"/>
    </style:style>
    <style:style style:name="T55" style:family="text">
      <style:text-properties style:font-name="Linux Libertine O" fo:font-style="normal" fo:font-weight="normal" officeooo:rsid="01211aef" style:font-style-asian="normal" style:font-weight-asian="normal" style:font-style-complex="normal" style:font-weight-complex="normal"/>
    </style:style>
    <style:style style:name="T56" style:family="text">
      <style:text-properties style:font-name="Linux Libertine O" fo:font-style="normal" fo:font-weight="normal" officeooo:rsid="0121de48" style:font-style-asian="normal" style:font-weight-asian="normal" style:font-style-complex="normal" style:font-weight-complex="normal"/>
    </style:style>
    <style:style style:name="T57" style:family="text">
      <style:text-properties style:font-name="Linux Libertine O" fo:font-style="normal" fo:font-weight="normal" officeooo:rsid="01236eb4" style:font-style-asian="normal" style:font-weight-asian="normal" style:font-style-complex="normal" style:font-weight-complex="normal"/>
    </style:style>
    <style:style style:name="T58" style:family="text">
      <style:text-properties style:font-name="Linux Libertine O" fo:font-style="normal" fo:font-weight="normal" officeooo:rsid="01241296" style:font-style-asian="normal" style:font-weight-asian="normal" style:font-style-complex="normal" style:font-weight-complex="normal"/>
    </style:style>
    <style:style style:name="T59" style:family="text">
      <style:text-properties style:font-name="Linux Libertine O" fo:font-style="normal" fo:font-weight="normal" officeooo:rsid="0127f055" style:font-style-asian="normal" style:font-weight-asian="normal" style:font-style-complex="normal" style:font-weight-complex="normal"/>
    </style:style>
    <style:style style:name="T60" style:family="text">
      <style:text-properties style:font-name="Linux Libertine O" fo:font-style="normal" fo:font-weight="normal" officeooo:rsid="01286193" style:font-style-asian="normal" style:font-weight-asian="normal" style:font-style-complex="normal" style:font-weight-complex="normal"/>
    </style:style>
    <style:style style:name="T61" style:family="text">
      <style:text-properties style:font-name="Linux Libertine O" fo:font-style="normal" fo:font-weight="normal" officeooo:rsid="012cba67" style:font-style-asian="normal" style:font-weight-asian="normal" style:font-style-complex="normal" style:font-weight-complex="normal"/>
    </style:style>
    <style:style style:name="T62" style:family="text">
      <style:text-properties style:font-name="Linux Libertine O" fo:font-style="normal" fo:font-weight="normal" officeooo:rsid="021ce935" style:font-style-asian="normal" style:font-weight-asian="normal" style:font-style-complex="normal" style:font-weight-complex="normal"/>
    </style:style>
    <style:style style:name="T63" style:family="text">
      <style:text-properties style:font-name="Linux Libertine O" fo:font-style="normal" fo:font-weight="normal" officeooo:rsid="021dc11f" style:font-style-asian="normal" style:font-weight-asian="normal" style:font-style-complex="normal" style:font-weight-complex="normal"/>
    </style:style>
    <style:style style:name="T64" style:family="text">
      <style:text-properties style:font-name="Linux Libertine O" fo:font-style="normal" fo:font-weight="normal" officeooo:rsid="021b4630" style:font-style-asian="normal" style:font-weight-asian="normal" style:font-style-complex="normal" style:font-weight-complex="normal"/>
    </style:style>
    <style:style style:name="T65" style:family="text">
      <style:text-properties style:font-name="Linux Libertine O" fo:font-style="normal" fo:font-weight="normal" officeooo:rsid="021dfded" style:font-style-asian="normal" style:font-weight-asian="normal" style:font-style-complex="normal" style:font-weight-complex="normal"/>
    </style:style>
    <style:style style:name="T66" style:family="text">
      <style:text-properties style:font-name="Linux Libertine O" fo:font-style="normal" fo:font-weight="normal" officeooo:rsid="01549e36" style:font-style-asian="normal" style:font-weight-asian="normal" style:font-style-complex="normal" style:font-weight-complex="normal"/>
    </style:style>
    <style:style style:name="T67" style:family="text">
      <style:text-properties style:font-name="Linux Libertine O" fo:font-style="normal" fo:font-weight="normal" officeooo:rsid="016e2d0c" style:font-style-asian="normal" style:font-weight-asian="normal" style:font-style-complex="normal" style:font-weight-complex="normal"/>
    </style:style>
    <style:style style:name="T68" style:family="text">
      <style:text-properties style:font-name="Linux Libertine O" fo:font-style="normal" fo:font-weight="normal" officeooo:rsid="016e590c" style:font-style-asian="normal" style:font-weight-asian="normal" style:font-style-complex="normal" style:font-weight-complex="normal"/>
    </style:style>
    <style:style style:name="T69" style:family="text">
      <style:text-properties style:font-name="Linux Libertine O" fo:font-style="normal" fo:font-weight="normal" officeooo:rsid="01737da6" style:font-style-asian="normal" style:font-weight-asian="normal" style:font-style-complex="normal" style:font-weight-complex="normal"/>
    </style:style>
    <style:style style:name="T70" style:family="text">
      <style:text-properties style:font-name="Linux Libertine O" fo:font-style="normal" fo:font-weight="normal" officeooo:rsid="01774539" style:font-style-asian="normal" style:font-weight-asian="normal" style:font-style-complex="normal" style:font-weight-complex="normal"/>
    </style:style>
    <style:style style:name="T71" style:family="text">
      <style:text-properties style:font-name="Linux Libertine O" fo:font-style="normal" fo:font-weight="normal" officeooo:rsid="0177cb70" style:font-style-asian="normal" style:font-weight-asian="normal" style:font-style-complex="normal" style:font-weight-complex="normal"/>
    </style:style>
    <style:style style:name="T72" style:family="text">
      <style:text-properties style:font-name="Linux Libertine O" fo:font-style="normal" fo:font-weight="normal" officeooo:rsid="017bff7a" style:font-style-asian="normal" style:font-weight-asian="normal" style:font-style-complex="normal" style:font-weight-complex="normal"/>
    </style:style>
    <style:style style:name="T73" style:family="text">
      <style:text-properties style:font-name="Linux Libertine O" fo:font-style="normal" fo:font-weight="normal" officeooo:rsid="01805f65" style:font-style-asian="normal" style:font-weight-asian="normal" style:font-style-complex="normal" style:font-weight-complex="normal"/>
    </style:style>
    <style:style style:name="T74" style:family="text">
      <style:text-properties style:font-name="Linux Libertine O" fo:font-style="normal" fo:font-weight="normal" officeooo:rsid="0180f148" style:font-style-asian="normal" style:font-weight-asian="normal" style:font-style-complex="normal" style:font-weight-complex="normal"/>
    </style:style>
    <style:style style:name="T75" style:family="text">
      <style:text-properties style:font-name="Linux Libertine O" fo:font-style="normal" fo:font-weight="normal" officeooo:rsid="0182df7b" style:font-style-asian="normal" style:font-weight-asian="normal" style:font-style-complex="normal" style:font-weight-complex="normal"/>
    </style:style>
    <style:style style:name="T76" style:family="text">
      <style:text-properties style:font-name="Linux Libertine O" fo:font-style="normal" fo:font-weight="normal" officeooo:rsid="018469b0" style:font-style-asian="normal" style:font-weight-asian="normal" style:font-style-complex="normal" style:font-weight-complex="normal"/>
    </style:style>
    <style:style style:name="T77" style:family="text">
      <style:text-properties style:font-name="Linux Libertine O" fo:font-style="normal" fo:font-weight="normal" officeooo:rsid="018732ac" style:font-style-asian="normal" style:font-weight-asian="normal" style:font-style-complex="normal" style:font-weight-complex="normal"/>
    </style:style>
    <style:style style:name="T78" style:family="text">
      <style:text-properties style:font-name="Linux Libertine O" fo:font-style="normal" fo:font-weight="normal" officeooo:rsid="0188a017" style:font-style-asian="normal" style:font-weight-asian="normal" style:font-style-complex="normal" style:font-weight-complex="normal"/>
    </style:style>
    <style:style style:name="T79" style:family="text">
      <style:text-properties style:font-name="Linux Libertine O" fo:font-style="normal" fo:font-weight="normal" officeooo:rsid="018a6dad" style:font-style-asian="normal" style:font-weight-asian="normal" style:font-style-complex="normal" style:font-weight-complex="normal"/>
    </style:style>
    <style:style style:name="T80" style:family="text">
      <style:text-properties style:font-name="Linux Libertine O" fo:font-style="normal" fo:font-weight="normal" officeooo:rsid="018bac9c" style:font-style-asian="normal" style:font-weight-asian="normal" style:font-style-complex="normal" style:font-weight-complex="normal"/>
    </style:style>
    <style:style style:name="T81" style:family="text">
      <style:text-properties style:font-name="Linux Libertine O" fo:font-style="normal" fo:font-weight="normal" officeooo:rsid="018d9737" style:font-style-asian="normal" style:font-weight-asian="normal" style:font-style-complex="normal" style:font-weight-complex="normal"/>
    </style:style>
    <style:style style:name="T82" style:family="text">
      <style:text-properties style:font-name="Linux Libertine O" fo:font-style="normal" fo:font-weight="normal" officeooo:rsid="018e2333" style:font-style-asian="normal" style:font-weight-asian="normal" style:font-style-complex="normal" style:font-weight-complex="normal"/>
    </style:style>
    <style:style style:name="T83" style:family="text">
      <style:text-properties style:font-name="Linux Libertine O" fo:font-style="normal" fo:font-weight="normal" officeooo:rsid="01904545" style:font-style-asian="normal" style:font-weight-asian="normal" style:font-style-complex="normal" style:font-weight-complex="normal"/>
    </style:style>
    <style:style style:name="T84" style:family="text">
      <style:text-properties style:font-name="Linux Libertine O" fo:font-style="normal" fo:font-weight="normal" officeooo:rsid="019068e4" style:font-style-asian="normal" style:font-weight-asian="normal" style:font-style-complex="normal" style:font-weight-complex="normal"/>
    </style:style>
    <style:style style:name="T85" style:family="text">
      <style:text-properties style:font-name="Linux Libertine O" fo:font-style="normal" fo:font-weight="normal" officeooo:rsid="019094eb" style:font-style-asian="normal" style:font-weight-asian="normal" style:font-style-complex="normal" style:font-weight-complex="normal"/>
    </style:style>
    <style:style style:name="T86" style:family="text">
      <style:text-properties style:font-name="Linux Libertine O" fo:font-style="normal" fo:font-weight="normal" officeooo:rsid="01927c99" style:font-style-asian="normal" style:font-weight-asian="normal" style:font-style-complex="normal" style:font-weight-complex="normal"/>
    </style:style>
    <style:style style:name="T87" style:family="text">
      <style:text-properties style:font-name="Linux Libertine O" fo:font-style="normal" fo:font-weight="normal" officeooo:rsid="01941f77" style:font-style-asian="normal" style:font-weight-asian="normal" style:font-style-complex="normal" style:font-weight-complex="normal"/>
    </style:style>
    <style:style style:name="T88" style:family="text">
      <style:text-properties style:font-name="Linux Libertine O" fo:font-style="normal" fo:font-weight="normal" officeooo:rsid="01944606" style:font-style-asian="normal" style:font-weight-asian="normal" style:font-style-complex="normal" style:font-weight-complex="normal"/>
    </style:style>
    <style:style style:name="T89" style:family="text">
      <style:text-properties style:font-name="Linux Libertine O" fo:font-style="normal" fo:font-weight="normal" officeooo:rsid="01956733" style:font-style-asian="normal" style:font-weight-asian="normal" style:font-style-complex="normal" style:font-weight-complex="normal"/>
    </style:style>
    <style:style style:name="T90" style:family="text">
      <style:text-properties style:font-name="Linux Libertine O" fo:font-style="normal" fo:font-weight="normal" officeooo:rsid="0196b16c" style:font-style-asian="normal" style:font-weight-asian="normal" style:font-style-complex="normal" style:font-weight-complex="normal"/>
    </style:style>
    <style:style style:name="T91" style:family="text">
      <style:text-properties style:font-name="Linux Libertine O" fo:font-style="normal" fo:font-weight="normal" officeooo:rsid="019d0631" style:font-style-asian="normal" style:font-weight-asian="normal" style:font-style-complex="normal" style:font-weight-complex="normal"/>
    </style:style>
    <style:style style:name="T92" style:family="text">
      <style:text-properties style:font-name="Linux Libertine O" fo:font-style="normal" fo:font-weight="normal" officeooo:rsid="019d3697" style:font-style-asian="normal" style:font-weight-asian="normal" style:font-style-complex="normal" style:font-weight-complex="normal"/>
    </style:style>
    <style:style style:name="T93" style:family="text">
      <style:text-properties style:font-name="Linux Libertine O" fo:font-style="normal" fo:font-weight="normal" officeooo:rsid="01a228c6" style:font-style-asian="normal" style:font-weight-asian="normal" style:font-style-complex="normal" style:font-weight-complex="normal"/>
    </style:style>
    <style:style style:name="T94" style:family="text">
      <style:text-properties style:font-name="Linux Libertine O" fo:font-style="normal" fo:font-weight="normal" officeooo:rsid="01a5398f" style:font-style-asian="normal" style:font-weight-asian="normal" style:font-style-complex="normal" style:font-weight-complex="normal"/>
    </style:style>
    <style:style style:name="T95" style:family="text">
      <style:text-properties style:font-name="Linux Libertine O" fo:font-style="normal" fo:font-weight="normal" officeooo:rsid="01a63361" style:font-style-asian="normal" style:font-weight-asian="normal" style:font-style-complex="normal" style:font-weight-complex="normal"/>
    </style:style>
    <style:style style:name="T96" style:family="text">
      <style:text-properties style:font-name="Linux Libertine O" fo:font-style="normal" fo:font-weight="normal" officeooo:rsid="01a7b811" style:font-style-asian="normal" style:font-weight-asian="normal" style:font-style-complex="normal" style:font-weight-complex="normal"/>
    </style:style>
    <style:style style:name="T97" style:family="text">
      <style:text-properties style:font-name="Linux Libertine O" fo:font-style="normal" fo:font-weight="normal" officeooo:rsid="01a85cfb" style:font-style-asian="normal" style:font-weight-asian="normal" style:font-style-complex="normal" style:font-weight-complex="normal"/>
    </style:style>
    <style:style style:name="T98" style:family="text">
      <style:text-properties style:font-name="Linux Libertine O" fo:font-style="normal" fo:font-weight="normal" officeooo:rsid="01a9ba27" style:font-style-asian="normal" style:font-weight-asian="normal" style:font-style-complex="normal" style:font-weight-complex="normal"/>
    </style:style>
    <style:style style:name="T99" style:family="text">
      <style:text-properties style:font-name="Linux Libertine O" fo:font-style="normal" fo:font-weight="normal" officeooo:rsid="01aa6b55" style:font-style-asian="normal" style:font-weight-asian="normal" style:font-style-complex="normal" style:font-weight-complex="normal"/>
    </style:style>
    <style:style style:name="T100" style:family="text">
      <style:text-properties style:font-name="Linux Libertine O" fo:font-style="normal" fo:font-weight="normal" officeooo:rsid="01aaf106" style:font-style-asian="normal" style:font-weight-asian="normal" style:font-style-complex="normal" style:font-weight-complex="normal"/>
    </style:style>
    <style:style style:name="T101" style:family="text">
      <style:text-properties style:font-name="Linux Libertine O" fo:font-style="normal" fo:font-weight="normal" officeooo:rsid="01acd258" style:font-style-asian="normal" style:font-weight-asian="normal" style:font-style-complex="normal" style:font-weight-complex="normal"/>
    </style:style>
    <style:style style:name="T102" style:family="text">
      <style:text-properties style:font-name="Linux Libertine O" fo:font-style="normal" fo:font-weight="normal" officeooo:rsid="01ad8319" style:font-style-asian="normal" style:font-weight-asian="normal" style:font-style-complex="normal" style:font-weight-complex="normal"/>
    </style:style>
    <style:style style:name="T103" style:family="text">
      <style:text-properties style:font-name="Linux Libertine O" fo:font-style="normal" fo:font-weight="normal" officeooo:rsid="01ad8c45" style:font-style-asian="normal" style:font-weight-asian="normal" style:font-style-complex="normal" style:font-weight-complex="normal"/>
    </style:style>
    <style:style style:name="T104" style:family="text">
      <style:text-properties style:font-name="Linux Libertine O" fo:font-style="normal" fo:font-weight="normal" officeooo:rsid="01ad9b94" style:font-style-asian="normal" style:font-weight-asian="normal" style:font-style-complex="normal" style:font-weight-complex="normal"/>
    </style:style>
    <style:style style:name="T105" style:family="text">
      <style:text-properties style:font-name="Linux Libertine O" fo:font-style="normal" fo:font-weight="normal" officeooo:rsid="01ae9181" style:font-style-asian="normal" style:font-weight-asian="normal" style:font-style-complex="normal" style:font-weight-complex="normal"/>
    </style:style>
    <style:style style:name="T106" style:family="text">
      <style:text-properties style:font-name="Linux Libertine O" fo:font-style="normal" fo:font-weight="normal" officeooo:rsid="01af63b9" style:font-style-asian="normal" style:font-weight-asian="normal" style:font-style-complex="normal" style:font-weight-complex="normal"/>
    </style:style>
    <style:style style:name="T107" style:family="text">
      <style:text-properties style:font-name="Linux Libertine O" fo:font-style="normal" fo:font-weight="normal" officeooo:rsid="01afe356" style:font-style-asian="normal" style:font-weight-asian="normal" style:font-style-complex="normal" style:font-weight-complex="normal"/>
    </style:style>
    <style:style style:name="T108" style:family="text">
      <style:text-properties style:font-name="Linux Libertine O" fo:font-style="normal" fo:font-weight="normal" officeooo:rsid="01bdda61" style:font-style-asian="normal" style:font-weight-asian="normal" style:font-style-complex="normal" style:font-weight-complex="normal"/>
    </style:style>
    <style:style style:name="T109" style:family="text">
      <style:text-properties style:font-name="Linux Libertine O" fo:font-style="normal" fo:font-weight="normal" officeooo:rsid="01bfcd18" style:font-style-asian="normal" style:font-weight-asian="normal" style:font-style-complex="normal" style:font-weight-complex="normal"/>
    </style:style>
    <style:style style:name="T110" style:family="text">
      <style:text-properties style:font-name="Linux Libertine O" fo:font-style="normal" fo:font-weight="normal" officeooo:rsid="01c2d841" style:font-style-asian="normal" style:font-weight-asian="normal" style:font-style-complex="normal" style:font-weight-complex="normal"/>
    </style:style>
    <style:style style:name="T111" style:family="text">
      <style:text-properties style:font-name="Linux Libertine O" fo:font-style="normal" fo:font-weight="normal" officeooo:rsid="01c30138" style:font-style-asian="normal" style:font-weight-asian="normal" style:font-style-complex="normal" style:font-weight-complex="normal"/>
    </style:style>
    <style:style style:name="T112" style:family="text">
      <style:text-properties style:font-name="Linux Libertine O" fo:font-style="normal" fo:font-weight="normal" officeooo:rsid="01c4361d" style:font-style-asian="normal" style:font-weight-asian="normal" style:font-style-complex="normal" style:font-weight-complex="normal"/>
    </style:style>
    <style:style style:name="T113" style:family="text">
      <style:text-properties style:font-name="Linux Libertine O" fo:font-style="normal" fo:font-weight="normal" officeooo:rsid="01c58124" style:font-style-asian="normal" style:font-weight-asian="normal" style:font-style-complex="normal" style:font-weight-complex="normal"/>
    </style:style>
    <style:style style:name="T114" style:family="text">
      <style:text-properties style:font-name="Linux Libertine O" fo:font-style="normal" fo:font-weight="normal" officeooo:rsid="01c7194a" style:font-style-asian="normal" style:font-weight-asian="normal" style:font-style-complex="normal" style:font-weight-complex="normal"/>
    </style:style>
    <style:style style:name="T115" style:family="text">
      <style:text-properties style:font-name="Linux Libertine O" fo:font-style="normal" fo:font-weight="normal" officeooo:rsid="01cdaf80" style:font-style-asian="normal" style:font-weight-asian="normal" style:font-style-complex="normal" style:font-weight-complex="normal"/>
    </style:style>
    <style:style style:name="T116" style:family="text">
      <style:text-properties style:font-name="Linux Libertine O" fo:font-style="normal" fo:font-weight="normal" officeooo:rsid="01cde083" style:font-style-asian="normal" style:font-weight-asian="normal" style:font-style-complex="normal" style:font-weight-complex="normal"/>
    </style:style>
    <style:style style:name="T117" style:family="text">
      <style:text-properties style:font-name="Linux Libertine O" fo:font-style="normal" fo:font-weight="normal" officeooo:rsid="01ce15b0" style:font-style-asian="normal" style:font-weight-asian="normal" style:font-style-complex="normal" style:font-weight-complex="normal"/>
    </style:style>
    <style:style style:name="T118" style:family="text">
      <style:text-properties style:font-name="Linux Libertine O" fo:font-style="normal" fo:font-weight="normal" officeooo:rsid="01d1ae52" style:font-style-asian="normal" style:font-weight-asian="normal" style:font-style-complex="normal" style:font-weight-complex="normal"/>
    </style:style>
    <style:style style:name="T119" style:family="text">
      <style:text-properties style:font-name="Linux Libertine O" fo:font-style="normal" fo:font-weight="normal" officeooo:rsid="01d29126" style:font-style-asian="normal" style:font-weight-asian="normal" style:font-style-complex="normal" style:font-weight-complex="normal"/>
    </style:style>
    <style:style style:name="T120" style:family="text">
      <style:text-properties style:font-name="Linux Libertine O" fo:font-style="normal" fo:font-weight="normal" officeooo:rsid="01d3c7a6" style:font-style-asian="normal" style:font-weight-asian="normal" style:font-style-complex="normal" style:font-weight-complex="normal"/>
    </style:style>
    <style:style style:name="T121" style:family="text">
      <style:text-properties style:font-name="Linux Libertine O" fo:font-style="normal" fo:font-weight="normal" officeooo:rsid="01d593d3" style:font-style-asian="normal" style:font-weight-asian="normal" style:font-style-complex="normal" style:font-weight-complex="normal"/>
    </style:style>
    <style:style style:name="T122" style:family="text">
      <style:text-properties style:font-name="Linux Libertine O" fo:font-style="normal" fo:font-weight="normal" officeooo:rsid="01d5a4dd" style:font-style-asian="normal" style:font-weight-asian="normal" style:font-style-complex="normal" style:font-weight-complex="normal"/>
    </style:style>
    <style:style style:name="T123" style:family="text">
      <style:text-properties style:font-name="Linux Libertine O" fo:font-style="normal" fo:font-weight="normal" officeooo:rsid="01d65323" style:font-style-asian="normal" style:font-weight-asian="normal" style:font-style-complex="normal" style:font-weight-complex="normal"/>
    </style:style>
    <style:style style:name="T124" style:family="text">
      <style:text-properties style:font-name="Linux Libertine O" fo:font-style="normal" fo:font-weight="normal" officeooo:rsid="01d74c1c" style:font-style-asian="normal" style:font-weight-asian="normal" style:font-style-complex="normal" style:font-weight-complex="normal"/>
    </style:style>
    <style:style style:name="T125" style:family="text">
      <style:text-properties style:font-name="Linux Libertine O" fo:font-style="normal" fo:font-weight="normal" officeooo:rsid="01d77709" style:font-style-asian="normal" style:font-weight-asian="normal" style:font-style-complex="normal" style:font-weight-complex="normal"/>
    </style:style>
    <style:style style:name="T126" style:family="text">
      <style:text-properties style:font-name="Linux Libertine O" fo:font-style="normal" fo:font-weight="normal" officeooo:rsid="01d8c00f" style:font-style-asian="normal" style:font-weight-asian="normal" style:font-style-complex="normal" style:font-weight-complex="normal"/>
    </style:style>
    <style:style style:name="T127" style:family="text">
      <style:text-properties style:font-name="Linux Libertine O" fo:font-style="normal" fo:font-weight="normal" officeooo:rsid="01d8fa13" style:font-style-asian="normal" style:font-weight-asian="normal" style:font-style-complex="normal" style:font-weight-complex="normal"/>
    </style:style>
    <style:style style:name="T128" style:family="text">
      <style:text-properties style:font-name="Linux Libertine O" fo:font-style="normal" fo:font-weight="normal" officeooo:rsid="01da600e" style:font-style-asian="normal" style:font-weight-asian="normal" style:font-style-complex="normal" style:font-weight-complex="normal"/>
    </style:style>
    <style:style style:name="T129" style:family="text">
      <style:text-properties style:font-name="Linux Libertine O" fo:font-style="normal" fo:font-weight="normal" officeooo:rsid="01db3826" style:font-style-asian="normal" style:font-weight-asian="normal" style:font-style-complex="normal" style:font-weight-complex="normal"/>
    </style:style>
    <style:style style:name="T130" style:family="text">
      <style:text-properties style:font-name="Linux Libertine O" fo:font-style="normal" fo:font-weight="normal" officeooo:rsid="01db5b2f" style:font-style-asian="normal" style:font-weight-asian="normal" style:font-style-complex="normal" style:font-weight-complex="normal"/>
    </style:style>
    <style:style style:name="T131" style:family="text">
      <style:text-properties style:font-name="Linux Libertine O" fo:font-style="normal" fo:font-weight="normal" officeooo:rsid="01dd44b6" style:font-style-asian="normal" style:font-weight-asian="normal" style:font-style-complex="normal" style:font-weight-complex="normal"/>
    </style:style>
    <style:style style:name="T132" style:family="text">
      <style:text-properties style:font-name="Linux Libertine O" fo:font-style="normal" fo:font-weight="normal" officeooo:rsid="01de3d71" style:font-style-asian="normal" style:font-weight-asian="normal" style:font-style-complex="normal" style:font-weight-complex="normal"/>
    </style:style>
    <style:style style:name="T133" style:family="text">
      <style:text-properties style:font-name="Linux Libertine O" fo:font-style="normal" fo:font-weight="normal" officeooo:rsid="01dfdaa9" style:font-style-asian="normal" style:font-weight-asian="normal" style:font-style-complex="normal" style:font-weight-complex="normal"/>
    </style:style>
    <style:style style:name="T134" style:family="text">
      <style:text-properties style:font-name="Linux Libertine O" fo:font-style="normal" fo:font-weight="normal" officeooo:rsid="01e1a186" style:font-style-asian="normal" style:font-weight-asian="normal" style:font-style-complex="normal" style:font-weight-complex="normal"/>
    </style:style>
    <style:style style:name="T135" style:family="text">
      <style:text-properties style:font-name="Linux Libertine O" fo:font-style="normal" fo:font-weight="normal" officeooo:rsid="01e1a402" style:font-style-asian="normal" style:font-weight-asian="normal" style:font-style-complex="normal" style:font-weight-complex="normal"/>
    </style:style>
    <style:style style:name="T136" style:family="text">
      <style:text-properties style:font-name="Linux Libertine O" fo:font-style="normal" fo:font-weight="normal" officeooo:rsid="01e26fb1" style:font-style-asian="normal" style:font-weight-asian="normal" style:font-style-complex="normal" style:font-weight-complex="normal"/>
    </style:style>
    <style:style style:name="T137" style:family="text">
      <style:text-properties style:font-name="Linux Libertine O" fo:font-style="normal" fo:font-weight="normal" officeooo:rsid="01e598de" style:font-style-asian="normal" style:font-weight-asian="normal" style:font-style-complex="normal" style:font-weight-complex="normal"/>
    </style:style>
    <style:style style:name="T138" style:family="text">
      <style:text-properties style:font-name="Linux Libertine O" fo:font-style="normal" fo:font-weight="normal" officeooo:rsid="01e78079" style:font-style-asian="normal" style:font-weight-asian="normal" style:font-style-complex="normal" style:font-weight-complex="normal"/>
    </style:style>
    <style:style style:name="T139" style:family="text">
      <style:text-properties style:font-name="Linux Libertine O" fo:font-style="normal" fo:font-weight="normal" officeooo:rsid="01e8a3a6" style:font-style-asian="normal" style:font-weight-asian="normal" style:font-style-complex="normal" style:font-weight-complex="normal"/>
    </style:style>
    <style:style style:name="T140" style:family="text">
      <style:text-properties style:font-name="Linux Libertine O" fo:font-style="normal" fo:font-weight="normal" officeooo:rsid="01ea1a44" style:font-style-asian="normal" style:font-weight-asian="normal" style:font-style-complex="normal" style:font-weight-complex="normal"/>
    </style:style>
    <style:style style:name="T141" style:family="text">
      <style:text-properties style:font-name="Linux Libertine O" fo:font-style="normal" fo:font-weight="normal" officeooo:rsid="01ec044e" style:font-style-asian="normal" style:font-weight-asian="normal" style:font-style-complex="normal" style:font-weight-complex="normal"/>
    </style:style>
    <style:style style:name="T142" style:family="text">
      <style:text-properties style:font-name="Linux Libertine O" fo:font-style="normal" fo:font-weight="normal" officeooo:rsid="01eca692" style:font-style-asian="normal" style:font-weight-asian="normal" style:font-style-complex="normal" style:font-weight-complex="normal"/>
    </style:style>
    <style:style style:name="T143" style:family="text">
      <style:text-properties style:font-name="Linux Libertine O" fo:font-style="normal" fo:font-weight="normal" officeooo:rsid="01ee62f9" style:font-style-asian="normal" style:font-weight-asian="normal" style:font-style-complex="normal" style:font-weight-complex="normal"/>
    </style:style>
    <style:style style:name="T144" style:family="text">
      <style:text-properties style:font-name="Linux Libertine O" fo:font-style="normal" fo:font-weight="normal" officeooo:rsid="01eecc96" style:font-style-asian="normal" style:font-weight-asian="normal" style:font-style-complex="normal" style:font-weight-complex="normal"/>
    </style:style>
    <style:style style:name="T145" style:family="text">
      <style:text-properties style:font-name="Linux Libertine O" fo:font-style="normal" fo:font-weight="normal" officeooo:rsid="01efe76d" style:font-style-asian="normal" style:font-weight-asian="normal" style:font-style-complex="normal" style:font-weight-complex="normal"/>
    </style:style>
    <style:style style:name="T146" style:family="text">
      <style:text-properties style:font-name="Linux Libertine O" fo:font-style="normal" fo:font-weight="normal" officeooo:rsid="01f15802" style:font-style-asian="normal" style:font-weight-asian="normal" style:font-style-complex="normal" style:font-weight-complex="normal"/>
    </style:style>
    <style:style style:name="T147" style:family="text">
      <style:text-properties style:font-name="Linux Libertine O" fo:font-style="normal" fo:font-weight="normal" officeooo:rsid="01f275ee" style:font-style-asian="normal" style:font-weight-asian="normal" style:font-style-complex="normal" style:font-weight-complex="normal"/>
    </style:style>
    <style:style style:name="T148" style:family="text">
      <style:text-properties style:font-name="Linux Libertine O" fo:font-style="normal" fo:font-weight="normal" officeooo:rsid="01f417d2" style:font-style-asian="normal" style:font-weight-asian="normal" style:font-style-complex="normal" style:font-weight-complex="normal"/>
    </style:style>
    <style:style style:name="T149" style:family="text">
      <style:text-properties style:font-name="Linux Libertine O" fo:font-style="normal" fo:font-weight="normal" officeooo:rsid="01f44b33" style:font-style-asian="normal" style:font-weight-asian="normal" style:font-style-complex="normal" style:font-weight-complex="normal"/>
    </style:style>
    <style:style style:name="T150" style:family="text">
      <style:text-properties style:font-name="Linux Libertine O" fo:font-style="normal" fo:font-weight="normal" officeooo:rsid="01f53a66" style:font-style-asian="normal" style:font-weight-asian="normal" style:font-style-complex="normal" style:font-weight-complex="normal"/>
    </style:style>
    <style:style style:name="T151" style:family="text">
      <style:text-properties style:font-name="Linux Libertine O" fo:font-style="normal" fo:font-weight="normal" officeooo:rsid="01f6e83e" style:font-style-asian="normal" style:font-weight-asian="normal" style:font-style-complex="normal" style:font-weight-complex="normal"/>
    </style:style>
    <style:style style:name="T152" style:family="text">
      <style:text-properties style:font-name="Linux Libertine O" fo:font-style="normal" fo:font-weight="normal" officeooo:rsid="01f83e8f" style:font-style-asian="normal" style:font-weight-asian="normal" style:font-style-complex="normal" style:font-weight-complex="normal"/>
    </style:style>
    <style:style style:name="T153" style:family="text">
      <style:text-properties style:font-name="Linux Libertine O" fo:font-style="normal" fo:font-weight="normal" officeooo:rsid="01f939a8" style:font-style-asian="normal" style:font-weight-asian="normal" style:font-style-complex="normal" style:font-weight-complex="normal"/>
    </style:style>
    <style:style style:name="T154" style:family="text">
      <style:text-properties style:font-name="Linux Libertine O" fo:font-style="normal" fo:font-weight="normal" officeooo:rsid="01fab4f3" style:font-style-asian="normal" style:font-weight-asian="normal" style:font-style-complex="normal" style:font-weight-complex="normal"/>
    </style:style>
    <style:style style:name="T155" style:family="text">
      <style:text-properties style:font-name="Linux Libertine O" fo:font-style="normal" fo:font-weight="normal" officeooo:rsid="01fd2810" style:font-style-asian="normal" style:font-weight-asian="normal" style:font-style-complex="normal" style:font-weight-complex="normal"/>
    </style:style>
    <style:style style:name="T156" style:family="text">
      <style:text-properties style:font-name="Linux Libertine O" fo:font-style="normal" fo:font-weight="normal" officeooo:rsid="01fd4f2d" style:font-style-asian="normal" style:font-weight-asian="normal" style:font-style-complex="normal" style:font-weight-complex="normal"/>
    </style:style>
    <style:style style:name="T157" style:family="text">
      <style:text-properties style:font-name="Linux Libertine O" fo:font-style="normal" fo:font-weight="normal" officeooo:rsid="01fdddf7" style:font-style-asian="normal" style:font-weight-asian="normal" style:font-style-complex="normal" style:font-weight-complex="normal"/>
    </style:style>
    <style:style style:name="T158" style:family="text">
      <style:text-properties style:font-name="Linux Libertine O" fo:font-style="normal" fo:font-weight="normal" officeooo:rsid="020129c0" style:font-style-asian="normal" style:font-weight-asian="normal" style:font-style-complex="normal" style:font-weight-complex="normal"/>
    </style:style>
    <style:style style:name="T159" style:family="text">
      <style:text-properties style:font-name="Linux Libertine O" fo:font-style="normal" fo:font-weight="normal" officeooo:rsid="02089763" style:font-style-asian="normal" style:font-weight-asian="normal" style:font-style-complex="normal" style:font-weight-complex="normal"/>
    </style:style>
    <style:style style:name="T160" style:family="text">
      <style:text-properties style:font-name="Linux Libertine O" fo:font-style="normal" fo:font-weight="normal" officeooo:rsid="02089f10" style:font-style-asian="normal" style:font-weight-asian="normal" style:font-style-complex="normal" style:font-weight-complex="normal"/>
    </style:style>
    <style:style style:name="T161" style:family="text">
      <style:text-properties style:font-name="Linux Libertine O" fo:font-style="normal" fo:font-weight="normal" officeooo:rsid="020992c5" style:font-style-asian="normal" style:font-weight-asian="normal" style:font-style-complex="normal" style:font-weight-complex="normal"/>
    </style:style>
    <style:style style:name="T162" style:family="text">
      <style:text-properties style:font-name="Linux Libertine O" fo:font-style="normal" fo:font-weight="normal" officeooo:rsid="020a5def" style:font-style-asian="normal" style:font-weight-asian="normal" style:font-style-complex="normal" style:font-weight-complex="normal"/>
    </style:style>
    <style:style style:name="T163" style:family="text">
      <style:text-properties style:font-name="Linux Libertine O" fo:font-style="normal" fo:font-weight="normal" officeooo:rsid="020a6976" style:font-style-asian="normal" style:font-weight-asian="normal" style:font-style-complex="normal" style:font-weight-complex="normal"/>
    </style:style>
    <style:style style:name="T164" style:family="text">
      <style:text-properties style:font-name="Linux Libertine O" fo:font-style="normal" fo:font-weight="normal" officeooo:rsid="020bdd3a" style:font-style-asian="normal" style:font-weight-asian="normal" style:font-style-complex="normal" style:font-weight-complex="normal"/>
    </style:style>
    <style:style style:name="T165" style:family="text">
      <style:text-properties style:font-name="Linux Libertine O" fo:font-style="normal" fo:font-weight="normal" officeooo:rsid="020d31e4" style:font-style-asian="normal" style:font-weight-asian="normal" style:font-style-complex="normal" style:font-weight-complex="normal"/>
    </style:style>
    <style:style style:name="T166" style:family="text">
      <style:text-properties style:font-name="Linux Libertine O" fo:font-style="normal" fo:font-weight="normal" officeooo:rsid="020eedad" style:font-style-asian="normal" style:font-weight-asian="normal" style:font-style-complex="normal" style:font-weight-complex="normal"/>
    </style:style>
    <style:style style:name="T167" style:family="text">
      <style:text-properties style:font-name="Linux Libertine O" fo:font-style="normal" fo:font-weight="normal" officeooo:rsid="0210e0ce" style:font-style-asian="normal" style:font-weight-asian="normal" style:font-style-complex="normal" style:font-weight-complex="normal"/>
    </style:style>
    <style:style style:name="T168" style:family="text">
      <style:text-properties style:font-name="Linux Libertine O" fo:font-style="normal" fo:font-weight="normal" officeooo:rsid="02121341" style:font-style-asian="normal" style:font-weight-asian="normal" style:font-style-complex="normal" style:font-weight-complex="normal"/>
    </style:style>
    <style:style style:name="T169" style:family="text">
      <style:text-properties style:font-name="Linux Libertine O" fo:font-style="normal" fo:font-weight="normal" officeooo:rsid="0214656b" style:font-style-asian="normal" style:font-weight-asian="normal" style:font-style-complex="normal" style:font-weight-complex="normal"/>
    </style:style>
    <style:style style:name="T170" style:family="text">
      <style:text-properties style:font-name="Linux Libertine O" fo:font-style="normal" fo:font-weight="normal" officeooo:rsid="02170660" style:font-style-asian="normal" style:font-weight-asian="normal" style:font-style-complex="normal" style:font-weight-complex="normal"/>
    </style:style>
    <style:style style:name="T171" style:family="text">
      <style:text-properties style:font-name="Linux Libertine O" fo:font-style="normal" fo:font-weight="normal" officeooo:rsid="0217f00c" style:font-style-asian="normal" style:font-weight-asian="normal" style:font-style-complex="normal" style:font-weight-complex="normal"/>
    </style:style>
    <style:style style:name="T172" style:family="text">
      <style:text-properties style:font-name="Linux Libertine O" fo:font-style="normal" fo:font-weight="normal" officeooo:rsid="0218c42e" style:font-style-asian="normal" style:font-weight-asian="normal" style:font-style-complex="normal" style:font-weight-complex="normal"/>
    </style:style>
    <style:style style:name="T173" style:family="text">
      <style:text-properties style:font-name="Linux Libertine O" fo:font-style="normal" fo:font-weight="normal" officeooo:rsid="0219c766" style:font-style-asian="normal" style:font-weight-asian="normal" style:font-style-complex="normal" style:font-weight-complex="normal"/>
    </style:style>
    <style:style style:name="T174" style:family="text">
      <style:text-properties style:font-name="Linux Libertine O" fo:font-style="normal" style:font-style-asian="normal" style:font-style-complex="normal"/>
    </style:style>
    <style:style style:name="T175" style:family="text">
      <style:text-properties style:font-name="Linux Libertine O" fo:font-style="normal" officeooo:rsid="002582fe" style:font-style-asian="normal" style:font-style-complex="normal"/>
    </style:style>
    <style:style style:name="T176" style:family="text">
      <style:text-properties style:font-name="Linux Libertine O" fo:font-style="normal" officeooo:rsid="00273935" style:font-style-asian="normal" style:font-style-complex="normal"/>
    </style:style>
    <style:style style:name="T177" style:family="text">
      <style:text-properties style:font-name="Linux Libertine O" fo:font-style="normal" officeooo:rsid="0027fc0e" style:font-style-asian="normal" style:font-style-complex="normal"/>
    </style:style>
    <style:style style:name="T178" style:family="text">
      <style:text-properties style:font-name="Linux Libertine O" fo:font-style="normal" officeooo:rsid="008a20dc" style:font-style-asian="normal" style:font-style-complex="normal"/>
    </style:style>
    <style:style style:name="T179" style:family="text">
      <style:text-properties style:font-name="Linux Libertine O" fo:font-style="normal" officeooo:rsid="008b7dd8" style:font-style-asian="normal" style:font-style-complex="normal"/>
    </style:style>
    <style:style style:name="T180" style:family="text">
      <style:text-properties style:font-name="Linux Libertine O" fo:font-style="normal" officeooo:rsid="008c82fa" style:font-style-asian="normal" style:font-style-complex="normal"/>
    </style:style>
    <style:style style:name="T181" style:family="text">
      <style:text-properties style:font-name="Linux Libertine O" fo:font-style="normal" officeooo:rsid="008d8ee6" style:font-style-asian="normal" style:font-style-complex="normal"/>
    </style:style>
    <style:style style:name="T182" style:family="text">
      <style:text-properties style:font-name="Linux Libertine O" fo:font-style="normal" officeooo:rsid="008dfe5f" style:font-style-asian="normal" style:font-style-complex="normal"/>
    </style:style>
    <style:style style:name="T183" style:family="text">
      <style:text-properties style:font-name="Linux Libertine O" fo:font-style="normal" officeooo:rsid="008f808c" style:font-style-asian="normal" style:font-style-complex="normal"/>
    </style:style>
    <style:style style:name="T184" style:family="text">
      <style:text-properties style:font-name="Linux Libertine O" fo:font-style="normal" officeooo:rsid="00911052" style:font-style-asian="normal" style:font-style-complex="normal"/>
    </style:style>
    <style:style style:name="T185" style:family="text">
      <style:text-properties style:font-name="Linux Libertine O" fo:font-style="normal" officeooo:rsid="00932f14" style:font-style-asian="normal" style:font-style-complex="normal"/>
    </style:style>
    <style:style style:name="T186" style:family="text">
      <style:text-properties style:font-name="Linux Libertine O" fo:font-style="normal" officeooo:rsid="0094f46c" style:font-style-asian="normal" style:font-style-complex="normal"/>
    </style:style>
    <style:style style:name="T187" style:family="text">
      <style:text-properties style:font-name="Linux Libertine O" fo:font-style="normal" officeooo:rsid="0096bac0" style:font-style-asian="normal" style:font-style-complex="normal"/>
    </style:style>
    <style:style style:name="T188" style:family="text">
      <style:text-properties style:font-name="Linux Libertine O" fo:font-style="normal" officeooo:rsid="009799fa" style:font-style-asian="normal" style:font-style-complex="normal"/>
    </style:style>
    <style:style style:name="T189" style:family="text">
      <style:text-properties style:font-name="Linux Libertine O" fo:font-style="normal" officeooo:rsid="00982a57" style:font-style-asian="normal" style:font-style-complex="normal"/>
    </style:style>
    <style:style style:name="T190" style:family="text">
      <style:text-properties style:font-name="Linux Libertine O" fo:font-style="normal" officeooo:rsid="00998c25" style:font-style-asian="normal" style:font-style-complex="normal"/>
    </style:style>
    <style:style style:name="T191" style:family="text">
      <style:text-properties style:font-name="Linux Libertine O" fo:font-style="normal" officeooo:rsid="009b33af" style:font-style-asian="normal" style:font-style-complex="normal"/>
    </style:style>
    <style:style style:name="T192" style:family="text">
      <style:text-properties style:font-name="Linux Libertine O" fo:font-style="normal" officeooo:rsid="009bf6ee" style:font-style-asian="normal" style:font-style-complex="normal"/>
    </style:style>
    <style:style style:name="T193" style:family="text">
      <style:text-properties style:font-name="Linux Libertine O" fo:font-style="normal" officeooo:rsid="00a2c1af" style:font-style-asian="normal" style:font-style-complex="normal"/>
    </style:style>
    <style:style style:name="T194" style:family="text">
      <style:text-properties style:font-name="Linux Libertine O" fo:font-style="normal" officeooo:rsid="00a3d8b5" style:font-style-asian="normal" style:font-style-complex="normal"/>
    </style:style>
    <style:style style:name="T195" style:family="text">
      <style:text-properties style:font-name="Linux Libertine O" fo:font-style="normal" officeooo:rsid="0095195a" style:font-style-asian="normal" style:font-style-complex="normal"/>
    </style:style>
    <style:style style:name="T196" style:family="text">
      <style:text-properties style:font-name="Linux Libertine O" fo:font-style="normal" officeooo:rsid="00a5e5c7" style:font-style-asian="normal" style:font-style-complex="normal"/>
    </style:style>
    <style:style style:name="T197" style:family="text">
      <style:text-properties style:font-name="Linux Libertine O" fo:font-style="normal" officeooo:rsid="00a68f7c" style:font-style-asian="normal" style:font-style-complex="normal"/>
    </style:style>
    <style:style style:name="T198" style:family="text">
      <style:text-properties style:font-name="Linux Libertine O" fo:font-style="normal" officeooo:rsid="00a74b13" style:font-style-asian="normal" style:font-style-complex="normal"/>
    </style:style>
    <style:style style:name="T199" style:family="text">
      <style:text-properties style:font-name="Linux Libertine O" fo:font-style="normal" officeooo:rsid="00a763f0" style:font-style-asian="normal" style:font-style-complex="normal"/>
    </style:style>
    <style:style style:name="T200" style:family="text">
      <style:text-properties style:font-name="Linux Libertine O" fo:font-style="normal" officeooo:rsid="00a966f6" style:font-style-asian="normal" style:font-style-complex="normal"/>
    </style:style>
    <style:style style:name="T201" style:family="text">
      <style:text-properties style:font-name="Linux Libertine O" fo:font-style="normal" officeooo:rsid="00ab60e8" style:font-style-asian="normal" style:font-style-complex="normal"/>
    </style:style>
    <style:style style:name="T202" style:family="text">
      <style:text-properties style:font-name="Linux Libertine O" fo:font-style="normal" officeooo:rsid="00ab7be9" style:font-style-asian="normal" style:font-style-complex="normal"/>
    </style:style>
    <style:style style:name="T203" style:family="text">
      <style:text-properties style:font-name="Linux Libertine O" fo:font-style="normal" officeooo:rsid="00ac048e" style:font-style-asian="normal" style:font-style-complex="normal"/>
    </style:style>
    <style:style style:name="T204" style:family="text">
      <style:text-properties style:font-name="Linux Libertine O" fo:font-style="normal" officeooo:rsid="00ac6f7d" style:font-style-asian="normal" style:font-style-complex="normal"/>
    </style:style>
    <style:style style:name="T205" style:family="text">
      <style:text-properties style:font-name="Linux Libertine O" fo:font-style="normal" officeooo:rsid="00acb130" style:font-style-asian="normal" style:font-style-complex="normal"/>
    </style:style>
    <style:style style:name="T206" style:family="text">
      <style:text-properties style:font-name="Linux Libertine O" fo:font-style="normal" officeooo:rsid="00ae4735" style:font-style-asian="normal" style:font-style-complex="normal"/>
    </style:style>
    <style:style style:name="T207" style:family="text">
      <style:text-properties style:font-name="Linux Libertine O" fo:font-style="normal" officeooo:rsid="00ae5116" style:font-style-asian="normal" style:font-style-complex="normal"/>
    </style:style>
    <style:style style:name="T208" style:family="text">
      <style:text-properties style:font-name="Linux Libertine O" fo:font-style="normal" officeooo:rsid="00b050b0" style:font-style-asian="normal" style:font-style-complex="normal"/>
    </style:style>
    <style:style style:name="T209" style:family="text">
      <style:text-properties style:font-name="Linux Libertine O" fo:font-style="normal" officeooo:rsid="00b11e11" style:font-style-asian="normal" style:font-style-complex="normal"/>
    </style:style>
    <style:style style:name="T210" style:family="text">
      <style:text-properties style:font-name="Linux Libertine O" fo:font-style="normal" officeooo:rsid="00b155fc" style:font-style-asian="normal" style:font-style-complex="normal"/>
    </style:style>
    <style:style style:name="T211" style:family="text">
      <style:text-properties style:font-name="Linux Libertine O" fo:font-style="normal" officeooo:rsid="00b3d29d" style:font-style-asian="normal" style:font-style-complex="normal"/>
    </style:style>
    <style:style style:name="T212" style:family="text">
      <style:text-properties style:font-name="Linux Libertine O" fo:font-style="normal" officeooo:rsid="00b5b6d1" style:font-style-asian="normal" style:font-style-complex="normal"/>
    </style:style>
    <style:style style:name="T213" style:family="text">
      <style:text-properties style:font-name="Linux Libertine O" fo:font-style="normal" officeooo:rsid="00b7121c" style:font-style-asian="normal" style:font-style-complex="normal"/>
    </style:style>
    <style:style style:name="T214" style:family="text">
      <style:text-properties style:font-name="Linux Libertine O" fo:font-style="normal" officeooo:rsid="00b77db0" style:font-style-asian="normal" style:font-style-complex="normal"/>
    </style:style>
    <style:style style:name="T215" style:family="text">
      <style:text-properties style:font-name="Linux Libertine O" fo:font-style="normal" officeooo:rsid="00b80175" style:font-style-asian="normal" style:font-style-complex="normal"/>
    </style:style>
    <style:style style:name="T216" style:family="text">
      <style:text-properties style:font-name="Linux Libertine O" fo:font-style="normal" officeooo:rsid="00b9a434" style:font-style-asian="normal" style:font-style-complex="normal"/>
    </style:style>
    <style:style style:name="T217" style:family="text">
      <style:text-properties style:font-name="Linux Libertine O" fo:font-style="normal" officeooo:rsid="00bdb09a" style:font-style-asian="normal" style:font-style-complex="normal"/>
    </style:style>
    <style:style style:name="T218" style:family="text">
      <style:text-properties style:font-name="Linux Libertine O" fo:font-style="normal" officeooo:rsid="00bf5a88" style:font-style-asian="normal" style:font-style-complex="normal"/>
    </style:style>
    <style:style style:name="T219" style:family="text">
      <style:text-properties style:font-name="Linux Libertine O" fo:font-style="normal" officeooo:rsid="00c0070e" style:font-style-asian="normal" style:font-style-complex="normal"/>
    </style:style>
    <style:style style:name="T220" style:family="text">
      <style:text-properties style:font-name="Linux Libertine O" fo:font-style="normal" officeooo:rsid="00c166ab" style:font-style-asian="normal" style:font-style-complex="normal"/>
    </style:style>
    <style:style style:name="T221" style:family="text">
      <style:text-properties style:font-name="Linux Libertine O" fo:font-style="normal" officeooo:rsid="00c282a0" style:font-style-asian="normal" style:font-style-complex="normal"/>
    </style:style>
    <style:style style:name="T222" style:family="text">
      <style:text-properties style:font-name="Linux Libertine O" fo:font-style="normal" officeooo:rsid="00c43ca2" style:font-style-asian="normal" style:font-style-complex="normal"/>
    </style:style>
    <style:style style:name="T223" style:family="text">
      <style:text-properties style:font-name="Linux Libertine O" fo:font-style="normal" officeooo:rsid="00c49f9f" style:font-style-asian="normal" style:font-style-complex="normal"/>
    </style:style>
    <style:style style:name="T224" style:family="text">
      <style:text-properties style:font-name="Linux Libertine O" fo:font-style="normal" officeooo:rsid="00caac88" style:font-style-asian="normal" style:font-style-complex="normal"/>
    </style:style>
    <style:style style:name="T225" style:family="text">
      <style:text-properties style:font-name="Linux Libertine O" fo:font-style="normal" officeooo:rsid="00cc3f72" style:font-style-asian="normal" style:font-style-complex="normal"/>
    </style:style>
    <style:style style:name="T226" style:family="text">
      <style:text-properties style:font-name="Linux Libertine O" fo:font-style="normal" officeooo:rsid="00cdfb53" style:font-style-asian="normal" style:font-style-complex="normal"/>
    </style:style>
    <style:style style:name="T227" style:family="text">
      <style:text-properties style:font-name="Linux Libertine O" fo:font-style="normal" officeooo:rsid="00d2dfe1" style:font-style-asian="normal" style:font-style-complex="normal"/>
    </style:style>
    <style:style style:name="T228" style:family="text">
      <style:text-properties style:font-name="Linux Libertine O" fo:font-style="normal" officeooo:rsid="00d48185" style:font-style-asian="normal" style:font-style-complex="normal"/>
    </style:style>
    <style:style style:name="T229" style:family="text">
      <style:text-properties style:font-name="Linux Libertine O" fo:font-style="normal" officeooo:rsid="00d67062" style:font-style-asian="normal" style:font-style-complex="normal"/>
    </style:style>
    <style:style style:name="T230" style:family="text">
      <style:text-properties style:font-name="Linux Libertine O" fo:font-style="normal" officeooo:rsid="00d9dc27" style:font-style-asian="normal" style:font-style-complex="normal"/>
    </style:style>
    <style:style style:name="T231" style:family="text">
      <style:text-properties style:font-name="Linux Libertine O" fo:font-style="normal" officeooo:rsid="00db3829" style:font-style-asian="normal" style:font-style-complex="normal"/>
    </style:style>
    <style:style style:name="T232" style:family="text">
      <style:text-properties style:font-name="Linux Libertine O" fo:font-style="normal" officeooo:rsid="00dc32f9" style:font-style-asian="normal" style:font-style-complex="normal"/>
    </style:style>
    <style:style style:name="T233" style:family="text">
      <style:text-properties style:font-name="Linux Libertine O" fo:font-style="normal" officeooo:rsid="00dd9d03" style:font-style-asian="normal" style:font-style-complex="normal"/>
    </style:style>
    <style:style style:name="T234" style:family="text">
      <style:text-properties style:font-name="Linux Libertine O" fo:font-style="normal" officeooo:rsid="00de5464" style:font-style-asian="normal" style:font-style-complex="normal"/>
    </style:style>
    <style:style style:name="T235" style:family="text">
      <style:text-properties style:font-name="Linux Libertine O" fo:font-style="normal" officeooo:rsid="00def3ee" style:font-style-asian="normal" style:font-style-complex="normal"/>
    </style:style>
    <style:style style:name="T236" style:family="text">
      <style:text-properties style:font-name="Linux Libertine O" fo:font-style="normal" officeooo:rsid="00dfdf8c" style:font-style-asian="normal" style:font-style-complex="normal"/>
    </style:style>
    <style:style style:name="T237" style:family="text">
      <style:text-properties style:font-name="Linux Libertine O" fo:font-style="normal" officeooo:rsid="00e17acb" style:font-style-asian="normal" style:font-style-complex="normal"/>
    </style:style>
    <style:style style:name="T238" style:family="text">
      <style:text-properties style:font-name="Linux Libertine O" fo:font-style="normal" officeooo:rsid="00e2504a" style:font-style-asian="normal" style:font-style-complex="normal"/>
    </style:style>
    <style:style style:name="T239" style:family="text">
      <style:text-properties style:font-name="Linux Libertine O" fo:font-style="normal" officeooo:rsid="00e347e8" style:font-style-asian="normal" style:font-style-complex="normal"/>
    </style:style>
    <style:style style:name="T240" style:family="text">
      <style:text-properties style:font-name="Linux Libertine O" fo:font-style="normal" officeooo:rsid="00e5084a" style:font-style-asian="normal" style:font-style-complex="normal"/>
    </style:style>
    <style:style style:name="T241" style:family="text">
      <style:text-properties style:font-name="Linux Libertine O" fo:font-style="normal" officeooo:rsid="00e66df9" style:font-style-asian="normal" style:font-style-complex="normal"/>
    </style:style>
    <style:style style:name="T242" style:family="text">
      <style:text-properties style:font-name="Linux Libertine O" fo:font-style="normal" officeooo:rsid="00e759b0" style:font-style-asian="normal" style:font-style-complex="normal"/>
    </style:style>
    <style:style style:name="T243" style:family="text">
      <style:text-properties style:font-name="Linux Libertine O" fo:font-style="normal" officeooo:rsid="00e8bdde" style:font-style-asian="normal" style:font-style-complex="normal"/>
    </style:style>
    <style:style style:name="T244" style:family="text">
      <style:text-properties style:font-name="Linux Libertine O" fo:font-style="normal" officeooo:rsid="00ea656f" style:font-style-asian="normal" style:font-style-complex="normal"/>
    </style:style>
    <style:style style:name="T245" style:family="text">
      <style:text-properties style:font-name="Linux Libertine O" fo:font-style="normal" officeooo:rsid="00ec4235" style:font-style-asian="normal" style:font-style-complex="normal"/>
    </style:style>
    <style:style style:name="T246" style:family="text">
      <style:text-properties style:font-name="Linux Libertine O" fo:font-style="normal" officeooo:rsid="00ec55bb" style:font-style-asian="normal" style:font-style-complex="normal"/>
    </style:style>
    <style:style style:name="T247" style:family="text">
      <style:text-properties style:font-name="Linux Libertine O" fo:font-style="normal" officeooo:rsid="00ee2bfa" style:font-style-asian="normal" style:font-style-complex="normal"/>
    </style:style>
    <style:style style:name="T248" style:family="text">
      <style:text-properties style:font-name="Linux Libertine O" fo:font-style="normal" officeooo:rsid="00ef1ff3" style:font-style-asian="normal" style:font-style-complex="normal"/>
    </style:style>
    <style:style style:name="T249" style:family="text">
      <style:text-properties style:font-name="Linux Libertine O" fo:font-style="normal" officeooo:rsid="00eff95a" style:font-style-asian="normal" style:font-style-complex="normal"/>
    </style:style>
    <style:style style:name="T250" style:family="text">
      <style:text-properties style:font-name="Linux Libertine O" fo:font-style="normal" officeooo:rsid="01109f05" style:font-style-asian="normal" style:font-style-complex="normal"/>
    </style:style>
    <style:style style:name="T251" style:family="text">
      <style:text-properties style:font-name="Linux Libertine O" fo:font-style="normal" officeooo:rsid="0127e7ae" style:font-style-asian="normal" style:font-style-complex="normal"/>
    </style:style>
    <style:style style:name="T252" style:family="text">
      <style:text-properties style:font-name="Linux Libertine O" fo:font-style="normal" officeooo:rsid="009fa53d" style:font-style-asian="normal" style:font-style-complex="normal"/>
    </style:style>
    <style:style style:name="T253" style:family="text">
      <style:text-properties style:font-name="Linux Libertine O" fo:font-style="normal" officeooo:rsid="013e1588" style:font-style-asian="normal" style:font-style-complex="normal"/>
    </style:style>
    <style:style style:name="T254" style:family="text">
      <style:text-properties style:font-name="Linux Libertine O" fo:font-style="normal" officeooo:rsid="0127f055" style:font-style-asian="normal" style:font-style-complex="normal"/>
    </style:style>
    <style:style style:name="T255" style:family="text">
      <style:text-properties style:font-name="Linux Libertine O" fo:font-style="normal" officeooo:rsid="015d860d" style:font-style-asian="normal" style:font-style-complex="normal"/>
    </style:style>
    <style:style style:name="T256" style:family="text">
      <style:text-properties style:font-name="Linux Libertine O" fo:font-style="normal" officeooo:rsid="015f707c" style:font-style-asian="normal" style:font-style-complex="normal"/>
    </style:style>
    <style:style style:name="T257" style:family="text">
      <style:text-properties style:font-name="Linux Libertine O" fo:font-style="normal" officeooo:rsid="016051bf" style:font-style-asian="normal" style:font-style-complex="normal"/>
    </style:style>
    <style:style style:name="T258" style:family="text">
      <style:text-properties style:font-name="Linux Libertine O" fo:font-style="normal" officeooo:rsid="016052f2" style:font-style-asian="normal" style:font-style-complex="normal"/>
    </style:style>
    <style:style style:name="T259" style:family="text">
      <style:text-properties style:font-name="Linux Libertine O" fo:font-style="normal" officeooo:rsid="0162ec2b" style:font-style-asian="normal" style:font-style-complex="normal"/>
    </style:style>
    <style:style style:name="T260" style:family="text">
      <style:text-properties style:font-name="Linux Libertine O" fo:font-style="normal" officeooo:rsid="01648bbf" style:font-style-asian="normal" style:font-style-complex="normal"/>
    </style:style>
    <style:style style:name="T261" style:family="text">
      <style:text-properties style:font-name="Linux Libertine O" fo:font-style="normal" officeooo:rsid="01660cba" style:font-style-asian="normal" style:font-style-complex="normal"/>
    </style:style>
    <style:style style:name="T262" style:family="text">
      <style:text-properties style:font-name="Linux Libertine O" fo:font-style="normal" officeooo:rsid="01668873" style:font-style-asian="normal" style:font-style-complex="normal"/>
    </style:style>
    <style:style style:name="T263" style:family="text">
      <style:text-properties style:font-name="Linux Libertine O" fo:font-style="normal" officeooo:rsid="0168703c" style:font-style-asian="normal" style:font-style-complex="normal"/>
    </style:style>
    <style:style style:name="T264" style:family="text">
      <style:text-properties style:font-name="Linux Libertine O" fo:font-style="normal" officeooo:rsid="0169ce81" style:font-style-asian="normal" style:font-style-complex="normal"/>
    </style:style>
    <style:style style:name="T265" style:family="text">
      <style:text-properties style:font-name="Linux Libertine O" fo:font-style="normal" officeooo:rsid="016b6e36" style:font-style-asian="normal" style:font-style-complex="normal"/>
    </style:style>
    <style:style style:name="T266" style:family="text">
      <style:text-properties style:font-name="Linux Libertine O" fo:font-style="normal" officeooo:rsid="016d10a2" style:font-style-asian="normal" style:font-style-complex="normal"/>
    </style:style>
    <style:style style:name="T267" style:family="text">
      <style:text-properties style:font-name="Linux Libertine O" fo:font-style="normal" officeooo:rsid="01941f77" style:font-style-asian="normal" style:font-style-complex="normal"/>
    </style:style>
    <style:style style:name="T268" style:family="text">
      <style:text-properties style:font-name="Linux Libertine O" fo:font-style="normal" officeooo:rsid="01b17b7a" style:font-style-asian="normal" style:font-style-complex="normal"/>
    </style:style>
    <style:style style:name="T269" style:family="text">
      <style:text-properties style:font-name="Linux Libertine O" fo:font-style="normal" officeooo:rsid="01c1bc54" style:font-style-asian="normal" style:font-style-complex="normal"/>
    </style:style>
    <style:style style:name="T270" style:family="text">
      <style:text-properties style:font-name="Linux Libertine O" fo:font-style="normal" officeooo:rsid="0204dfad" style:font-style-asian="normal" style:font-style-complex="normal"/>
    </style:style>
    <style:style style:name="T271" style:family="text">
      <style:text-properties style:font-name="Linux Libertine O" fo:font-style="italic" fo:font-weight="normal" style:font-style-asian="italic" style:font-weight-asian="normal" style:font-style-complex="italic" style:font-weight-complex="normal"/>
    </style:style>
    <style:style style:name="T272" style:family="text">
      <style:text-properties style:font-name="Linux Libertine O" fo:font-style="italic" fo:font-weight="normal" officeooo:rsid="00573f31" style:font-style-asian="italic" style:font-weight-asian="normal" style:font-style-complex="italic" style:font-weight-complex="normal"/>
    </style:style>
    <style:style style:name="T273" style:family="text">
      <style:text-properties style:font-name="Linux Libertine O" fo:font-style="italic" fo:font-weight="normal" officeooo:rsid="0058c3d5" style:font-style-asian="italic" style:font-weight-asian="normal" style:font-style-complex="italic" style:font-weight-complex="normal"/>
    </style:style>
    <style:style style:name="T274" style:family="text">
      <style:text-properties style:font-name="Linux Libertine O" fo:font-style="italic" fo:font-weight="normal" officeooo:rsid="0058c909" style:font-style-asian="italic" style:font-weight-asian="normal" style:font-style-complex="italic" style:font-weight-complex="normal"/>
    </style:style>
    <style:style style:name="T275" style:family="text">
      <style:text-properties style:font-name="Linux Libertine O" fo:font-style="italic" fo:font-weight="normal" officeooo:rsid="008b7dd8" style:font-style-asian="italic" style:font-weight-asian="normal" style:font-style-complex="italic" style:font-weight-complex="normal"/>
    </style:style>
    <style:style style:name="T276" style:family="text">
      <style:text-properties style:font-name="Linux Libertine O" fo:font-style="italic" fo:font-weight="normal" officeooo:rsid="00cff533" style:font-style-asian="italic" style:font-weight-asian="normal" style:font-style-complex="italic" style:font-weight-complex="normal"/>
    </style:style>
    <style:style style:name="T277" style:family="text">
      <style:text-properties style:font-name="Linux Libertine O" fo:font-style="italic" fo:font-weight="normal" officeooo:rsid="0095195a" style:font-style-asian="italic" style:font-weight-asian="normal" style:font-style-complex="italic" style:font-weight-complex="normal"/>
    </style:style>
    <style:style style:name="T278" style:family="text">
      <style:text-properties style:font-name="Linux Libertine O" fo:font-style="italic" fo:font-weight="normal" officeooo:rsid="00f3bc46" style:font-style-asian="italic" style:font-weight-asian="normal" style:font-style-complex="italic" style:font-weight-complex="normal"/>
    </style:style>
    <style:style style:name="T279" style:family="text">
      <style:text-properties style:font-name="Linux Libertine O" fo:font-style="italic" fo:font-weight="normal" officeooo:rsid="00ff42c1" style:font-style-asian="italic" style:font-weight-asian="normal" style:font-style-complex="italic" style:font-weight-complex="normal"/>
    </style:style>
    <style:style style:name="T280" style:family="text">
      <style:text-properties style:font-name="Linux Libertine O" fo:font-style="italic" fo:font-weight="normal" officeooo:rsid="0102195a" style:font-style-asian="italic" style:font-weight-asian="normal" style:font-style-complex="italic" style:font-weight-complex="normal"/>
    </style:style>
    <style:style style:name="T281" style:family="text">
      <style:text-properties style:font-name="Linux Libertine O" fo:font-style="italic" fo:font-weight="normal" officeooo:rsid="010e5778" style:font-style-asian="italic" style:font-weight-asian="normal" style:font-style-complex="italic" style:font-weight-complex="normal"/>
    </style:style>
    <style:style style:name="T282" style:family="text">
      <style:text-properties style:font-name="Linux Libertine O" fo:font-style="italic" fo:font-weight="normal" officeooo:rsid="01127815" style:font-style-asian="italic" style:font-weight-asian="normal" style:font-style-complex="italic" style:font-weight-complex="normal"/>
    </style:style>
    <style:style style:name="T283" style:family="text">
      <style:text-properties style:font-name="Linux Libertine O" fo:font-style="italic" fo:font-weight="normal" officeooo:rsid="0118eba4" style:font-style-asian="italic" style:font-weight-asian="normal" style:font-style-complex="italic" style:font-weight-complex="normal"/>
    </style:style>
    <style:style style:name="T284" style:family="text">
      <style:text-properties style:font-name="Linux Libertine O" fo:font-style="italic" fo:font-weight="normal" officeooo:rsid="012cba67" style:font-style-asian="italic" style:font-weight-asian="normal" style:font-style-complex="italic" style:font-weight-complex="normal"/>
    </style:style>
    <style:style style:name="T285" style:family="text">
      <style:text-properties style:font-name="Linux Libertine O" fo:font-style="italic" fo:font-weight="normal" officeooo:rsid="0182df7b" style:font-style-asian="italic" style:font-weight-asian="normal" style:font-style-complex="italic" style:font-weight-complex="normal"/>
    </style:style>
    <style:style style:name="T286" style:family="text">
      <style:text-properties style:font-name="Linux Libertine O" fo:font-style="italic" fo:font-weight="normal" officeooo:rsid="018bac9c" style:font-style-asian="italic" style:font-weight-asian="normal" style:font-style-complex="italic" style:font-weight-complex="normal"/>
    </style:style>
    <style:style style:name="T287" style:family="text">
      <style:text-properties style:font-name="Linux Libertine O" fo:font-style="italic" fo:font-weight="normal" officeooo:rsid="01904545" style:font-style-asian="italic" style:font-weight-asian="normal" style:font-style-complex="italic" style:font-weight-complex="normal"/>
    </style:style>
    <style:style style:name="T288" style:family="text">
      <style:text-properties style:font-name="Linux Libertine O" fo:font-style="italic" fo:font-weight="normal" officeooo:rsid="01941f77" style:font-style-asian="italic" style:font-weight-asian="normal" style:font-style-complex="italic" style:font-weight-complex="normal"/>
    </style:style>
    <style:style style:name="T289" style:family="text">
      <style:text-properties style:font-name="Linux Libertine O" fo:font-style="italic" fo:font-weight="normal" officeooo:rsid="013309e9" style:font-style-asian="italic" style:font-weight-asian="normal" style:font-style-complex="italic" style:font-weight-complex="normal"/>
    </style:style>
    <style:style style:name="T290" style:family="text">
      <style:text-properties style:font-name="Linux Libertine O" fo:font-style="italic" fo:font-weight="normal" officeooo:rsid="01cdaf80" style:font-style-asian="italic" style:font-weight-asian="normal" style:font-style-complex="italic" style:font-weight-complex="normal"/>
    </style:style>
    <style:style style:name="T291" style:family="text">
      <style:text-properties style:font-name="Linux Libertine O" fo:font-style="italic" fo:font-weight="normal" officeooo:rsid="0127f055" style:font-style-asian="italic" style:font-weight-asian="normal" style:font-style-complex="italic" style:font-weight-complex="normal"/>
    </style:style>
    <style:style style:name="T292" style:family="text">
      <style:text-properties style:font-name="Linux Libertine O" fo:font-style="italic" fo:font-weight="normal" officeooo:rsid="01d65323" style:font-style-asian="italic" style:font-weight-asian="normal" style:font-style-complex="italic" style:font-weight-complex="normal"/>
    </style:style>
    <style:style style:name="T293" style:family="text">
      <style:text-properties style:font-name="Linux Libertine O" fo:font-style="italic" fo:font-weight="normal" officeooo:rsid="01f53a66" style:font-style-asian="italic" style:font-weight-asian="normal" style:font-style-complex="italic" style:font-weight-complex="normal"/>
    </style:style>
    <style:style style:name="T294" style:family="text">
      <style:text-properties style:font-name="Linux Libertine O" fo:font-style="italic" style:font-style-asian="italic" style:font-style-complex="italic"/>
    </style:style>
    <style:style style:name="T295" style:family="text">
      <style:text-properties style:font-name="Linux Libertine O" fo:font-style="italic" officeooo:rsid="019426bf" style:font-style-asian="italic" style:font-style-complex="italic"/>
    </style:style>
    <style:style style:name="T296" style:family="text">
      <style:text-properties style:font-name="Linux Libertine O" fo:font-style="italic" officeooo:rsid="0195abca" style:font-style-asian="italic" style:font-style-complex="italic"/>
    </style:style>
    <style:style style:name="T297" style:family="text">
      <style:text-properties style:font-name="Linux Libertine O" fo:font-weight="normal" officeooo:rsid="01f417d2" style:font-weight-asian="normal" style:font-weight-complex="normal"/>
    </style:style>
    <style:style style:name="T298" style:family="text">
      <style:text-properties style:font-name="Linux Libertine O" fo:font-weight="normal" officeooo:rsid="0127f055" style:font-weight-asian="normal" style:font-weight-complex="normal"/>
    </style:style>
    <style:style style:name="T299" style:family="text">
      <style:text-properties officeooo:rsid="0074b352"/>
    </style:style>
    <style:style style:name="T300" style:family="text">
      <style:text-properties officeooo:rsid="000f6fb4"/>
    </style:style>
    <style:style style:name="T301" style:family="text">
      <style:text-properties style:text-position="super 58%"/>
    </style:style>
    <style:style style:name="T302" style:family="text">
      <style:text-properties officeooo:rsid="0041249f"/>
    </style:style>
    <style:style style:name="T303" style:family="text">
      <style:text-properties officeooo:rsid="0045e854"/>
    </style:style>
    <style:style style:name="T304" style:family="text">
      <style:text-properties officeooo:rsid="00474e6a"/>
    </style:style>
    <style:style style:name="T305" style:family="text">
      <style:text-properties officeooo:rsid="0049c5e2"/>
    </style:style>
    <style:style style:name="T306" style:family="text">
      <style:text-properties officeooo:rsid="004ae1ed"/>
    </style:style>
    <style:style style:name="T307" style:family="text">
      <style:text-properties officeooo:rsid="004c6318"/>
    </style:style>
    <style:style style:name="T308" style:family="text">
      <style:text-properties fo:font-style="italic" style:font-style-asian="italic" style:font-style-complex="italic"/>
    </style:style>
    <style:style style:name="T309" style:family="text">
      <style:text-properties fo:font-style="italic" officeooo:rsid="019426bf" style:font-style-asian="italic" style:font-style-complex="italic"/>
    </style:style>
    <style:style style:name="T310" style:family="text">
      <style:text-properties fo:font-style="italic" officeooo:rsid="019d27f8" style:font-style-asian="italic" style:font-style-complex="italic"/>
    </style:style>
    <style:style style:name="T311" style:family="text">
      <style:text-properties fo:font-style="italic" officeooo:rsid="009792e0" style:font-style-asian="italic" style:font-style-complex="italic"/>
    </style:style>
    <style:style style:name="T312" style:family="text">
      <style:text-properties fo:font-style="italic" officeooo:rsid="00d7d53a" style:font-style-asian="italic" style:font-style-complex="italic"/>
    </style:style>
    <style:style style:name="T313" style:family="text">
      <style:text-properties fo:font-style="italic" officeooo:rsid="01113772" style:font-style-asian="italic" style:font-style-complex="italic"/>
    </style:style>
    <style:style style:name="T314" style:family="text">
      <style:text-properties fo:font-style="italic" officeooo:rsid="00283b96" style:font-style-asian="italic" style:font-style-complex="italic"/>
    </style:style>
    <style:style style:name="T315" style:family="text">
      <style:text-properties fo:font-style="italic" officeooo:rsid="0120660b" style:font-style-asian="italic" style:font-style-complex="italic"/>
    </style:style>
    <style:style style:name="T316" style:family="text">
      <style:text-properties fo:font-style="italic" officeooo:rsid="0120a122" style:font-style-asian="italic" style:font-style-complex="italic"/>
    </style:style>
    <style:style style:name="T317" style:family="text">
      <style:text-properties fo:font-style="italic" officeooo:rsid="015bb241" style:font-style-asian="italic" style:font-style-complex="italic"/>
    </style:style>
    <style:style style:name="T318" style:family="text">
      <style:text-properties fo:font-style="italic" officeooo:rsid="0197a6e9" style:font-style-asian="italic" style:font-style-complex="italic"/>
    </style:style>
    <style:style style:name="T319" style:family="text">
      <style:text-properties fo:font-style="italic" officeooo:rsid="01d5a4dd" style:font-style-asian="italic" style:font-style-complex="italic"/>
    </style:style>
    <style:style style:name="T320" style:family="text">
      <style:text-properties fo:font-style="italic" fo:font-weight="normal" officeooo:rsid="00573f31" style:font-style-asian="italic" style:font-weight-asian="normal" style:font-style-complex="italic" style:font-weight-complex="normal"/>
    </style:style>
    <style:style style:name="T321" style:family="text">
      <style:text-properties fo:font-style="italic" fo:font-weight="normal" officeooo:rsid="00206f8b" style:font-style-asian="italic" style:font-weight-asian="normal" style:font-style-complex="italic" style:font-weight-complex="normal"/>
    </style:style>
    <style:style style:name="T322" style:family="text">
      <style:text-properties fo:font-style="italic" fo:font-weight="normal" officeooo:rsid="004c8db9" style:font-style-asian="italic" style:font-weight-asian="normal" style:font-style-complex="italic" style:font-weight-complex="normal"/>
    </style:style>
    <style:style style:name="T323" style:family="text">
      <style:text-properties fo:font-style="italic" fo:font-weight="normal" officeooo:rsid="00171b1b" style:font-style-asian="italic" style:font-weight-asian="normal" style:font-style-complex="italic" style:font-weight-complex="normal"/>
    </style:style>
    <style:style style:name="T324" style:family="text">
      <style:text-properties fo:font-style="normal" style:font-style-asian="normal" style:font-style-complex="normal"/>
    </style:style>
    <style:style style:name="T325" style:family="text">
      <style:text-properties fo:font-style="normal" officeooo:rsid="005af005" style:font-style-asian="normal" style:font-style-complex="normal"/>
    </style:style>
    <style:style style:name="T326" style:family="text">
      <style:text-properties fo:font-style="normal" officeooo:rsid="005c04bb" style:font-style-asian="normal" style:font-style-complex="normal"/>
    </style:style>
    <style:style style:name="T327" style:family="text">
      <style:text-properties fo:font-style="normal" officeooo:rsid="007b949a" style:font-style-asian="normal" style:font-style-complex="normal"/>
    </style:style>
    <style:style style:name="T328" style:family="text">
      <style:text-properties fo:font-style="normal" officeooo:rsid="007e2333" style:font-style-asian="normal" style:font-style-complex="normal"/>
    </style:style>
    <style:style style:name="T329" style:family="text">
      <style:text-properties fo:font-style="normal" officeooo:rsid="0082c448" style:font-style-asian="normal" style:font-style-complex="normal"/>
    </style:style>
    <style:style style:name="T330" style:family="text">
      <style:text-properties fo:font-style="normal" officeooo:rsid="0029b8ca" style:font-style-asian="normal" style:font-style-complex="normal"/>
    </style:style>
    <style:style style:name="T331" style:family="text">
      <style:text-properties fo:font-style="normal" officeooo:rsid="019426bf" style:font-style-asian="normal" style:font-style-complex="normal"/>
    </style:style>
    <style:style style:name="T332" style:family="text">
      <style:text-properties fo:font-style="normal" officeooo:rsid="0096bac0" style:font-style-asian="normal" style:font-style-complex="normal"/>
    </style:style>
    <style:style style:name="T333" style:family="text">
      <style:text-properties fo:font-style="normal" officeooo:rsid="009792e0" style:font-style-asian="normal" style:font-style-complex="normal"/>
    </style:style>
    <style:style style:name="T334" style:family="text">
      <style:text-properties fo:font-style="normal" officeooo:rsid="00bc6fd0" style:font-style-asian="normal" style:font-style-complex="normal"/>
    </style:style>
    <style:style style:name="T335" style:family="text">
      <style:text-properties fo:font-style="normal" officeooo:rsid="00ccb615" style:font-style-asian="normal" style:font-style-complex="normal"/>
    </style:style>
    <style:style style:name="T336" style:family="text">
      <style:text-properties fo:font-style="normal" officeooo:rsid="00d7d53a" style:font-style-asian="normal" style:font-style-complex="normal"/>
    </style:style>
    <style:style style:name="T337" style:family="text">
      <style:text-properties fo:font-style="normal" officeooo:rsid="00f0752a" style:font-style-asian="normal" style:font-style-complex="normal"/>
    </style:style>
    <style:style style:name="T338" style:family="text">
      <style:text-properties fo:font-style="normal" officeooo:rsid="0102195a" style:font-style-asian="normal" style:font-style-complex="normal"/>
    </style:style>
    <style:style style:name="T339" style:family="text">
      <style:text-properties fo:font-style="normal" officeooo:rsid="010ed522" style:font-style-asian="normal" style:font-style-complex="normal"/>
    </style:style>
    <style:style style:name="T340" style:family="text">
      <style:text-properties fo:font-style="normal" officeooo:rsid="01113772" style:font-style-asian="normal" style:font-style-complex="normal"/>
    </style:style>
    <style:style style:name="T341" style:family="text">
      <style:text-properties fo:font-style="normal" officeooo:rsid="0120660b" style:font-style-asian="normal" style:font-style-complex="normal"/>
    </style:style>
    <style:style style:name="T342" style:family="text">
      <style:text-properties fo:font-style="normal" officeooo:rsid="0125fbc6" style:font-style-asian="normal" style:font-style-complex="normal"/>
    </style:style>
    <style:style style:name="T343" style:family="text">
      <style:text-properties fo:font-style="normal" officeooo:rsid="015bb241" style:font-style-asian="normal" style:font-style-complex="normal"/>
    </style:style>
    <style:style style:name="T344" style:family="text">
      <style:text-properties fo:font-style="normal" officeooo:rsid="015c401e" style:font-style-asian="normal" style:font-style-complex="normal"/>
    </style:style>
    <style:style style:name="T345" style:family="text">
      <style:text-properties fo:font-style="normal" officeooo:rsid="01635249" style:font-style-asian="normal" style:font-style-complex="normal"/>
    </style:style>
    <style:style style:name="T346" style:family="text">
      <style:text-properties fo:font-style="normal" officeooo:rsid="0182df7b" style:font-style-asian="normal" style:font-style-complex="normal"/>
    </style:style>
    <style:style style:name="T347" style:family="text">
      <style:text-properties fo:font-style="normal" officeooo:rsid="01941f77" style:font-style-asian="normal" style:font-style-complex="normal"/>
    </style:style>
    <style:style style:name="T348" style:family="text">
      <style:text-properties fo:font-style="normal" officeooo:rsid="0197a6e9" style:font-style-asian="normal" style:font-style-complex="normal"/>
    </style:style>
    <style:style style:name="T349" style:family="text">
      <style:text-properties fo:font-style="normal" officeooo:rsid="01a3f42c" style:font-style-asian="normal" style:font-style-complex="normal"/>
    </style:style>
    <style:style style:name="T350" style:family="text">
      <style:text-properties fo:font-style="normal" officeooo:rsid="01aaea9f" style:font-style-asian="normal" style:font-style-complex="normal"/>
    </style:style>
    <style:style style:name="T351" style:family="text">
      <style:text-properties fo:font-style="normal" officeooo:rsid="01d5a4dd" style:font-style-asian="normal" style:font-style-complex="normal"/>
    </style:style>
    <style:style style:name="T352" style:family="text">
      <style:text-properties fo:font-style="normal" officeooo:rsid="01db5b2f" style:font-style-asian="normal" style:font-style-complex="normal"/>
    </style:style>
    <style:style style:name="T353" style:family="text">
      <style:text-properties fo:font-style="normal" officeooo:rsid="01e0aef0" style:font-style-asian="normal" style:font-style-complex="normal"/>
    </style:style>
    <style:style style:name="T354" style:family="text">
      <style:text-properties fo:font-style="normal" officeooo:rsid="01e26fb1" style:font-style-asian="normal" style:font-style-complex="normal"/>
    </style:style>
    <style:style style:name="T355" style:family="text">
      <style:text-properties fo:font-style="normal" officeooo:rsid="00328a75" style:font-style-asian="normal" style:font-style-complex="normal"/>
    </style:style>
    <style:style style:name="T356" style:family="text">
      <style:text-properties fo:font-style="normal" officeooo:rsid="0032be72" style:font-style-asian="normal" style:font-style-complex="normal"/>
    </style:style>
    <style:style style:name="T357" style:family="text">
      <style:text-properties fo:font-style="normal" officeooo:rsid="00337b53" style:font-style-asian="normal" style:font-style-complex="normal"/>
    </style:style>
    <style:style style:name="T358" style:family="text">
      <style:text-properties fo:font-style="normal" fo:font-weight="normal" style:font-style-asian="normal" style:font-weight-asian="normal" style:font-style-complex="normal" style:font-weight-complex="normal"/>
    </style:style>
    <style:style style:name="T359" style:family="text">
      <style:text-properties fo:font-style="normal" fo:font-weight="normal" officeooo:rsid="004c8db9" style:font-style-asian="normal" style:font-weight-asian="normal" style:font-style-complex="normal" style:font-weight-complex="normal"/>
    </style:style>
    <style:style style:name="T360" style:family="text">
      <style:text-properties fo:font-style="normal" fo:font-weight="normal" officeooo:rsid="0087356c" style:font-style-asian="normal" style:font-weight-asian="normal" style:font-style-complex="normal" style:font-weight-complex="normal"/>
    </style:style>
    <style:style style:name="T361" style:family="text">
      <style:text-properties fo:font-style="normal" fo:font-weight="normal" officeooo:rsid="000a8d4b" style:font-style-asian="normal" style:font-weight-asian="normal" style:font-style-complex="normal" style:font-weight-complex="normal"/>
    </style:style>
    <style:style style:name="T362" style:family="text">
      <style:text-properties fo:font-style="normal" fo:font-weight="normal" officeooo:rsid="00171b1b" style:font-style-asian="normal" style:font-weight-asian="normal" style:font-style-complex="normal" style:font-weight-complex="normal"/>
    </style:style>
    <style:style style:name="T363" style:family="text">
      <style:text-properties officeooo:rsid="004e5d58"/>
    </style:style>
    <style:style style:name="T364" style:family="text">
      <style:text-properties officeooo:rsid="004f6f91"/>
    </style:style>
    <style:style style:name="T365" style:family="text">
      <style:text-properties officeooo:rsid="005063f5"/>
    </style:style>
    <style:style style:name="T366" style:family="text">
      <style:text-properties officeooo:rsid="0050da19"/>
    </style:style>
    <style:style style:name="T367" style:family="text">
      <style:text-properties officeooo:rsid="00527ae1"/>
    </style:style>
    <style:style style:name="T368" style:family="text">
      <style:text-properties officeooo:rsid="00545d73"/>
    </style:style>
    <style:style style:name="T369" style:family="text">
      <style:text-properties officeooo:rsid="005609ef"/>
    </style:style>
    <style:style style:name="T370" style:family="text">
      <style:text-properties officeooo:rsid="005733e9"/>
    </style:style>
    <style:style style:name="T371" style:family="text">
      <style:text-properties officeooo:rsid="005737f6"/>
    </style:style>
    <style:style style:name="T372" style:family="text">
      <style:text-properties style:font-name="Linux Libertine O" fo:font-style="normal" fo:font-weight="normal" officeooo:rsid="012cba67" style:font-style-asian="normal" style:font-weight-asian="normal" style:font-style-complex="normal" style:font-weight-complex="normal"/>
    </style:style>
    <style:style style:name="T373" style:family="text">
      <style:text-properties style:font-name="Linux Libertine O" fo:font-style="italic" fo:font-weight="normal" officeooo:rsid="00573f31" style:font-style-asian="italic" style:font-weight-asian="normal" style:font-style-complex="italic" style:font-weight-complex="normal"/>
    </style:style>
    <style:style style:name="T374" style:family="text">
      <style:text-properties style:font-name="Linux Libertine O" fo:font-style="italic" fo:font-weight="normal" officeooo:rsid="0058c3d5" style:font-style-asian="italic" style:font-weight-asian="normal" style:font-style-complex="italic" style:font-weight-complex="normal"/>
    </style:style>
    <style:style style:name="T375" style:family="text">
      <style:text-properties style:font-name="Linux Libertine O" fo:font-style="italic" style:font-style-asian="italic" style:font-style-complex="italic"/>
    </style:style>
    <style:style style:name="T376" style:family="text">
      <style:text-properties style:font-name="Linux Libertine O" fo:font-weight="normal" officeooo:rsid="01f417d2" style:font-weight-asian="normal" style:font-weight-complex="normal"/>
    </style:style>
    <style:style style:name="T377" style:family="text">
      <style:text-properties officeooo:rsid="0058c3d5"/>
    </style:style>
    <style:style style:name="T378" style:family="text">
      <style:text-properties officeooo:rsid="0058c909"/>
    </style:style>
    <style:style style:name="T379" style:family="text">
      <style:text-properties officeooo:rsid="005a824d"/>
    </style:style>
    <style:style style:name="T380" style:family="text">
      <style:text-properties officeooo:rsid="005af005"/>
    </style:style>
    <style:style style:name="T381" style:family="text">
      <style:text-properties officeooo:rsid="005b2232"/>
    </style:style>
    <style:style style:name="T382" style:family="text">
      <style:text-properties officeooo:rsid="005b3284"/>
    </style:style>
    <style:style style:name="T383" style:family="text">
      <style:text-properties officeooo:rsid="005def84"/>
    </style:style>
    <style:style style:name="T384" style:family="text">
      <style:text-properties officeooo:rsid="005e4452"/>
    </style:style>
    <style:style style:name="T385" style:family="text">
      <style:text-properties officeooo:rsid="005edb23"/>
    </style:style>
    <style:style style:name="T386" style:family="text">
      <style:text-properties officeooo:rsid="005f6ae4"/>
    </style:style>
    <style:style style:name="T387" style:family="text">
      <style:text-properties officeooo:rsid="00606bb1"/>
    </style:style>
    <style:style style:name="T388" style:family="text">
      <style:text-properties officeooo:rsid="00620074"/>
    </style:style>
    <style:style style:name="T389" style:family="text">
      <style:text-properties officeooo:rsid="00630d5b"/>
    </style:style>
    <style:style style:name="T390" style:family="text">
      <style:text-properties officeooo:rsid="0064de88"/>
    </style:style>
    <style:style style:name="T391" style:family="text">
      <style:text-properties officeooo:rsid="00667aea"/>
    </style:style>
    <style:style style:name="T392" style:family="text">
      <style:text-properties officeooo:rsid="0072e76b"/>
    </style:style>
    <style:style style:name="T393" style:family="text">
      <style:text-properties officeooo:rsid="00746e39"/>
    </style:style>
    <style:style style:name="T394" style:family="text">
      <style:text-properties officeooo:rsid="0074745f"/>
    </style:style>
    <style:style style:name="T395" style:family="text">
      <style:text-properties officeooo:rsid="00760b1d"/>
    </style:style>
    <style:style style:name="T396" style:family="text">
      <style:text-properties officeooo:rsid="0077e640"/>
    </style:style>
    <style:style style:name="T397" style:family="text">
      <style:text-properties officeooo:rsid="00791708"/>
    </style:style>
    <style:style style:name="T398" style:family="text">
      <style:text-properties officeooo:rsid="007a1ce5"/>
    </style:style>
    <style:style style:name="T399" style:family="text">
      <style:text-properties officeooo:rsid="007b7c0e"/>
    </style:style>
    <style:style style:name="T400" style:family="text">
      <style:text-properties officeooo:rsid="007b949a"/>
    </style:style>
    <style:style style:name="T401" style:family="text">
      <style:text-properties officeooo:rsid="007d776f"/>
    </style:style>
    <style:style style:name="T402" style:family="text">
      <style:text-properties officeooo:rsid="007f755f"/>
    </style:style>
    <style:style style:name="T403" style:family="text">
      <style:text-properties officeooo:rsid="00813957"/>
    </style:style>
    <style:style style:name="T404" style:family="text">
      <style:text-properties officeooo:rsid="0082c448"/>
    </style:style>
    <style:style style:name="T405" style:family="text">
      <style:text-properties officeooo:rsid="00866fdd"/>
    </style:style>
    <style:style style:name="T406" style:family="text">
      <style:text-properties officeooo:rsid="00884d53"/>
    </style:style>
    <style:style style:name="T407" style:family="text">
      <style:text-properties officeooo:rsid="0089e114"/>
    </style:style>
    <style:style style:name="T408" style:family="text">
      <style:text-properties officeooo:rsid="008b7dd8"/>
    </style:style>
    <style:style style:name="T409" style:family="text">
      <style:text-properties officeooo:rsid="00982a57"/>
    </style:style>
    <style:style style:name="T410" style:family="text">
      <style:text-properties officeooo:rsid="00f486aa"/>
    </style:style>
    <style:style style:name="T411" style:family="text">
      <style:text-properties officeooo:rsid="00f703cb"/>
    </style:style>
    <style:style style:name="T412" style:family="text">
      <style:text-properties officeooo:rsid="00f7bc3a"/>
    </style:style>
    <style:style style:name="T413" style:family="text">
      <style:text-properties officeooo:rsid="00f99235"/>
    </style:style>
    <style:style style:name="T414" style:family="text">
      <style:text-properties officeooo:rsid="0127e7ae"/>
    </style:style>
    <style:style style:name="T415" style:family="text">
      <style:text-properties officeooo:rsid="021ce935"/>
    </style:style>
    <style:style style:name="T416" style:family="text">
      <style:text-properties officeooo:rsid="021dc11f"/>
    </style:style>
    <style:style style:name="T417" style:family="text">
      <style:text-properties officeooo:rsid="021981f4"/>
    </style:style>
    <style:style style:name="T418" style:family="text">
      <style:text-properties officeooo:rsid="02a62393"/>
    </style:style>
    <style:style style:name="T419" style:family="text">
      <style:text-properties officeooo:rsid="0158f7d1"/>
    </style:style>
    <style:style style:name="T420" style:family="text">
      <style:text-properties officeooo:rsid="015a3fa1"/>
    </style:style>
    <style:style style:name="T421" style:family="text">
      <style:text-properties officeooo:rsid="015bb241"/>
    </style:style>
    <style:style style:name="T422" style:family="text">
      <style:text-properties officeooo:rsid="015c401e"/>
    </style:style>
    <style:style style:name="T423" style:family="text">
      <style:text-properties officeooo:rsid="015d860d"/>
    </style:style>
    <style:style style:name="T424" style:family="text">
      <style:text-properties officeooo:rsid="01603b7c"/>
    </style:style>
    <style:style style:name="T425" style:family="text">
      <style:text-properties officeooo:rsid="016047e5"/>
    </style:style>
    <style:style style:name="T426" style:family="text">
      <style:text-properties officeooo:rsid="0014e683"/>
    </style:style>
    <style:style style:name="T427" style:family="text">
      <style:text-properties officeooo:rsid="00355e40"/>
    </style:style>
    <style:style style:name="T428" style:family="text">
      <style:text-properties officeooo:rsid="00146dbf"/>
    </style:style>
    <style:style style:name="T429" style:family="text">
      <style:text-properties officeooo:rsid="0016a19d"/>
    </style:style>
    <style:style style:name="T430" style:family="text">
      <style:text-properties officeooo:rsid="00186d14"/>
    </style:style>
    <style:style style:name="T431" style:family="text">
      <style:text-properties officeooo:rsid="001b41c0"/>
    </style:style>
    <style:style style:name="T432" style:family="text">
      <style:text-properties officeooo:rsid="001e6e71"/>
    </style:style>
    <style:style style:name="T433" style:family="text">
      <style:text-properties officeooo:rsid="0019ef1a"/>
    </style:style>
    <style:style style:name="T434" style:family="text">
      <style:text-properties officeooo:rsid="001d96bf"/>
    </style:style>
    <style:style style:name="T435" style:family="text">
      <style:text-properties officeooo:rsid="001f188e"/>
    </style:style>
    <style:style style:name="T436" style:family="text">
      <style:text-properties officeooo:rsid="001f48d8"/>
    </style:style>
    <style:style style:name="T437" style:family="text">
      <style:text-properties officeooo:rsid="0034489d"/>
    </style:style>
    <style:style style:name="T438" style:family="text">
      <style:text-properties officeooo:rsid="001fc1ae"/>
    </style:style>
    <style:style style:name="T439" style:family="text">
      <style:text-properties officeooo:rsid="00218266"/>
    </style:style>
    <style:style style:name="T440" style:family="text">
      <style:text-properties officeooo:rsid="0025f854"/>
    </style:style>
    <style:style style:name="T441" style:family="text">
      <style:text-properties officeooo:rsid="0027925a"/>
    </style:style>
    <style:style style:name="T442" style:family="text">
      <style:text-properties officeooo:rsid="00292294"/>
    </style:style>
    <style:style style:name="T443" style:family="text">
      <style:text-properties officeooo:rsid="002b064b"/>
    </style:style>
    <style:style style:name="T444" style:family="text">
      <style:text-properties officeooo:rsid="002df212"/>
    </style:style>
    <style:style style:name="T445" style:family="text">
      <style:text-properties officeooo:rsid="002d09fe"/>
    </style:style>
    <style:style style:name="T446" style:family="text">
      <style:text-properties officeooo:rsid="0035fbd2"/>
    </style:style>
    <style:style style:name="T447" style:family="text">
      <style:text-properties officeooo:rsid="0037b6e0"/>
    </style:style>
    <style:style style:name="T448" style:family="text">
      <style:text-properties officeooo:rsid="00393ede"/>
    </style:style>
    <style:style style:name="T449" style:family="text">
      <style:text-properties officeooo:rsid="003de038"/>
    </style:style>
    <style:style style:name="T450" style:family="text">
      <style:text-properties officeooo:rsid="003a6ae7"/>
    </style:style>
    <style:style style:name="T451" style:family="text">
      <style:text-properties officeooo:rsid="00229a5d"/>
    </style:style>
    <style:style style:name="T452" style:family="text">
      <style:text-properties officeooo:rsid="00410b96"/>
    </style:style>
    <style:style style:name="T453" style:family="text">
      <style:text-properties officeooo:rsid="002354ca"/>
    </style:style>
    <style:style style:name="T454" style:family="text">
      <style:text-properties officeooo:rsid="00349aef"/>
    </style:style>
    <style:style style:name="T455" style:family="text">
      <style:text-properties officeooo:rsid="02156c12"/>
    </style:style>
    <style:style style:name="T456" style:family="text">
      <style:text-properties officeooo:rsid="0216e7c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ab 4: <text:span text:style-name="T409">Metakritik Akal Budi Praktis</text:span></text:p>
      <text:p text:style-name="P84"><text:tab/><text:span text:style-name="T1">Adorno menyebut b</text:span>ab kebebasan <text:span text:style-name="T2">sebagai salah satu model dialektika negatif. </text:span><text:span text:style-name="T3">Dari pembahasan di bab-</text:span><text:span text:style-name="T4">bab</text:span><text:span text:style-name="T3"> sebelumnya, kita </text:span><text:span text:style-name="T4">sudah mampu </text:span><text:span text:style-name="T3">membuat </text:span><text:span text:style-name="T4">asumsi sementara tentang isinya. </text:span><text:span text:style-name="T5">Dialektika negatif, sebagai kesadaran konsekuen akan ketidakidentikan, </text:span><text:span text:style-name="T6">akan menunjukkan ketidakidentikan konsep kebebasan dengan dirinya sendiri. </text:span><text:span text:style-name="T7">Konsep kebebasan </text:span><text:span text:style-name="T8">di </text:span><text:span text:style-name="T10">sini </text:span><text:span text:style-name="T9">adalah </text:span><text:span text:style-name="T10">kebebasan menurut Kant dan sebagaimana diwarisi oleh pemikir-pemikir setelahnya, khususnya Hegel. “</text:span><text:span text:style-name="T11">Model” menunjukkan cara </text:span><text:span text:style-name="T12">kerja dialektika negatif, yakni, dengan </text:span><text:span text:style-name="T13">struktur</text:span><text:span text:style-name="T12"> yang lebih menyerupai komposisi musik daripada argumentasi sistematis.</text:span><text:span text:style-name="T11"> </text:span><text:span text:style-name="T14">Tesis ini tidak mungkin memiliki struktur yang sama, sehingga presentasi pemikiran Adorno di sini merupakan hasil olahan penulis. </text:span><text:span text:style-name="T13">Akhirnya, bab kebebasan merupakan suatu metakritik, yakni, kritik sekaligus dari dalam dan dari luar. </text:span><text:span text:style-name="T15">Secara khusus, </text:span><text:span text:style-name="T16">kritik Adorno dari luar mengandalkan aspek dari pemikiran Hegel, Marx, dan Freud, sementara kritik Adorno dari dalam berfokus pada hubungan di antara kausalitas dengan kebebasan </text:span><text:span text:style-name="T17">dalam pemikiran Kant</text:span><text:span text:style-name="T16">. </text:span><text:span text:style-name="T302">Pada umumnya, motif Hegelian yang paling sering muncul di bab ini, sementara pemikiran Marx dan Freud cenderung menyediakan orientasi umum atau asumsi latar belakang yang diandaikan oleh Adorno dalam analisisnya.</text:span></text:p>
      <text:p text:style-name="P84"><text:tab/><text:span text:style-name="T371">Adorno bermula dengan suatu definisi atas kebebasan dalam </text:span><text:span text:style-name="T392">pemikiran </text:span><text:span text:style-name="T371">Kant yang kiranya akan disetujui oleh Kant sendiri: “</text:span><text:span text:style-name="T377">kesatuan </text:span><text:span text:style-name="T378">teratur dari semua dorongan yang </text:span><text:span text:style-name="T379">ternyata </text:span><text:span text:style-name="T378">sekaligus spontan dan ditentukan </text:span><text:span text:style-name="T379">oleh akal budi, </text:span><text:span text:style-name="T380">berbeda dengan kausalitas alami</text:span><text:span text:style-name="T371">”.</text:span><text:span text:style-name="T371"><text:note text:id="ftn1" text:note-class="footnote"><text:note-citation>1</text:note-citation><text:note-body><text:p text:style-name="P3">Adorno, <text:span text:style-name="T308">Negative Dialektik</text:span><text:span text:style-name="T324">, 21</text:span><text:span text:style-name="T325">0</text:span><text:span text:style-name="T324">: “</text:span><text:span text:style-name="T320">die gesetzm</text:span><text:span text:style-name="T272">äß</text:span><text:span text:style-name="T272">ige </text:span><text:span text:style-name="T273">Einheit aller Impulse, die als zugleich spontan und vernunft</text:span><text:span text:style-name="T274">bestimmt</text:span><text:span text:style-name="T273"> sich erweisen, zum Unterschied von der Naturkausalit</text:span><text:span text:style-name="T273">ä</text:span><text:span text:style-name="T273">t</text:span><text:span text:style-name="T324">”; bdk. Adorno </text:span><text:span text:style-name="T308">Negative Dialectics</text:span><text:span text:style-name="T324">, 21</text:span><text:span text:style-name="T325">2</text:span><text:span text:style-name="T324">.</text:span></text:p></text:note-body></text:note></text:span><text:span text:style-name="T371"> </text:span><text:span text:style-name="T381">Sepanjang bab “Kebebasan”, Adorno menyerang </text:span><text:span text:style-name="T392">pengertian </text:span><text:span text:style-name="T381">ini dari berbagai </text:span><text:span text:style-name="T382">penjuru</text:span><text:span text:style-name="T381">. </text:span><text:span text:style-name="T303">Akhirnya kita akan melihat bahwa bagi Adorno, kebebasan sebagaimana dipahami dalam tradisi filosofis [Kantian] </text:span><text:span text:style-name="T304">menjadi atau merupakan kebalikannya, yakni, pemaksaan atau represi.</text:span></text:p>
      <text:p text:style-name="P84"/>
      <text:p text:style-name="P43"><text:span text:style-name="T414">4.1 </text:span>Kritik dari luar</text:p>
      <text:p text:style-name="P43"><text:span text:style-name="T414">4.1.1 </text:span>Kritik Hegelian-<text:span text:style-name="T391">Marxian</text:span></text:p>
      <text:p text:style-name="P44"><text:span text:style-name="T18"><text:tab/>Kritik Hegelian </text:span><text:span text:style-name="T25">adalah </text:span><text:span text:style-name="T18">paling dominan dalam analisis Adorno, mengingat bahwa konsep dialektika Adorno berasal dari Hegel.</text:span><text:span text:style-name="T19"> Meskipun begitu, </text:span><text:span text:style-name="T18"><text:s/>‘</text:span><text:span text:style-name="T20">Hegelianisme’ Adorno </text:span><text:span text:style-name="T21">selalu mengandung sikap kritis terhadap masyarakat </text:span><text:span text:style-name="T22">(</text:span><text:span text:style-name="T21">tanda khas Hegelian Muda</text:span><text:span text:style-name="T22">) serta pandangan materialis terhadap sejarah (sumbangan khusus Marx dan Engels), </text:span><text:span text:style-name="T23">sehingga unsur Hegelian dan Marxian dalam kritiknya sering sulit dipisahkan yang satu dari yang lain. </text:span><text:span text:style-name="T24">Karena alasan itu </text:span><text:span text:style-name="T25">aspek Hegelian dan Marxian dari kritik Adorno dilihat bersama di bagian ini.</text:span></text:p>
      <text:p text:style-name="P85"><text:tab/><text:span text:style-name="T305">Motif Hegelian yang pertama </text:span><text:span text:style-name="T306">adalah </text:span><text:span text:style-name="T302">kemustahilan memisahkan indiv</text:span><text:span text:style-name="T305">i</text:span><text:span text:style-name="T302">du dari konteks sosial, </text:span><text:span text:style-name="T306">sebagaimana diandaikan oleh Kant dalam semua anggapannya tentang individu yang bebas dari segala pengaruh asing saat menentukan diri sendiri dalam tindakannya. </text:span><text:span text:style-name="T307">Dalam konteks ini, Adorno menyebut ‘kemurnian’ </text:span><text:span text:style-name="T364">kehendak </text:span><text:span text:style-name="T307">yang dicari oleh Kant sebagai </text:span>“<text:span text:style-name="T306">kemurnian kimiawi yang </text:span><text:span text:style-name="T363">di</text:span><text:span text:style-name="T306">miskin</text:span><text:span text:style-name="T363">kan</text:span><text:span text:style-name="T306">”,</text:span><text:span text:style-name="T306"><text:note text:id="ftn0" text:note-class="footnote"><text:note-citation>2</text:note-citation><text:note-body><text:p text:style-name="P2">Adorno, <text:span text:style-name="T308">Negative Dialektik</text:span><text:span text:style-name="T324">, 211: “</text:span><text:span text:style-name="T308">diesem Verarmten, chemisch Reinen</text:span><text:span text:style-name="T324">”; bdk. Adorno </text:span><text:span text:style-name="T308">Negative Dialectics</text:span><text:span text:style-name="T324">, 213.</text:span></text:p></text:note-body></text:note></text:span><text:span text:style-name="T306"> </text:span><text:span text:style-name="T365">yakni, sebagai hasil rekayasa filsuf </text:span><text:span text:style-name="T366">yang </text:span><text:span text:style-name="T367">justru kehilangan aspek pentingnya.</text:span><text:span text:style-name="T306"> </text:span><text:span text:style-name="T368">Di satu sisi, sebagaimana kita akan lihat di </text:span><text:span text:style-name="T419">pembahasan tentang Yang Ditambahkan</text:span><text:span text:style-name="T368">, kemurnian ini memisahkan subjek dari dorongan jasmani yang bagi Adorno harus ada untuk memotivasikan tindakan. Di sisi lain, kemurnian </text:span><text:span text:style-name="T369">itu </text:span><text:span text:style-name="T370">seolah-olah </text:span><text:span text:style-name="T368">memisahkan subjek dari masyarakat yang mengonstitusikannya.</text:span><text:span text:style-name="T368"><text:note text:id="ftn2" text:note-class="footnote"><text:note-citation>3</text:note-citation><text:note-body><text:p text:style-name="P4">Adorno, <text:span text:style-name="T308">Negative Dialektik</text:span><text:span text:style-name="T324">, 2</text:span><text:span text:style-name="T326">32.</text:span><text:span text:style-name="T324"> </text:span></text:p></text:note-body></text:note></text:span><text:span text:style-name="T368"> </text:span><text:span text:style-name="T383">Adorno melihat bahwa bagi Kant, individu menciptakan kebebasannya sendiri, </text:span><text:span text:style-name="T384">karena titik tolak Kant adalah kebebasan individu. Kant tidak </text:span><text:soft-page-break/><text:span text:style-name="T384">melihat kebebasan sebagai konsep yang menjadi dalam sejarah </text:span><text:span text:style-name="T385">dan hanya bisa muncul di kondisi sosial tertentu.</text:span></text:p>
      <text:p text:style-name="P85"><text:tab/><text:span text:style-name="T386">Dalam hal ini, menurut Adorno, pemikiran Kant mencerminkan kepentingan zamannya: “</text:span><text:span text:style-name="T387">Sejak abad ke-17, filsafat besar </text:span><text:span text:style-name="T388">menentukan </text:span><text:span text:style-name="T387">kebebasan sebagai kepentingan</text:span><text:span text:style-name="T388">nya yang</text:span><text:span text:style-name="T387"> paling khas; </text:span><text:span text:style-name="T388">menurut </text:span><text:span text:style-name="T389">mandat tersirat kaum borjuis untuk memberinya dasar yang jernih. </text:span><text:span text:style-name="T390">Namun, kepentingan ini berlawanan dengan dirinya sendiri.”</text:span><text:span text:style-name="T390"><text:note text:id="ftn3" text:note-class="footnote"><text:note-citation>4</text:note-citation><text:note-body><text:p text:style-name="P5">Adorno, <text:span text:style-name="T308">Negative Dialektik</text:span><text:span text:style-name="T324">, 211: “</text:span><text:span text:style-name="T321">Seit dem siebzehnten Jahrhundert hatte die große Philosophie Freiheit als ihr eigentümlichstes Interesse bestimmt; unterm unausdrücklichen Mandat der bürgerlichen Klasse, sie durchsichtig zu begründen. Jenes Interesse jedoch ist in sich antagonistisch.</text:span><text:span text:style-name="T324">”; bdk. Adorno </text:span><text:span text:style-name="T308">Negative Dialectics</text:span><text:span text:style-name="T324">, 21</text:span><text:span text:style-name="T327">4</text:span><text:span text:style-name="T324">.</text:span></text:p></text:note-body></text:note></text:span><text:span text:style-name="T390"> </text:span><text:span text:style-name="T393">Di sini kita melihat bahwa Adorno memahami kebebasan sesuai dengan apa yang disebut di Bab </text:span><text:span text:style-name="T419">2</text:span><text:span text:style-name="T393"> sebagai sisi historis gerakan konsep. Menurut Adorno, kebebasan tidak menjadi pokok yang sangat penting dalam filsafat karena perkembangan konseptual yang terjadi di dalam filsafat saja; </text:span><text:span text:style-name="T394">sebaliknya, para filsuf menanggapi </text:span><text:span text:style-name="T395">peristiwa yang sedang terjadi di sekeliling mereka, </text:span><text:span text:style-name="T396">secara khusus penegasan-diri kaum borjuis sebagai kelas revolusioner </text:span><text:span text:style-name="T420">di masa itu, yang sekaligus memimpin revolusi politik atas nama hak universal dan revolusi ekonomi/teknologi dalam bentuk revolusi industri</text:span><text:span text:style-name="T396">.</text:span><text:span text:style-name="T396"><text:note text:id="ftn20" text:note-class="footnote"><text:note-citation>5</text:note-citation><text:note-body><text:p text:style-name="P22">Lih., mis., <text:span text:style-name="T422">EJ </text:span><text:span text:style-name="T421">Hobsbawm,</text:span><text:span text:style-name="T317"> The Age of Revolution: 1789–1848</text:span><text:span text:style-name="T343"> (New York: Mentor, 1962), </text:span><text:span text:style-name="T344">44ff.</text:span><text:span text:style-name="T343"> </text:span></text:p></text:note-body></text:note></text:span><text:span text:style-name="T395"> </text:span><text:span text:style-name="T397">Adorno menyebut kepentingan ini berlawanan dengan dirinya sendiri karena dorongan rasionalisti</text:span><text:span text:style-name="T402">s</text:span><text:span text:style-name="T397"> yang membebaskan manusia, sebagai individu, dari feodalisme, juga memenjarakannya dalam masyarakat kapitalis yang </text:span><text:span text:style-name="T398">sangat menekan individu. </text:span><text:span text:style-name="T399">Di sisi lain, kemajuan dalam ilmu pengetahuan </text:span><text:span text:style-name="T423">yang mndorong </text:span><text:span text:style-name="T399">revolusi industri </text:span><text:span text:style-name="T400">semakin merepresentasikan alam semesta sebagai keseluruhan deterministik dan tidak menyediakan ruang untuk kebebasan individu. </text:span><text:span text:style-name="T401">Adorno melihat keadaan ini sebagai latar belakang </text:span><text:span text:style-name="T423">objektif (sosial) </text:span><text:span text:style-name="T401">antinomi-antinomi Kant, khususnya Antinomi Ketiga;</text:span><text:span text:style-name="T401"><text:note text:id="ftn4" text:note-class="footnote"><text:note-citation>6</text:note-citation><text:note-body><text:p text:style-name="P6">Adorno, <text:span text:style-name="T308">Negative Dialektik</text:span><text:span text:style-name="T324">, 2</text:span><text:span text:style-name="T328">1</text:span><text:span text:style-name="T326">2.</text:span></text:p></text:note-body></text:note></text:span><text:span text:style-name="T401"> ‘</text:span><text:span text:style-name="T403">alam’ yang muncul sebagai tantangan terhadap </text:span><text:span text:style-name="T404">kebebasan menutupi masyarakat—alam kedua—yang sebenarnya mengekangnya.</text:span><text:span text:style-name="T404"><text:note text:id="ftn5" text:note-class="footnote"><text:note-citation>7</text:note-citation><text:note-body><text:p text:style-name="P7">Adorno, <text:span text:style-name="T308">Negative Dialektik</text:span><text:span text:style-name="T324">, 2</text:span><text:span text:style-name="T328">1</text:span><text:span text:style-name="T329">8.</text:span></text:p></text:note-body></text:note></text:span><text:span text:style-name="T404"> </text:span></text:p>
      <text:p text:style-name="P86"><text:tab/><text:span text:style-name="T405">Pertimbangan seperti ini </text:span><text:span text:style-name="T406">melahirkan pernyataan yang </text:span><text:span text:style-name="T407">dapat dilihat sebagai pernyataan Adorno yang paling umum tentang kebebasan, ‘definisinya’ atas istilah itu:</text:span><text:span text:style-name="T405"> </text:span><text:span text:style-name="T175">“</text:span><text:span text:style-name="T187">K</text:span><text:span text:style-name="T176">ebebasan hanya dapat ditangkap dalam </text:span><text:span text:style-name="T177">negasi tertentu sesuai dengan bentuk konkret ketidakbebasan.”</text:span><text:span text:style-name="T177"><text:note text:id="ftn7" text:note-class="footnote"><text:note-citation>8</text:note-citation><text:note-body><text:p text:style-name="P8">Adorno, <text:span text:style-name="T308">Negative Dialektik</text:span><text:span text:style-name="T330">, </text:span><text:span text:style-name="T331">228: “</text:span><text:span text:style-name="T309">Freiheit ist einzig in bestim</text:span><text:span text:style-name="T310">m</text:span><text:span text:style-name="T309">ter Negation zu fassen, gem</text:span><text:span text:style-name="T295">äß </text:span><text:span text:style-name="T296">der konkreten Gestalt der Unfreiheit</text:span><text:span text:style-name="T330">”; </text:span><text:span text:style-name="T359">bdk. Adorno </text:span><text:span text:style-name="T322">Negative Dialectics</text:span><text:span text:style-name="T359">, 2</text:span><text:span text:style-name="T360">31</text:span><text:span text:style-name="T359">.</text:span></text:p></text:note-body></text:note></text:span><text:span text:style-name="T177"> </text:span><text:span text:style-name="T178">Negasi tertentu, seperti kita lihat di Bab </text:span><text:span text:style-name="T179">2</text:span><text:span text:style-name="T178">, </text:span><text:span text:style-name="T179">merujuk wawasan Hegel bahwa </text:span><text:span text:style-name="T255">menegasi</text:span><text:span text:style-name="T179"> sesuatu juga bersifat produktif. Di sini Adorno menyangkal bahwa kebebasan dapat diartikulasikan secara positif, </text:span><text:span text:style-name="T180">setidaknya dalam kondisi historis saat dia </text:span><text:span text:style-name="T181">berkarya</text:span><text:span text:style-name="T180">. </text:span><text:span text:style-name="T182">Sesuai dengan penyangkalan tersebut, segala klaim bahwa manusia memiliki kebebasan harus juga ditolak. </text:span><text:span text:style-name="T183">Meskipun komitmen Adorno terhadap negativitas ini dapat memberi kesan yang bern</text:span><text:span text:style-name="T269">ada </text:span><text:span text:style-name="T183">putus asa (kritik-diri tanpa ampun yang kita bertemu di Bab 3), </text:span><text:span text:style-name="T184">semuanya dilakukan demi suatu kebebasan di masa depan yang tetap dapat diandaikan. </text:span><text:span text:style-name="T185">Hal ini adalah aspek Marxian yang melandasi semua pemikiran Adorno tentang kebebasan dan mengimbangi negativitasnya: bahwa kebebasan itu bisa diwujudkan suatu saat di masa depan, jika tata sosial kita berubah.</text:span></text:p>
      <text:p text:style-name="P89"><text:span text:style-name="T185"><text:tab/></text:span><text:span text:style-name="T211">Adorno barangkali terdengar paling Marxis </text:span><text:span text:style-name="T217">dan materialis </text:span><text:span text:style-name="T211">saat membahas kebebasan dan ketidakbebasan sebagaimana dialami individu di masyarakat kapitalis. </text:span><text:span text:style-name="T255">Menurutnya,</text:span><text:span text:style-name="T211"> </text:span><text:span text:style-name="T255">i</text:span><text:span text:style-name="T212">ndividu merasa bebas sejauh dia merasa bisa memisahkan dirinya dari masyarakat dan menentukan tujuannya sendiri. A</text:span><text:span text:style-name="T213">dorno mengaku bahwa jenis kebebasan ini merupakan kemajuan masyarakat modern di satu sisi, tetapi di sisi lain masih sangat terbatas, dan karena itu cenderung menipu individu sehingga merasa lebih bebas daripada kenyataannya. </text:span><text:span text:style-name="T214">Individu bertindak sendiri, tetapi </text:span><text:span text:style-name="T215">hanya sebagai pelaku pasar yang </text:span><text:span text:style-name="T216">mengejar kepentingannya sendiri sebagai fungsi sistem pertukaran. Akhirnya, </text:span><text:soft-page-break/><text:span text:style-name="T216">dengan mementingkan diri sendiri, dia melayani dan menopang sistem tersebut.</text:span><text:span text:style-name="T216"><text:note text:id="ftn8" text:note-class="footnote"><text:note-citation>9</text:note-citation><text:note-body><text:p text:style-name="P10">Adorno, <text:span text:style-name="T308">Negative Dialektik</text:span><text:span text:style-name="T330">, </text:span><text:span text:style-name="T331">2</text:span><text:span text:style-name="T334">56–7.</text:span></text:p></text:note-body></text:note></text:span><text:span text:style-name="T216"> </text:span><text:span text:style-name="T255">Anggapan umum bahwa individu bebas memiliki fungsi ideologis, yakni, untuk membenarkan tata sosial yang berlaku.</text:span><text:span text:style-name="T216"><text:line-break/><text:tab/></text:span><text:span text:style-name="T217">Dalam konteks ini, </text:span><text:span text:style-name="T218">Adorno </text:span><text:span text:style-name="T256">menawarkan rumusannya sendiri atas Antinomi Ketiga.</text:span><text:span text:style-name="T256"><text:note text:id="ftn21" text:note-class="footnote"><text:note-citation>10</text:note-citation><text:note-body><text:p text:style-name="P23">Adorno tidak mempresentasikan <text:span text:style-name="T424">gagasan yang dirangkum di paragraf ini sebagai versinya sendiri atas Antinomi Ketiga; na</text:span><text:span text:style-name="T425">mun, kemiripannya dengan presentasi Kant sulit diabaikan.</text:span></text:p></text:note-body></text:note></text:span><text:span text:style-name="T256"> </text:span><text:span text:style-name="T258">Dalam </text:span><text:span text:style-name="T256">‘</text:span><text:span text:style-name="T257">Antinomi Ketiga’ Adorno, </text:span><text:span text:style-name="T258">sama seperti bagi Kant, </text:span><text:span text:style-name="T218">kita tidak mampu menjawab pertanyaan apakah ada kehendak bebas atau tidak, </text:span><text:span text:style-name="T259">tetapi isi dan alasan ketidakmampuan itu sangat berbeda. </text:span><text:span text:style-name="T260">Antinomi Ketiga Kant disebabkan oleh kontradiksi logis di antara dua cara memahami alam dan posisi manusia di dalamnya. Bagi Adorno, sebaliknya, </text:span><text:span text:style-name="T261">kontradiksi </text:span><text:span text:style-name="T262">yang relevan adalah kontradiksi sosial di antara keinginan individu untuk menjadi bebas dengan masyarakat yang membatasinya. </text:span><text:span text:style-name="T219">Lagipula, baik jawaban “ya” maupun “tidak” kepada pertanyaan itu akan merasa berat bagi individu yang bertanya. </text:span><text:span text:style-name="T220">Jika dia menjawab “ya, aku bebas,” dia langsung merasa bersalah karena tidak mampu melakukan perubahan yang berarti di masyarakat yang tidak adil, dan tidak juga melakukan apa yang diinginkannya. </text:span><text:span text:style-name="T221">Di</text:span><text:span text:style-name="T257">a</text:span><text:span text:style-name="T221"> hanya bebas untuk melanjutkan tata sosial yang berlaku.</text:span><text:span text:style-name="T220"> </text:span><text:span text:style-name="T221">Sebaliknya, jika dia menjawab “aku tidak bebas,” </text:span><text:span text:style-name="T222">tata sosial itu seolah-olah diabadikan, dijadikan hal mutlak yang tak terkalahkan. </text:span><text:span text:style-name="T223">Manusia tanpa kebebasan sama sekali tidak berbeda dengan barang tukar masyarakat kapitalis.</text:span><text:span text:style-name="T223"><text:note text:id="ftn22" text:note-class="footnote"><text:note-citation>11</text:note-citation><text:note-body><text:p text:style-name="P19">Adorno, <text:span text:style-name="T308">Negative Dialektik</text:span><text:span text:style-name="T330">, </text:span><text:span text:style-name="T331">2</text:span><text:span text:style-name="T334">5</text:span><text:span text:style-name="T345">8</text:span><text:span text:style-name="T334">–</text:span><text:span text:style-name="T345">9</text:span><text:span text:style-name="T334">.</text:span></text:p></text:note-body></text:note></text:span></text:p>
      <text:p text:style-name="P87"><text:span text:style-name="T185"><text:tab/></text:span><text:span text:style-name="T186">Pernyataan Adorno tentang kebebasan sebagai negasi tertentu juga memiliki pasangan ‘</text:span><text:span text:style-name="T187">praktis’ di lain tempat di bab yang sama: “Kebabasan menjadi konkret d</text:span><text:span text:style-name="T188">alam</text:span><text:span text:style-name="T187"> bentuk-bentuk represi yang berubah: d</text:span><text:span text:style-name="T188">alam</text:span><text:span text:style-name="T187"> perlawanan terhadapnya.”</text:span><text:span text:style-name="T187"><text:note text:id="ftn6" text:note-class="footnote"><text:note-citation>12</text:note-citation><text:note-body><text:p text:style-name="P9">Adorno, <text:span text:style-name="T308">Negative Dialektik</text:span><text:span text:style-name="T330">, </text:span><text:span text:style-name="T331">2</text:span><text:span text:style-name="T332">60</text:span><text:span text:style-name="T331">: “</text:span><text:span text:style-name="T275">Konkret wird Freiheit an den wechselnden Gestalten der Repression: im Widerstand gegen diese</text:span><text:span text:style-name="T331">”; </text:span><text:span text:style-name="T333">bdk. Adorno, </text:span><text:span text:style-name="T311">Negative Dialectics, </text:span><text:span text:style-name="T333">265.</text:span></text:p></text:note-body></text:note></text:span><text:span text:style-name="T187"> </text:span><text:span text:style-name="T189">Menariknya, </text:span><text:span text:style-name="T190">di sini Adorno tampaknya berpihak pada Kant, sejauh </text:span><text:span text:style-name="T191">melokasikan kebebasan dalam kemampuan individu untuk </text:span><text:span text:style-name="T200">melakukan resistansi </text:span><text:span text:style-name="T191">terhadap kondisi sosial yang menindasnya. </text:span><text:span text:style-name="T192">Dialektika Adorno tidak berhenti tetapi terus berputar </text:span><text:span text:style-name="T201">(terutama dari Kant ke Hegel lalu kembali, </text:span><text:span text:style-name="T250">dengan yang satu digunakan untuk mengkritik yang lain</text:span><text:span text:style-name="T201">),</text:span><text:span text:style-name="T201"><text:note text:id="ftn15" text:note-class="footnote"><text:note-citation>13</text:note-citation><text:note-body><text:p text:style-name="P20">Jarvis, <text:span text:style-name="T313">Critical Introduction</text:span><text:span text:style-name="T340">, 149.</text:span></text:p></text:note-body></text:note></text:span><text:span text:style-name="T201"> tetapi sejauh pertanyaan mana pun mengenai kebebasan akhirnya berujung dalam tindakan tertentu, </text:span><text:span text:style-name="T202">pernyataan kecil ini (ketika dilihat dalam konteks keseluruhan bab “Kebebasan”) </text:span><text:span text:style-name="T204">barangkali menjadi yang paling penting, seperti akan dilihat di </text:span><text:span text:style-name="T205">evaluasi di</text:span><text:span text:style-name="T204"> </text:span><text:span text:style-name="T269">subbab 4.3</text:span><text:span text:style-name="T204">.</text:span></text:p>
      <text:p text:style-name="P87"><text:span text:style-name="T192"><text:tab/></text:span><text:span text:style-name="T199">Aspek Hegelian terakhir, </text:span><text:span text:style-name="T203">dan paling umum, tentang kritik Adorno, adalah kecenderungan melihat berbagai oposisi biner dalam pemikiran Kant sebagai pasangan yang sebenarnya saling memediasi. </text:span><text:span text:style-name="T204">Hal ini akan dilihat secara lebih mendalam di pembahasan Antinomi Ketiga </text:span><text:span text:style-name="T263">di subbab berikutnya</text:span><text:span text:style-name="T204">, tetapi di sini dapat dicatat bahwa </text:span><text:span text:style-name="T206">pembedaan Kant antara yang sensibel dengan yang inteligibel—</text:span><text:span text:style-name="T207">pembedaan yang menyediakan jalan keluar dari Antinomi Ketiga</text:span><text:span text:style-name="T206">—sering menjadi sasaran.</text:span><text:span text:style-name="T204"> </text:span><text:span text:style-name="T208">Kant membedakan subjek inteligibel yang bebas dari subjek empiris yang tidak. </text:span><text:span text:style-name="T209">Tentu yang inteligibel yang diutamakan sebagai pelaku moral, tetapi Adorno sering menunjukkan bahwa subjek inteligibel </text:span><text:span text:style-name="T210">bergantung pada subjek empiris untuk isi konkretnya. </text:span><text:span text:style-name="T224">Sebaliknya, jika subjek inteligibel </text:span><text:span text:style-name="T225">menentukan tindakan subjek empiris, maka tindakannya mereproduksi determinisme yang membuat subjek empiris tidak bebas </text:span><text:span text:style-name="T226">karena mengidentikkan subjek empiris dengan dirinya sendiri—</text:span><text:span text:style-name="T263">satu bentuk identifikasi yang menindas, seperti kita lihat di Bab 3</text:span><text:span text:style-name="T225">.</text:span><text:span text:style-name="T225"><text:note text:id="ftn9" text:note-class="footnote"><text:note-citation>14</text:note-citation><text:note-body><text:p text:style-name="P11">Adorno, <text:span text:style-name="T308">Negative Dialektik</text:span><text:span text:style-name="T330">, </text:span><text:span text:style-name="T331">2</text:span><text:span text:style-name="T335">59</text:span><text:span text:style-name="T331">.</text:span></text:p></text:note-body></text:note></text:span></text:p>
      <text:p text:style-name="P87"><text:span text:style-name="T210"><text:tab/></text:span><text:span text:style-name="T226">Dalam konteks ini Adorno menawarkan satu visi lain tentang perwujudan kebebasan:</text:span></text:p>
      <text:p text:style-name="P88"><text:soft-page-break/><text:span text:style-name="T195"/></text:p>
      <text:p text:style-name="P93"><text:span text:style-name="T195">B</text:span><text:span text:style-name="T174">arangkali manusia bebas akan dibebaskan dari kehendak pula; tentu individu-individu hanya akan bebas dalam masyarakat yan</text:span><text:span text:style-name="T227">g bebas. Bersama dengan menghilangnya represi luar ... </text:span><text:span text:style-name="T228">[</text:span><text:span text:style-name="T263">begitu pula </text:span><text:span text:style-name="T228">represi] batin ... [Kebingungan filsafat tradisional mengenai kebebasan dan tanggung jawab] berubah menjadi partisipasi setiap individu secara aktif dan tanpa rasa takut dalam keseluruhan yang sudah tidak </text:span><text:span text:style-name="T229">mengeraskan keikutsertaan mereka </text:span><text:span text:style-name="T245">layaknya institusi</text:span><text:span text:style-name="T229">, tetapi [keikutsertaan tersebut] akan memiliki akibat yang nyata.</text:span><text:span text:style-name="T229"><text:note text:id="ftn10" text:note-class="footnote"><text:note-citation>15</text:note-citation><text:note-body><text:p text:style-name="P12">Adorno, <text:span text:style-name="T308">Negative Dialektik</text:span><text:span text:style-name="T330">, </text:span><text:span text:style-name="T331">2</text:span><text:span text:style-name="T335">59: “</text:span><text:span text:style-name="T276">V</text:span><text:span text:style-name="T277">ielleicht wären freie Menschen auch vom Willen befreit; sicherlich erst in einer freien Gesellschaft die Einzelnen frei. Mit der äußeren Repression verschwände ... die innere ... <text:s/>so ginge diese über in die angstlose, aktive Partizipation jedes Einzelnen: in einem Ganzen, welches die Teilnahme nicht mehr institutionell verhärtet, worin sie aber reale Folgen hätte</text:span><text:span text:style-name="T335">”; </text:span><text:span text:style-name="T336">bdk. Adorno, </text:span><text:span text:style-name="T312">Negative Dialectics</text:span><text:span text:style-name="T336">, 264.</text:span></text:p></text:note-body></text:note></text:span></text:p>
      <text:p text:style-name="P88"><text:span text:style-name="T195"/></text:p>
      <text:p text:style-name="P94"><text:span text:style-name="T174">Kutipan ini menjalin berbagai pokok perhatian Adorno. Pertama, kebebasan tidak akan terwujud tanpa perubahan dasar dalam tata masyarakat </text:span><text:span text:style-name="T263">sebagai keseluruhan</text:span><text:span text:style-name="T174">. Kedua, masyarakat ini akan ditandai tiadanya </text:span><text:span text:style-name="T230">pemaksaan sosial, termasuk yang mengonstitusikan diri setiap individu </text:span><text:span text:style-name="T231">dalam bentuk represi</text:span><text:span text:style-name="T230">. </text:span><text:span text:style-name="T232">Ketiga, tiadanya pemaksaan tersebut membuka ruang bermain bagi setiap individu secara yang menghargai </text:span><text:span text:style-name="T233">setiap individu yang lain. Sekali lagi, utopia Adorno terdengar sangat Kantian, </text:span><text:span text:style-name="T263">secara khusus sesuai dengan implikasi komunal imperatif kategoris yang dibahas di Bab 3</text:span><text:span text:style-name="T233">. </text:span><text:span text:style-name="T238">Keempat, individu itu tidak hanya akan bebas bergerak tetapi juga diberdayakan untuk membuat perubahan di dunia, suatu yang tertutup bagi mereka di masyarakat kapitalis.</text:span></text:p>
      <text:p text:style-name="P88"><text:span text:style-name="T195"/></text:p>
      <text:p text:style-name="P45"><text:span text:style-name="T251">4.1.2 </text:span><text:span text:style-name="T179">K</text:span><text:span text:style-name="T174">ritik Freudian</text:span></text:p>
      <text:p text:style-name="P92"><text:span text:style-name="T174"><text:tab/></text:span><text:span text:style-name="T193">Seperti sudah disebut di Bab 2, Adorno menggunakan </text:span><text:span text:style-name="T194">pemikiran Frued secara unik </text:span><text:span text:style-name="T242">dibandingkan dengan tokoh lain</text:span><text:span text:style-name="T194">, </text:span><text:span text:style-name="T196">tidak sebagai pemikir yang perlu dikritik seperti Kant atau Hegel, tetapi sebagai sumber ilmiah </text:span><text:span text:style-name="T197">yang menjelaskan </text:span><text:span text:style-name="T264">perkembangan dan struktur pikiran manusia</text:span><text:span text:style-name="T197">. </text:span><text:span text:style-name="T265">Adorno tampaknya melihat teori-teori Freud sebagai bagian dari kemajuan ilmiah umum yang terjadi sepanjang abad ke-19 dan ke-20, </text:span><text:span text:style-name="T266">sama nyatanya dengan teori evolusi Darwin atau mekanika mesin uap. Secara khusus, Adorno beranggapan bahwa s</text:span><text:span text:style-name="T198">uara hati individu diidentikkan begitu saja dengan superego. </text:span><text:span text:style-name="T234">Terlepas dari kewajaran penilaian itu, </text:span><text:span text:style-name="T235">ia tetap membuka ruang untuk pertimbangan mengenai hubungan antara yang inteligibel dengan yang empiris dal</text:span><text:span text:style-name="T236">a</text:span><text:span text:style-name="T235">m pemikiran Kant.</text:span></text:p>
      <text:p text:style-name="P91"><text:span text:style-name="T235"><text:tab/></text:span><text:span text:style-name="T237">Adorno melihat bahwa suatu penjelasan ilmiah mengenai </text:span><text:span text:style-name="T239">pertumbuhan dan pembentukan manusia individual merupakan tantangan terhadap inti filsafat moral Kant. Seperti sudah kita lihat, </text:span><text:span text:style-name="T241">bagi Kant, </text:span><text:span text:style-name="T239">kebebasan </text:span><text:span text:style-name="T240">dan kepelakuan moral terletak di </text:span><text:span text:style-name="T241">watak inteligibel tanpa mengindahkan keadaan atau watak empiris seseorang. </text:span><text:span text:style-name="T243">Suara hati berbicara seolah-olah ‘</text:span><text:span text:style-name="T244">dari luar’ diri </text:span><text:span text:style-name="T246">empiris </text:span><text:span text:style-name="T244">seseorang </text:span><text:span text:style-name="T246">tetapi tetap dialami. Akhirnya, fenomena ini menjadi fakta akal budi bagi Kant: suatu yang tak terbantahkan, yang ada begitu saja. </text:span><text:span text:style-name="T247">Menurut Adorno, Kant beranggapan bahwa asal numenal suara hati menempatkannya di luar batas kritik. </text:span><text:span text:style-name="T248">Adorno, s</text:span><text:span text:style-name="T247">ebaliknya, </text:span><text:span text:style-name="T248">melihat bahwa psikonalisis telah menjelaskan asal-usul ego dan superego dengan memadai sehingga suara hati tidak sekuat </text:span><text:span text:style-name="T266">yang di</text:span><text:span text:style-name="T248">andai</text:span><text:span text:style-name="T266">k</text:span><text:span text:style-name="T248">an Kant. </text:span><text:span text:style-name="T249">Lagipula, menurut paham Freudian, ucapan superego tidak menyuarakan suatu hukum moral tetap tetapi berbicara dengan suara represif masyarakat. Dengan kata lain, hal yang dilihat oleh Kant sebagai suara terdalam moralitas seseorang ‘ternyata’ hanyalah heteronomi yang memaksa individu dari luar.</text:span><text:span text:style-name="T249"><text:note text:id="ftn11" text:note-class="footnote"><text:note-citation>16</text:note-citation><text:note-body><text:p text:style-name="P13">Adorno, <text:span text:style-name="T308">Negative Dialektik</text:span><text:span text:style-name="T330">, </text:span><text:span text:style-name="T331">2</text:span><text:span text:style-name="T337">64–6.</text:span></text:p></text:note-body></text:note></text:span><text:span text:style-name="T249"> </text:span></text:p>
      <text:p text:style-name="P91"><text:span text:style-name="T174"/></text:p>
      <text:p text:style-name="P51"><text:span text:style-name="T251">4.1.3 </text:span><text:span text:style-name="T174">Yang Ditambahkan (</text:span><text:span text:style-name="T294">das Hinzutretende</text:span><text:span text:style-name="T174">)</text:span></text:p>
      <text:p text:style-name="P46"><text:soft-page-break/><text:span text:style-name="T174"><text:tab/></text:span><text:span text:style-name="T278">Das Hinzutretende </text:span><text:span text:style-name="T27">(di sini diterjemahkan sebagai Yang Ditambahkan)</text:span><text:span text:style-name="T27"><text:note text:id="ftn12" text:note-class="footnote"><text:note-citation>17</text:note-citation><text:note-body><text:p text:style-name="Footnote">“<text:span text:style-name="T410">Yang Ditambahkan</text:span>” <text:span text:style-name="T410">ditulis dengan huruf besar </text:span><text:span text:style-name="T411">hanya </text:span><text:span text:style-name="T412">untuk menandai penggunaan teknisnya di sini sebagai kata benda, </text:span><text:span text:style-name="T413">tetapi tidak dimaksudkan untuk ‘menyubstansikan’ istilahnya.</text:span></text:p></text:note-body></text:note></text:span><text:span text:style-name="T27"> </text:span><text:span text:style-name="T28">adalah sumbangan khas Adorno terhadap psikologi moral. </text:span><text:span text:style-name="T29">Konsepnya merupakan kritik terhadap Kant dari luar sejauh Adorno menganggapnya lebih memadai sebagai penjelasan tindakan manusia daripada penjelasan Kant yang menurutnya aporetis. </text:span><text:span text:style-name="T33">Awalnya Adorno menjelaskan Yang Ditambahkan sebagai berikut: </text:span><text:span text:style-name="T29">“</text:span><text:span text:style-name="T30">Keputusan-keputusan subjek tidak keluar </text:span><text:span text:style-name="T31">secara mekanis dalam rantai kausal, </text:span><text:span text:style-name="T32">tetapi guncangan terjadi.</text:span><text:span text:style-name="T29">”</text:span><text:span text:style-name="T29"><text:note text:id="ftn13" text:note-class="footnote"><text:note-citation>18</text:note-citation><text:note-body><text:p text:style-name="P14">Adorno, <text:span text:style-name="T308">Negative Dialektik</text:span><text:span text:style-name="T330">, </text:span><text:span text:style-name="T331">2</text:span><text:span text:style-name="T338">2</text:span><text:span text:style-name="T337">4: </text:span><text:span text:style-name="T29">“</text:span><text:span text:style-name="T279">Die Entscheidungen des Subjekts schnurren nich an der Kausalkette ab, ein Ruck erfolgt</text:span><text:span text:style-name="T29">”; </text:span><text:span text:style-name="T32">bdk. Adorno, </text:span><text:span text:style-name="T280">Negative Dialectics</text:span><text:span text:style-name="T32">, 226–7.</text:span></text:p></text:note-body></text:note></text:span><text:span text:style-name="T29"> </text:span><text:span text:style-name="T34">Guncangan tersebut—Yang Ditambahkan—menurut Adorno merupakan justru yang kurang dalam pengertian tradisional tentang kehendak dan tindakan. Kita sudah melihat bahwa bagi Kant, kehendak tidak lain dari akal budi sendiri. </text:span><text:span text:style-name="T35">Adorno kemudian bertanya bagaimana akal budi murni, </text:span><text:span text:style-name="T37">yang sama sekali tidak memiliki isi empiris</text:span><text:span text:style-name="T35">, bisa memengaruhi </text:span><text:span text:style-name="T36">alam. </text:span><text:span text:style-name="T38">Secara tradisional, kehendak dianggap sebagai penghubung antara </text:span><text:span text:style-name="T39">pemikiran </text:span><text:span text:style-name="T38">subjek </text:span><text:span text:style-name="T39">dengan dunia yang dipengaruhi olehnya melalui tindakannya, tetapi jika kehendak juga merupakan akal budi, </text:span><text:span text:style-name="T40">maka penghubung itu tidak dapat dikatakan ada: “sebagai </text:span><text:span text:style-name="T281">logos </text:span><text:span text:style-name="T40">murni, kehendak menjadi </text:span><text:span text:style-name="T41">tanah tak bertuan antara subjek dan objek.</text:span><text:span text:style-name="T40">”</text:span><text:span text:style-name="T40"><text:note text:id="ftn14" text:note-class="footnote"><text:note-citation>19</text:note-citation><text:note-body><text:p text:style-name="P15">Adorno, <text:span text:style-name="T308">Negative Dialektik</text:span><text:span text:style-name="T330">, </text:span><text:span text:style-name="T331">2</text:span><text:span text:style-name="T338">2</text:span><text:span text:style-name="T339">5: “</text:span><text:span text:style-name="T281">Als reiner λόγος wird der Wille ein Niemandsland zwischen Subjek und Objekt</text:span><text:span text:style-name="T339">”; bdk. </text:span><text:span text:style-name="T32">Adorno, </text:span><text:span text:style-name="T280">Negative Dialectics</text:span><text:span text:style-name="T32">, 22</text:span><text:span text:style-name="T41">8.</text:span></text:p></text:note-body></text:note></text:span></text:p>
      <text:p text:style-name="P47"><text:span text:style-name="T39"><text:tab/></text:span><text:span text:style-name="T42">Adorno melihat Hamlet, sering dirayakan sebagai salah satu tokoh berkesadaran modern pertama di sastra dunia, </text:span><text:span text:style-name="T43">sebagai representasi masalah ini. </text:span><text:span text:style-name="T44">Sepanjang drama </text:span><text:span text:style-name="T282">Hamlet</text:span><text:span text:style-name="T44">, Hamlet tahu apa yang harus dilakukan: </text:span><text:span text:style-name="T67">m</text:span><text:span text:style-name="T44">embalas dendam untuk pembunuhan ayahnya </text:span><text:span text:style-name="T49">oleh pamannya, Claudius</text:span><text:span text:style-name="T44">. </text:span><text:span text:style-name="T45">Meskipun begitu, dia tidak mampu bertindak, tetapi merenungkan keadaannya terus-menerus. Ada jurang yang </text:span><text:span text:style-name="T46">tak terseberangi </text:span><text:span text:style-name="T45">antara pemikirannya dengan dunia</text:span><text:span text:style-name="T46">.</text:span><text:span text:style-name="T46"><text:note text:id="ftn16" text:note-class="footnote"><text:note-citation>20</text:note-citation><text:note-body><text:p text:style-name="P16">Adorno, <text:span text:style-name="T308">Negative Dialektik</text:span><text:span text:style-name="T330">, </text:span><text:span text:style-name="T331">2</text:span><text:span text:style-name="T338">2</text:span><text:span text:style-name="T339">5.</text:span></text:p></text:note-body></text:note></text:span><text:span text:style-name="T46"> </text:span><text:span text:style-name="T47">Di salah satu kuliahnya yang membahas bahan dari </text:span><text:span text:style-name="T283">Dialektika Negatif</text:span><text:span text:style-name="T47">, Adorno </text:span><text:span text:style-name="T48">memperdalam contoh Hamlet ini dalam kaitannya dengan Yang Ditambahkan. </text:span><text:span text:style-name="T49">Di adegan terakhir sandiwara, Hamlet akhirnya membunuh Claudius. Adorno </text:span><text:span text:style-name="T50">berpendapat bahwa hal yang akhirnya memotivasikan tindakan ini bukan pemikiran melainkan luka: Hamlet tergores oleh pedang Laertes saat mereka berduel. ‘</text:span><text:span text:style-name="T51">Tambahan’ yang dibutuhkan oleh Hamlet adalah momen somatik, </text:span><text:span text:style-name="T68">di sini rasa sakit,</text:span><text:span text:style-name="T51"> yang sudah kita lihat dia Bab 3 merupakan bagian penting dari materialisme Adorno. </text:span><text:span text:style-name="T51"><text:note text:id="ftn17" text:note-class="footnote"><text:note-citation>21</text:note-citation><text:note-body><text:p text:style-name="P21">Adorno, <text:span text:style-name="T308">History and Freedom</text:span><text:span text:style-name="T324">, 233–4.</text:span></text:p></text:note-body></text:note></text:span></text:p>
      <text:p text:style-name="P48"><text:span text:style-name="T51"><text:tab/></text:span><text:span text:style-name="T68">Meskipun begitu, </text:span><text:span text:style-name="T52">Yang Ditambahkan tidak murni jasmani: </text:span><text:span text:style-name="T53">Adorno mendeskripsikannya sebagai “</text:span><text:span text:style-name="T54">kesatuan </text:span><text:span text:style-name="T53">intramental dan </text:span><text:span text:style-name="T54">somatik,</text:span><text:span text:style-name="T53">”</text:span><text:span text:style-name="T53"><text:note text:id="ftn18" text:note-class="footnote"><text:note-citation>22</text:note-citation><text:note-body><text:p text:style-name="P17">Adorno, <text:span text:style-name="T308">Negative Dialektik</text:span><text:span text:style-name="T330">, </text:span><text:span text:style-name="T331">2</text:span><text:span text:style-name="T338">2</text:span><text:span text:style-name="T341">6: “</text:span><text:span text:style-name="T315">intramental und somatisch in eins</text:span><text:span text:style-name="T341">”; bdk. Adorno, </text:span><text:span text:style-name="T315">Negative Dial</text:span><text:span text:style-name="T316">e</text:span><text:span text:style-name="T315">ctics, </text:span><text:span text:style-name="T341">228–9</text:span><text:span text:style-name="T339">.</text:span></text:p></text:note-body></text:note></text:span><text:span text:style-name="T53"> </text:span><text:span text:style-name="T56">suatu yang berbeda dengan rasio tetapi tidak irasional,</text:span><text:span text:style-name="T53"> </text:span><text:span text:style-name="T55">sebuah sisa yang dibuang pada saat filsafat Kant memahami kehendak atau akal budi praktis sebagai hal yang murni</text:span><text:span text:style-name="T56">. </text:span><text:span text:style-name="T57">Bagi Adorno, Yang Ditambahkan menyelesaikan masalah yang menghantui Kant maupun Hamlet mengenai kemungkinan akan tindakan; karena dia sebagian berakar dalam tubuh, tetap ada hubungan dengan alam di luar pemikiran. </text:span><text:span text:style-name="T58">Yang Ditambahkan menjawab pertanyaan bagaimana kespontanan yang dijunjung tinggi oleh Kant dapat diwujudkan dalam makhluk hidup.</text:span><text:span text:style-name="T58"><text:note text:id="ftn19" text:note-class="footnote"><text:note-citation>23</text:note-citation><text:note-body><text:p text:style-name="P18">Adorno, <text:span text:style-name="T308">Negative Dialektik</text:span><text:span text:style-name="T330">, </text:span><text:span text:style-name="T331">2</text:span><text:span text:style-name="T338">2</text:span><text:span text:style-name="T341">6–</text:span><text:span text:style-name="T342">7.</text:span></text:p></text:note-body></text:note></text:span></text:p>
      <text:p text:style-name="P46"><text:span text:style-name="T42"/></text:p>
      <text:p text:style-name="P49"><text:span text:style-name="T251">4.2 </text:span><text:span text:style-name="T174">Kritik dari dalam</text:span></text:p>
      <text:p text:style-name="P50"><text:span text:style-name="T252"><text:tab/></text:span><text:span text:style-name="T59">Kritik Adorno atas Kant ‘dari dalam’—yakni, dengan membaca dan menganalisis teks Kant sendiri daripada mengkritiknya menggunakan pemikir lain, seperti di subbab </text:span><text:soft-page-break/><text:span text:style-name="T59">4.1—berpusat pada </text:span><text:span text:style-name="T66">dua tema: (1) </text:span><text:span text:style-name="T59">Antinomi Ketiga </text:span><text:span text:style-name="T60">Kant dan cara konsep kebebasan dan kausalitas saling berkaitan, </text:span><text:span text:style-name="T66">dan (2) watak inteligibel sebagai solusi yang menyelamatkan kemungkinan akan kebebasan</text:span><text:span text:style-name="T60">. </text:span><text:span text:style-name="T61">Eksposisi di subbab ini sangat berutang kepada rekonstruksi yang dilakukan oleh Gerhard Schweppenh</text:span><text:span text:style-name="T61">ä</text:span><text:span text:style-name="T61">user dalam bukunya </text:span><text:span text:style-name="T284">Ethik nach Auschwitz.</text:span></text:p>
      <text:p text:style-name="P50"><text:span text:style-name="T284"/></text:p>
      <text:p text:style-name="P57"><text:span text:style-name="T254">4.</text:span><text:span text:style-name="T174">2.1 Antinomi Ketiga</text:span></text:p>
      <text:p text:style-name="P58"><text:span text:style-name="T59"><text:tab/></text:span><text:span text:style-name="T69">Antinomi Ketiga Kant memperlawankan </text:span><text:span text:style-name="T81">adanya</text:span><text:span text:style-name="T69"> kebebasan dengan </text:span><text:span text:style-name="T81">universalitas </text:span><text:span text:style-name="T69">kausalitas alami. </text:span><text:span text:style-name="T70">Alam adalah ranah tanpa kebebasan karena segala </text:span><text:span text:style-name="T81">hal</text:span><text:span text:style-name="T70"> yang terjadi di dalamnya terjadi menurut hukum tetap, tanpa pengecualian. </text:span><text:span text:style-name="T73">Ke</text:span><text:span text:style-name="T71">bebas</text:span><text:span text:style-name="T73">an</text:span><text:span text:style-name="T71"> </text:span><text:span text:style-name="T72">dipahami sebagai </text:span><text:span text:style-name="T73">kemampuan bertindak secara yang tidak ditentukan oleh</text:span><text:span text:style-name="T72"> kausalitas ala</text:span><text:span text:style-name="T73">m, </text:span><text:span text:style-name="T81">tetapi </text:span><text:span text:style-name="T73">kemampuan itu pun dipahami sebagai jenis kausalitas—‘kausalitas melalui kebebasan’, </text:span><text:span text:style-name="T83">yang </text:span><text:span text:style-name="T287">harus</text:span><text:span text:style-name="T83"> ada</text:span><text:span text:style-name="T73">. </text:span><text:span text:style-name="T74">Jadi, dari presentasi tesis pun, Antinomi Ketiga sudah mencampur dua konsep yang seharusnya menjadi lawan.</text:span><text:span text:style-name="T74"><text:note text:id="ftn23" text:note-class="footnote"><text:note-citation>24</text:note-citation><text:note-body><text:p text:style-name="P24">Adorno, <text:span text:style-name="T314">Negative Dialektik</text:span><text:span text:style-name="T330">, </text:span><text:span text:style-name="T346">242; lih. juga </text:span><text:span text:style-name="T61">Gerhard Schweppenh</text:span><text:span text:style-name="T61">ä</text:span><text:span text:style-name="T61">user, </text:span><text:span text:style-name="T285">Ethik nach Auschwitz: Adornos negative Moralphilosophie</text:span><text:span text:style-name="T75"> </text:span><text:span text:style-name="T76">(Wiesbaden: Springer, 2016), </text:span><text:span text:style-name="T88">87.</text:span></text:p></text:note-body></text:note></text:span></text:p>
      <text:p text:style-name="P59"><text:span text:style-name="T73"><text:tab/></text:span><text:span text:style-name="T78">Keadaan menjadi lebih rumit lagi ketika kita mengingat bahwa </text:span><text:span text:style-name="T79">kausalitas bagi Kant adalah kategori, yakni, sumbangan subjek kepada pengalaman yang menstruktur pengalaman itu, </text:span><text:span text:style-name="T80">dan karena itu tidak menghubungkan objek pada dirinya sendiri (</text:span><text:span text:style-name="T286">an sich</text:span><text:span text:style-name="T80">) tetapi hanya sejauh objek itu tampak bagi subjek. </text:span><text:span text:style-name="T81">Kant menggunakan idealisme transendental ini untuk mendamaikan </text:span><text:span text:style-name="T82">kebebasan dengan kausalitas alami: subjek bisa deterministik sejauh menjadi bagian dari alam, sebagai subjek empiris, tetapi tetap bebas sebagai watak inteligibel. </text:span><text:span text:style-name="T84">Menurut Adorno, Kant melakukan kekeliruan saat </text:span><text:span text:style-name="T85">dia mengklaim bahwa </text:span><text:span text:style-name="T86">subjek harus berpikir secara kausal. </text:span><text:span text:style-name="T87">Keharusan tersebut memaksakan subjek justru di wilayah yang dia seharusnya bebas: watak inteligibel diperlakukan seperti hal yang dikonstitusikan bukan pengonstitusi.</text:span><text:span text:style-name="T87"><text:note text:id="ftn24" text:note-class="footnote"><text:note-citation>25</text:note-citation><text:note-body><text:p text:style-name="P25">Adorno, <text:span text:style-name="T314">Negative Dialektik</text:span><text:span text:style-name="T330">, </text:span><text:span text:style-name="T346">24</text:span><text:span text:style-name="T348">4</text:span><text:span text:style-name="T346">; </text:span><text:span text:style-name="T347">lih. juga <text:s/></text:span><text:span text:style-name="T61">Schweppenh</text:span><text:span text:style-name="T61">ä</text:span><text:span text:style-name="T61">user, </text:span><text:span text:style-name="T288">Ethik, </text:span><text:span text:style-name="T87">91.</text:span></text:p></text:note-body></text:note></text:span><text:span text:style-name="T87"> </text:span><text:span text:style-name="T89">Kebebasan, dalam hatinya yang terdalam, ditentukan oleh hukum: “Jika konstitusi kausalitas melalui akal budi murni, yang seharusnya merupakan kebebasan, maka hampir tidak ada tempat lain </text:span><text:span text:style-name="T90">selain penurutan kesadaran terhadap hukum.</text:span><text:span text:style-name="T89">”</text:span><text:span text:style-name="T89"><text:note text:id="ftn25" text:note-class="footnote"><text:note-citation>26</text:note-citation><text:note-body><text:p text:style-name="P26">Adorno, <text:span text:style-name="T314">Negative Dialektik</text:span><text:span text:style-name="T330">, </text:span><text:span text:style-name="T346">24</text:span><text:span text:style-name="T348">4</text:span><text:span text:style-name="T346">: “</text:span><text:span text:style-name="T289">Unterliegt bereits die Konstitution der Kausalität durch die reine Vernunft, die doch ihrerseits die Freiheit sein soll, der Kausalität, so ist Freiheit vorweg so kompromittiert, daß sie kaum einen anderen Ort hat als die Gefügigkeit des Bewußtseins dem Gesetz gegenüber</text:span><text:span text:style-name="T346">”; </text:span><text:span text:style-name="T348">bdk. Adorno, </text:span><text:span text:style-name="T318">Negative Dialectics</text:span><text:span text:style-name="T348">, 248.</text:span></text:p></text:note-body></text:note></text:span><text:span text:style-name="T87"> </text:span></text:p>
      <text:p text:style-name="P59"><text:span text:style-name="T87"><text:tab/></text:span><text:span text:style-name="T91">Bagi Adorno, ikatan konseptual kebebasan dan hukum bukan sekadar kekeliruan logis</text:span><text:span text:style-name="T87">, </text:span><text:span text:style-name="T92">karena juga melibatkan dominasi, baik atas diri sendiri maupun alam. </text:span><text:span text:style-name="T93">Hukum, menurut definisinya, menuntut bahwa semua yang ada di bawahnya menurutinya atau menjadi sama dengannya. </text:span><text:span text:style-name="T97">Semua objek yang muncul di hadapan subjek yang menghasilkan hukum seperti itu, baik hukum alam maupun hukum kebebasan, akan mengalami kekerasan identifikasi </text:span><text:span text:style-name="T98">supaya disesuaikan dengan hukum itu. Alam hanya diketahui sejauh ditaklukkan.</text:span><text:span text:style-name="T93"><text:note text:id="ftn26" text:note-class="footnote"><text:note-citation>27</text:note-citation><text:note-body><text:p text:style-name="P27">Adorno, <text:span text:style-name="T314">Negative Dialektik</text:span><text:span text:style-name="T330">, </text:span><text:span text:style-name="T346">24</text:span><text:span text:style-name="T349">6; lih. juga </text:span><text:span text:style-name="T61">Schweppenh</text:span><text:span text:style-name="T61">ä</text:span><text:span text:style-name="T61">user, </text:span><text:span text:style-name="T288">Ethik,</text:span><text:span text:style-name="T94"> 89.</text:span></text:p></text:note-body></text:note></text:span><text:span text:style-name="T93"> </text:span><text:span text:style-name="T95">Hukum moral akan muncul bagi subjek sebagai perintah asing, karena hukum tersebut berasal </text:span><text:span text:style-name="T96">dari luar watak empirisnya, yakni dari seluruh kepribadiannya. </text:span><text:span text:style-name="T99">Dengan kata lain, kebebasan manusia diucapkan sebagai perintah yang harus diikuti.</text:span><text:span text:style-name="T99"><text:note text:id="ftn27" text:note-class="footnote"><text:note-citation>28</text:note-citation><text:note-body><text:p text:style-name="P28">Adorno, <text:span text:style-name="T314">Negative Dialektik</text:span><text:span text:style-name="T330">, </text:span><text:span text:style-name="T346">2</text:span><text:span text:style-name="T350">51.</text:span></text:p></text:note-body></text:note></text:span><text:span text:style-name="T99"> </text:span><text:span text:style-name="T102">Tentu, sejauh kita bebas, pilihan selalu terbuka untuk tidak mengikuti perintah hukum moral,</text:span><text:span text:style-name="T103">tetapi dalam kasus itu kita tetap akan dihukum dengan rasa bersalah.</text:span><text:span text:style-name="T99"> </text:span><text:span text:style-name="T100">Dalam kuliahnya mengenai tema ini, Adorno mengucapkan pengalaman ini secara lebih berwarna: kebebasan yang tersisa bagi kita hanyalah </text:span><text:span text:style-name="T101">kebebasan untuk menjadi orang berengsek.</text:span><text:span text:style-name="T101"><text:note text:id="ftn28" text:note-class="footnote"><text:note-citation>29</text:note-citation><text:note-body><text:p text:style-name="P32">Adorno, <text:span text:style-name="T308">Problems</text:span><text:span text:style-name="T324">, 133: “</text:span><text:span text:style-name="T308">an utter swine</text:span><text:span text:style-name="T324">”.</text:span></text:p></text:note-body></text:note></text:span><text:span text:style-name="T101"> </text:span><text:span text:style-name="T104">Di sini, </text:span><text:span text:style-name="T105">penyamaan yang dilakukan oleh Adorno di antara </text:span><text:soft-page-break/><text:span text:style-name="T105">suara hati dengan superego tampak lebih wajar, sejauh </text:span><text:span text:style-name="T106">berfungsi sebagai instansi yang menghukum subjek.</text:span><text:span text:style-name="T106"><text:note text:id="ftn29" text:note-class="footnote"><text:note-citation>30</text:note-citation><text:note-body><text:p text:style-name="P34"><text:span text:style-name="T358">Jean </text:span><text:span text:style-name="T361">L</text:span><text:span text:style-name="T362">aplanche dan Jean-Bertrand Pontalis. </text:span><text:span text:style-name="T323">The Language of Psychoanalysis</text:span><text:span text:style-name="T362"> </text:span><text:span text:style-name="T358">(</text:span><text:span text:style-name="T362">London: Karnac Books, 1988</text:span><text:span text:style-name="T358">), 436–7</text:span><text:span text:style-name="T362">. </text:span></text:p></text:note-body></text:note></text:span><text:span text:style-name="T106"> </text:span><text:span text:style-name="T107">Kebebasan Kantian dialami sebagai kekuatan represif.</text:span></text:p>
      <text:p text:style-name="P59"><text:span text:style-name="T107"/></text:p>
      <text:p text:style-name="P64"><text:span text:style-name="T267">4.</text:span><text:span text:style-name="T174">2.2 Watak inteligibel </text:span><text:span text:style-name="T268">dan empiris</text:span></text:p>
      <text:p text:style-name="P60"><text:span text:style-name="T77"><text:tab/></text:span><text:span text:style-name="T109">Kita sudah melihat beberapa kritik Adorno terhadap watak inteligibel di bab ini: </text:span><text:span text:style-name="T110">bahwa watak inteligibel tidak memiliki hubungan dengan dunia empiris, sehingga membutuhkan Yang Ditambahkan dengan unsur somatiknya agar bisa berakar, </text:span><text:span text:style-name="T111">dan bahwa watak inteligibel sebagai sumber hukum moral akhirnya menjadi instansi represif yang mendominasi watak empiris. </text:span><text:span text:style-name="T112">Bagian ini berfokus pada satu lagi kritik Adorno </text:span><text:span text:style-name="T113">mengenai kesulitan merekonsiliasi watak inteligibel yang berada di luar waktu dengan watak empiris yang berada di dalam waktu. </text:span><text:span text:style-name="T114">Hingga kini masalah ini masih ditanggapi oleh pengomentar Kantian.</text:span><text:span text:style-name="T114"><text:note text:id="ftn30" text:note-class="footnote"><text:note-citation>31</text:note-citation><text:note-body><text:p text:style-name="P35">Lih., mis., Wood, <text:span text:style-name="T308">Ethical Thought</text:span><text:span text:style-name="T324">, 178–9.</text:span></text:p></text:note-body></text:note></text:span></text:p>
      <text:p text:style-name="P61"><text:span text:style-name="T59"><text:tab/></text:span><text:span text:style-name="T115">Kritik ini cukup sederhana: watak inteligibel, sebagai subjek </text:span><text:span text:style-name="T290">an sich</text:span><text:span text:style-name="T115">, berada di luar ruang dan waktu, yang hanya berlaku untuk penampakan </text:span><text:span text:style-name="T116">empiris</text:span><text:span text:style-name="T115">. </text:span><text:span text:style-name="T117">Subjek empiris berada dalam waktu, dan tindakannya tentu terjadi dalam waktu, sehingga sulit membayangkan bagaimana subjek yang di luar waktu dapat menjadi pelaku tindakan tersebut. Adorno </text:span><text:span text:style-name="T118">mengucapkannya sebagai berikut:</text:span></text:p>
      <text:p text:style-name="P61"><text:span text:style-name="T118"/></text:p>
      <text:p text:style-name="P74"><text:span text:style-name="T118">T</text:span><text:span text:style-name="T26">ak terpahami bagaimana kebebasan, yang pada prinsipnya merupakan atribut tindakan temporal dan hanya teraktualisasi secara temporal, dapat dipredikasi mengenai suatu </text:span><text:span text:style-name="T119">yang secara radikal tidak berwaktu; tak terpahami pula bagaimana hal tidak berwaktu itu </text:span><text:span text:style-name="T120">bisa berdampak pada dunia yang spasiotemporal, tanpa menjadi berwaktu </text:span><text:span text:style-name="T121">sendiri dan </text:span><text:span text:style-name="T122">tersasar di ranah kausal Kantian.</text:span><text:span text:style-name="T122"><text:note text:id="ftn31" text:note-class="footnote"><text:note-citation>32</text:note-citation><text:note-body><text:p text:style-name="P29">Adorno, <text:span text:style-name="T314">Negative Dialektik</text:span><text:span text:style-name="T330">, </text:span><text:span text:style-name="T351">249: “</text:span><text:span text:style-name="T291">Unerfindlich, wie Freiheit, prinzipiell Attribut temporalen Handelns und einzig temporal aktualisiert, von einem radikal Unzeitlichen soll prädiziert werden können; unerfindlich auch, wie ein derart Unzeitliches in die raumzeitliche Welt hineinzuwirken vermöchte, ohne selbst zeitlich zu werden und ins Kantische Reich der Kausalitätsich, zu verirren</text:span><text:span text:style-name="T351">”; bdk. Adorno, </text:span><text:span text:style-name="T319">Negative Dialectics</text:span><text:span text:style-name="T351">, 254.</text:span></text:p></text:note-body></text:note></text:span></text:p>
      <text:p text:style-name="P61"><text:span text:style-name="T59"/></text:p>
      <text:p text:style-name="P75"><text:span text:style-name="T59">A</text:span><text:span text:style-name="T26">dorno kemudian menyebut </text:span><text:span text:style-name="T292">das Ding an sich</text:span><text:span text:style-name="T123"> sebagai </text:span><text:span text:style-name="T292">deus ex machina</text:span><text:span text:style-name="T123">, yakni, dewa yang turun dari langit untuk menyelamatkan </text:span><text:span text:style-name="T124">protagonis di drama Yunani kuno pada saat tidak ada cara lain dia bisa selamat. </text:span><text:span text:style-name="T125">Dengan kata lain, dia melihat penggunan Kant atas watak inteligibel sebagai cara yang tidak realistis untuk menyelamatkan bangunan teoretisnya.</text:span></text:p>
      <text:p text:style-name="P66"><text:span text:style-name="T59"><text:tab/></text:span><text:span text:style-name="T126">Jika Adorno berkesan terlalu meremehkan di sini, perlu diingat bahwa </text:span><text:span text:style-name="T127">doktrin tentang kepelakuan moral yang terletak </text:span><text:span text:style-name="T128">di luar waktu memiliki implikasi </text:span><text:span text:style-name="T129">yang akan sulit diterima bagi banyak orang, </text:span><text:span text:style-name="T130">terutama bahwa perubahan watak tampaknya menjadi hal yang mustahil.</text:span><text:span text:style-name="T130"><text:note text:id="ftn32" text:note-class="footnote"><text:note-citation>33</text:note-citation><text:note-body><text:p text:style-name="P36">Wood, <text:span text:style-name="T308">Ethical Thought</text:span><text:span text:style-name="T324">, 17</text:span><text:span text:style-name="T352">9.</text:span></text:p></text:note-body></text:note></text:span><text:span text:style-name="T130"> </text:span><text:span text:style-name="T131">Orang yang pernah berbuat jahat akan selalu menjadi jahat, </text:span><text:span text:style-name="T132">karena kejahatannya dikehendaki oleh watak inteligibelnya yang berada di luar waktu dan kiranya tidak akan berubah. </text:span><text:span text:style-name="T133">Kant juga teguh pada pandangan ini, dan bahkan, sebagaimana didokumentasikan oleh Adorno, rela menganggap anak kecil tertentu jahat.</text:span><text:span text:style-name="T133"><text:note text:id="ftn33" text:note-class="footnote"><text:note-citation>34</text:note-citation><text:note-body><text:p text:style-name="P30">Adorno, <text:span text:style-name="T314">Negative Dialektik</text:span><text:span text:style-name="T330">, </text:span><text:span text:style-name="T351">2</text:span><text:span text:style-name="T353">84–5.</text:span></text:p></text:note-body></text:note></text:span><text:span text:style-name="T133"> </text:span><text:span text:style-name="T134">Meskipun sudah menjadi pandangan umum bahwa penganiayaan atau pengalaman tragis di masa kecil bersama dengan faktor struktural seperti kemiskinan berkorelasi dengan masalah saat lebih dewasa, </text:span><text:span text:style-name="T135">sehingga tidak jarang keluar pernyataan mengenai anak malang itu bahwa mereka tidak pernah memiliki kesempatan untuk berhasil, </text:span><text:span text:style-name="T134">doktrin Kant akan lebih kejam lagi: </text:span><text:span text:style-name="T135">anak itu tetap akan jahat, kalaupun masa kecilnya bahagia dan kebutuhannya terpenuhi, karena wataknya yang jahat melampaui </text:span><text:soft-page-break/><text:span text:style-name="T135">segala faktor empiris. </text:span><text:span text:style-name="T136">Dalam konteks ini, penilaian Adorno bahwa hasrat untuk menghukum berada di balik banyak filsafat moral Kant cukup masuk akal.</text:span><text:span text:style-name="T136"><text:note text:id="ftn34" text:note-class="footnote"><text:note-citation>35</text:note-citation><text:note-body><text:p text:style-name="P31">Adorno, <text:span text:style-name="T314">Negative Dialektik</text:span><text:span text:style-name="T330">, </text:span><text:span text:style-name="T354">255.</text:span></text:p></text:note-body></text:note></text:span></text:p>
      <text:p text:style-name="P65"><text:span text:style-name="T59"><text:tab/></text:span><text:span text:style-name="T139">Watak intelig</text:span><text:span text:style-name="T158">i</text:span><text:span text:style-name="T139">bel juga memiliki sisi positif bagi Adorno, tetapi, seperti biasanya, sisi ini agak kurang diartikulasikan ketimbang yang negatif.</text:span></text:p>
      <text:p text:style-name="P65"><text:span text:style-name="T59"/></text:p>
      <text:p text:style-name="P76"><text:span text:style-name="T254">4.</text:span><text:span text:style-name="T174">3 Penutup Metakritik Akal Budi </text:span><text:span text:style-name="T270">Praktis</text:span></text:p>
      <text:p text:style-name="P62"><text:span text:style-name="T59"><text:tab/></text:span><text:span text:style-name="T137">Bagian penutup </text:span><text:span text:style-name="T138">bab “Kebebasan” menjalin berbagai benang dari bab 3 dan bab 4 tesis ini, sehingga layak dikutip dengan cukup panjang sebelum dikomentar</text:span><text:span text:style-name="T140">i</text:span><text:span text:style-name="T138">.</text:span></text:p>
      <text:p text:style-name="P62"><text:span text:style-name="T59"/></text:p>
      <text:p text:style-name="P77"><text:span text:style-name="T147">Kontradiksi </text:span><text:span text:style-name="T148">k</text:span><text:span text:style-name="T26">ebebasan dan </text:span><text:span text:style-name="T148">determinisme bukan, sebagaimana diinginkan oleh pemahaman-diri kritik akal budi, yang di antara dogmatisme dan skeptisisme sebagai posisi teoretis, melainkan yang mengenai pengalaman diri subjek-subjek, kadang bebas, kadang tidak bebas ...</text:span><text:span text:style-name="T26"> </text:span><text:span text:style-name="T148">W</text:span><text:span text:style-name="T26">atak inteligibel </text:span><text:span text:style-name="T141">ber</text:span><text:span text:style-name="T26">keluarga </text:span><text:span text:style-name="T141">dengan </text:span><text:span text:style-name="T26">identitas dan ketidakidentikan, tanpa </text:span><text:span text:style-name="T142">di sisi satu atau yang lainnya dapat dicatat </text:span><text:span text:style-name="T149">dengan jelas</text:span><text:span text:style-name="T142">. Bebaslah subjek-subjek itu, menurut model Kantian, sejauh mereka sadar akan diri mereka sendiri, identik dengan diri mereka sendiri; dan </text:span><text:span text:style-name="T143">begitu pula mereka tidak bebas dalam identitas tersebut sejauh mereka </text:span><text:span text:style-name="T144">patuh terhadap dan meneruskan pemaksaannya. Tidak bebaslah mereka sebagai alam yang tidak identik, yang </text:span><text:span text:style-name="T145">terhambur, dan begitu juga tetap bebas, karena </text:span><text:span text:style-name="T146">dalam dorongan-dorongan yang membanjiri mereka— ketidakidentikan subjek dengan dirinya sendiri bukan apa pun yang lain—</text:span><text:span text:style-name="T147">mereka </text:span><text:span text:style-name="T146">juga akan </text:span><text:span text:style-name="T151">bebas dari ciri pemaksaan identitas ... Semua individu di masyarakat yang tersosialisasi tidak mampu [mencapai] moralitas yang dituntut secara sosial, dan hanya akan mampu dalam masyarakat yang dibebaskan. Satu-satunya moralitas sosial yang tersisa adalah </text:span><text:span text:style-name="T152">mengakhiri </text:span><text:span text:style-name="T153">ketakterbatasan buruk </text:span><text:span text:style-name="T154">itu</text:span><text:span text:style-name="T153">,</text:span><text:span text:style-name="T152"> </text:span><text:span text:style-name="T153">pertukaran pembalasan dendam </text:span><text:span text:style-name="T154">fasik itu. </text:span><text:span text:style-name="T156">Tapi bagi individu</text:span><text:span text:style-name="T155">, </text:span><text:span text:style-name="T156">yang tersisa dari yang moral hanyalah : </text:span><text:span text:style-name="T157">berusaha hidup sedemikian rupa sehingga kita boleh percaya telah menjadi hewan yang baik.</text:span></text:p>
      <text:p text:style-name="P77"><text:span text:style-name="T146"><text:s/></text:span><text:span text:style-name="T150">(</text:span><text:span text:style-name="T293">Negative Dialektik, </text:span><text:span text:style-name="T150">292 / </text:span><text:span text:style-name="T293">Negative Dialectics</text:span><text:span text:style-name="T150">, 299)</text:span></text:p>
      <text:p text:style-name="P62"><text:span text:style-name="T59"/></text:p>
      <text:p text:style-name="P151"><text:span text:style-name="T297">Der Widerspruch von Freiheit und Determinismus ist nicht, wie das Selbstverst</text:span><text:span text:style-name="T297">ä</text:span><text:span text:style-name="T297">ndnis der Vernunftkritik es m</text:span><text:span text:style-name="T297">ö</text:span><text:span text:style-name="T297">chte, einer zwischen den theoretischen Positionen des Dogmatismus und Skeptizismus, sonder einer der Selbsterfahrung der Subjekte, bald freid, bald unfrei ... </text:span><text:span text:style-name="T298">Freiheit und intelligibler Charakter sind mit Identität und Nichtidentität verwandt, ohne clare et distincte auf der einen oder anderen Seite sich verbuchen zu lassen. Frei sind die Subjekte, nach Kantischem Modell, soweit, wie sie ihrer selbst bewußt, mit sich identisch sind; und in solcher Identität auch wieder unfrei, soweit sie deren Zwang unterstehen und ihn perpetuieren. Unfrei sind sie als nichtidentische, als diffuse Natur, und doch als solche frei, weil sie in den Regungen, die sie überwältigen - nichts anderes ist die Nichtidentität des Subjekts mit sich -, auch des Zwangscharakters der Identität ledig werden ... <text:s/>Alle Einzelnen sind in der vergesellschafteten Gesellschaft des Moralischen unfähig, das gesellschaftlich gefordert ist, wirklich jedoch nur in einer befreiten Gesellschaft wäre. Gesellschaftliche Moral wäre einzig noch, einmal der schlechten Unendlichkeit, dem verruchten Tausch der Vergeltung sein Ende zu bereiten. Dem Einzelnen indessen bleibt an Moralischem nicht mehr übrig, als wofür die Kantische Moraltheorie, welche den Tieren Neigung, keine Achtung konzediert, nur Verachtung hat: versuchen, so zu leben, daß man glauben darf, ein gutes Tier gewesen zu sein. </text:span></text:p>
      <text:p text:style-name="P62"><text:span text:style-name="T59"/></text:p>
      <text:p text:style-name="P79"><text:span text:style-name="T59">K</text:span><text:span text:style-name="T26">utipan ini, jika langsung dibaca tanpa persiapan di tesis ini, barangkali akan memberi kesan agak rancu.</text:span></text:p>
      <text:p text:style-name="P78"><text:span text:style-name="T59"/></text:p>
      <text:p text:style-name="P80"><text:soft-page-break/><text:span text:style-name="T59"><text:tab/>A</text:span><text:span text:style-name="T26">khirnya, dari perspektif ini, kita sudah mampu menjawab pertanyaan utama pertama dari rumusan masalah </text:span><text:span text:style-name="T159">tesis ini</text:span><text:span text:style-name="T26">, </text:span><text:span text:style-name="T159">yakni,</text:span><text:span text:style-name="T26"> apa isi metakritik Adorno terhadap konsep kebebasan Kant dalam </text:span><text:span text:style-name="T271">Dialektika Negatif</text:span><text:span text:style-name="T26">? </text:span><text:span text:style-name="T159">Jawaban singkatnya, Adorno menunjukkan ketidakidentikan konsep kebebasan Kant dengan dirinya sendiri. </text:span><text:span text:style-name="T160">Sisi negatif dari ketidakidentikan ini—</text:span><text:span text:style-name="T161">apa yang disebut di Bab 3 sebagai kekurangan konsep</text:span><text:span text:style-name="T160">—tampak dengan cukup jelas: </text:span><text:span text:style-name="T161">Adorno beranggapan bahwa konsep kebebasan Kant tidak memberi kita </text:span><text:span text:style-name="T162">apa yang dijanjikan olehnya, yakni, otonomi individu dalam hubungannya dengan masyarakat. Sebaliknya, kebebasan itu malah menindas individu dengan berbagai cara: dengan mempresentasikan kepada individu bahwa dia bebas meskipun pada kenyataan dia dikekang oleh masyarakat kapitalis (kritik Hegelian-Marxian), </text:span><text:span text:style-name="T163">misalnya, atau dengan memaksakan individu untuk mengidentikkan dirinya dengan perintah hukum moral yang sebenarnya memiliki asal-usual sosial, </text:span><text:span text:style-name="T164">kemudian menghukumnya dengan rasa bersalah jika perintah tidak diikuti</text:span><text:span text:style-name="T163"> (kritik Freudian). </text:span><text:span text:style-name="T165">Pembaca dapat dimaklumi seandainya dia mengambil kesimpulan </text:span><text:span text:style-name="T166">bahwa kritik seperti itu adalah keseluruhan pekerjaan Adorno di sini, mengingat bahwa nadanya di bab “Kebebasan” hampir selalu negatif.</text:span><text:span text:style-name="T166"><text:note text:id="ftn39" text:note-class="footnote"><text:note-citation>36</text:note-citation><text:note-body><text:p text:style-name="P40">Perlu dicatat bahwa dalam kuliahnya, Adorno sering memuji Kant dan cenderung mempresentasikan pemikirannya secara yang lebih seimbang antara kelebihan dan kekurangannya.</text:p></text:note-body></text:note></text:span></text:p>
      <text:p text:style-name="P80"><text:span text:style-name="T163"><text:tab/></text:span><text:span text:style-name="T167">Hal yang mudah dilewatkan, namun esensial, adalah Adorno menganalisis ketidakidentikan konsep kebebasan persis sesuai </text:span><text:span text:style-name="T168">dengan contoh yang kita lihat di Bab 3: tidak hanya sebagai kekurangan konsep, tetapi juga sebagai kelebihannya. </text:span><text:span text:style-name="T169">Kelebihan konsep tegas adalah janji utopis mengenai perwujudan konsep itu dalam makna </text:span><text:span text:style-name="T170">sejatinya </text:span><text:span text:style-name="T169">di masa depan. </text:span><text:span text:style-name="T171">Beberapa kali sepanjang Metakritiknya, Adorno menggambarkan keadaan terekonsiliasi di mana kepentingan individu dengan masyarakat menjadi harmonis daripada bertentangan. </text:span><text:span text:style-name="T172">Menariknya, visi ini selalu menyerupai apa yang digambarkan Kant sebagai ‘kerajaan tujuan-tujuan’, tempat kebebasan setiap individu dijamin oleh komunitas </text:span><text:span text:style-name="T173">individu yang memperlakukan sesama <text:s/>dengan rasa hormat yang sama yang mereka miliki untuk diri sendiri.</text:span></text:p>
      <text:p text:style-name="P78"><text:span text:style-name="T59"/></text:p>
      <text:p text:style-name="P52"><text:span text:style-name="T26">253</text:span></text:p>
      <text:p text:style-name="P53"><text:span text:style-name="T26">except that it must be extratemporal</text:span></text:p>
      <text:p text:style-name="P54"><text:span text:style-name="T26">but existence itself is intratemporal</text:span></text:p>
      <text:p text:style-name="P54"><text:span text:style-name="T26">254</text:span></text:p>
      <text:p text:style-name="P54"><text:span text:style-name="T26">freedom is an attribute of temporal actio nand only actualized temporally, how could ti be predicated of something nontemporal?</text:span></text:p>
      <text:p text:style-name="P55"><text:span text:style-name="T26">ding an sich as deus ex machina concept</text:span></text:p>
      <text:p text:style-name="P55"><text:span text:style-name="T26">“Arcane and indefinite, it marks a blind spot of the thought; its indefiniteness alone allows it to be used as an explanation, as needed”</text:span></text:p>
      <text:p text:style-name="P56"><text:span text:style-name="T26">255</text:span></text:p>
      <text:p text:style-name="P56"><text:span text:style-name="T26">paradoxical assertion of calculability coexsting wtihfreedom</text:span></text:p>
      <text:p text:style-name="P97"><text:span text:style-name="T179">a</text:span><text:span text:style-name="T174">s well as mechancial metaphor</text:span></text:p>
      <text:p text:style-name="P97"><text:span text:style-name="T174">or empirical</text:span></text:p>
      <text:p text:style-name="P97"><text:span text:style-name="T174">the idea of attributing freedom once enmeshed is culpability</text:span></text:p>
      <text:p text:style-name="P97"><text:span text:style-name="T174">“</text:span><text:span text:style-name="T253">Reason itself isto Kant nothing but the lawmaking pwoer. This is why, from the outset, he must present freedom as a “special sort of causlity”. In positing it he takes it back”</text:span></text:p>
      <text:p text:style-name="P98"><text:span text:style-name="T174">the aporetical construction of freedom rests on the phenomenal, not the noumenal</text:span></text:p>
      <text:p text:style-name="P99"><text:span text:style-name="T174">to be given is the opposite of freedom: naked compulsion</text:span></text:p>
      <text:p text:style-name="P99"><text:span text:style-name="T174">256</text:span></text:p>
      <text:p text:style-name="P99"><text:span text:style-name="T174">absolute volitional autonomy is absolute rule of inner nature</text:span></text:p>
      <text:p text:style-name="P100"><text:span text:style-name="T174">consistenct, repression</text:span></text:p>
      <text:p text:style-name="P100"><text:soft-page-break/><text:span text:style-name="T174">every concretion of morality bears repressive features</text:span></text:p>
      <text:p text:style-name="P101"><text:span text:style-name="T174">as kant honors freedom, he condemns the person to undreedom in principle</text:span></text:p>
      <text:p text:style-name="P101"><text:span text:style-name="T174">becauswe freedom is only experienenced as restriction of ones own impulses</text:span></text:p>
      <text:p text:style-name="P102"><text:span text:style-name="T174">257</text:span></text:p>
      <text:p text:style-name="P102"><text:span text:style-name="T174">constant recurrence of social examples</text:span></text:p>
      <text:p text:style-name="P102"><text:span text:style-name="T174">without them there is no way to make the moral law compatible with empirical man</text:span></text:p>
      <text:p text:style-name="P103"><text:span text:style-name="T174">formula of ends</text:span></text:p>
      <text:p text:style-name="P103"><text:span text:style-name="T174">“The difference of means and ends which Kant decisively stressed is a social difference...</text:span></text:p>
      <text:p text:style-name="P104"><text:span text:style-name="T174">258</text:span></text:p>
      <text:p text:style-name="P104"><text:span text:style-name="T174">formula of universal humanity is “a promissory note on the realizatio nof a concept of man”</text:span></text:p>
      <text:p text:style-name="P105"><text:span text:style-name="T174">260</text:span></text:p>
      <text:p text:style-name="P105"><text:span text:style-name="T174">other side is the urge to punish</text:span></text:p>
      <text:p text:style-name="P106"><text:span text:style-name="T174">261</text:span></text:p>
      <text:p text:style-name="P106"><text:span text:style-name="T174">the irrationality of the moral law as given</text:span></text:p>
      <text:p text:style-name="P107"><text:span text:style-name="T174">269</text:span></text:p>
      <text:p text:style-name="P107"><text:span text:style-name="T174">“Causality can teach us what identity has done to nonidentity ... upon reflection, it points to the idea of freedom as the possibility of non-identity”</text:span></text:p>
      <text:p text:style-name="P108"><text:span text:style-name="T174">causality is the spell of dominated nature</text:span></text:p>
      <text:p text:style-name="P108"><text:span text:style-name="T174">“The reductive schema of enlightenment...”</text:span></text:p>
      <text:p text:style-name="P109"><text:span text:style-name="T174">276</text:span></text:p>
      <text:p text:style-name="P109"><text:span text:style-name="T174">postulates reaching beyond subjective domination</text:span></text:p>
      <text:p text:style-name="P110"><text:span text:style-name="T174">290</text:span></text:p>
      <text:p text:style-name="P110"><text:span text:style-name="T174">what survives in kant’s thing in itself is the memeory of nonidentity</text:span></text:p>
      <text:p text:style-name="P111"><text:span text:style-name="T174">292</text:span></text:p>
      <text:p text:style-name="P111"><text:span text:style-name="T174">assigning evil to babies</text:span></text:p>
      <text:p text:style-name="P112"><text:span text:style-name="T174">292-3</text:span></text:p>
      <text:p text:style-name="P112"><text:span text:style-name="T174">personality, subject as pure reason is to subjugate the person, subject as empirical natural, individual creature</text:span></text:p>
      <text:p text:style-name="P113"><text:span text:style-name="T174">297</text:span></text:p>
      <text:p text:style-name="P113"><text:span text:style-name="T174">“Freedom is really delimited by society...”</text:span></text:p>
      <text:p text:style-name="P113"><text:span text:style-name="T174">IC as impulse to do right</text:span></text:p>
      <text:p text:style-name="P114"><text:span text:style-name="T174">299</text:span></text:p>
      <text:p text:style-name="P114"><text:span text:style-name="T174">“Contradiction of freedom and determinism...”</text:span></text:p>
      <text:p text:style-name="P115"><text:span text:style-name="T174">for kant subjects are free insofar as aware of and identical with themselves</text:span></text:p>
      <text:p text:style-name="P115"><text:span text:style-name="T174">but unfree in such identity insofar as they are subjected to and perpetuate its compulsion</text:span></text:p>
      <text:p text:style-name="P115"><text:span text:style-name="T174">unfree as diffuse nonidentical nature</text:span></text:p>
      <text:p text:style-name="P115"><text:span text:style-name="T174">but free because free of identity’s coercion</text:span></text:p>
      <text:p text:style-name="P116"><text:span text:style-name="T174">individual can only try to live as good animal</text:span></text:p>
      <text:p text:style-name="P114"><text:span text:style-name="T174"/></text:p>
      <text:p text:style-name="P86"><text:span text:style-name="T179"/></text:p>
      <text:p text:style-name="P95"><text:span text:style-name="T179">s</text:span><text:span text:style-name="T174">chwepps</text:span></text:p>
      <text:p text:style-name="P96"><text:span text:style-name="T179">8</text:span><text:span text:style-name="T174">7</text:span></text:p>
      <text:p text:style-name="P135"><text:span text:style-name="T174">adorno’s interpretation of the third antinomy is the attempt “to show immanently that the categories of freedom and undreedom not only, as kant set them out, lead ingto antinomies, but that they are mutually mediated through one another”</text:span></text:p>
      <text:p text:style-name="P137">the causal chain itself seems to require a transcendentally free initiating act</text:p>
      <text:p text:style-name="P136"><text:span text:style-name="T408">so causality doesn’t maeke sense without freedom</text:span></text:p>
      <text:p text:style-name="P138"><text:span text:style-name="T408">8</text:span>8</text:p>
      <text:p text:style-name="P139">adorno’s critique of the kantian concept of causality consists of three elements:</text:p>
      <text:p text:style-name="P139">critique of the subjectivist hypostatization of causality</text:p>
      <text:p text:style-name="P140"><text:soft-page-break/>proof of <text:span text:style-name="T417">the formal indetermination of their constitutiveness for the constituting ubject</text:span></text:p>
      <text:p text:style-name="P141">hint that the principle of causality remains <text:span text:style-name="T418">left </text:span>behind its own demand</text:p>
      <text:p text:style-name="P142">causality is for kant a category: constitutve for the experience of appearances</text:p>
      <text:p text:style-name="P143">the coherence of which is supplied by reason</text:p>
      <text:p text:style-name="P143">this is where adorno’s critique comes</text:p>
      <text:p text:style-name="P143">a chief motif of Negative Dialects is Kant’s restitution of the thought of the objectivity of appearing nature is at the same time <text:span text:style-name="T415">its potentia ldissolving in the constituion principles of subjective reason</text:span></text:p>
      <text:p text:style-name="P149"><text:span text:style-name="T64">“</text:span><text:span text:style-name="T62">Consciousness does originate not in the objects in their relation</text:span></text:p>
      <text:p text:style-name="P144">89</text:p>
      <text:p text:style-name="P149"><text:span text:style-name="T415">but merely in the </text:span><text:span text:style-name="T416">subjective thought Zwang</text:span></text:p>
      <text:p text:style-name="P149"><text:span text:style-name="T63">“</text:span><text:span text:style-name="T65">priority of objects”</text:span></text:p>
      <text:p text:style-name="P150"><text:span text:style-name="T65">c</text:span><text:span text:style-name="T26">riticizes the reduction of the qualities off objects of knowledge to the autonomous deteriminations of the subject</text:span></text:p>
      <text:p text:style-name="P146">the point at which autonomous thought itself becomes almighty and strips off the ontological restraints of traditional metaphysics through reflection on itself and its constitutive function is at the same time the point at which it wraps itself in its own hypostatization</text:p>
      <text:p text:style-name="P146">the ability to calculate probabilities and to order the approrpiate means towards a given goal</text:p>
      <text:p text:style-name="P145">but absolutized this subjective-instrumental nrationality is as untrue as dogmatic metaphysics</text:p>
      <text:p text:style-name="P145">the requirement to dominate nature finally displaces that to recognize it, with which we’ve always been bound up</text:p>
      <text:p text:style-name="P147"><text:span text:style-name="T408">9</text:span>1</text:p>
      <text:p text:style-name="P147">das heißt, die Ungereimtheit liegt darin, dass schon für das Konstituierende die</text:p>
      <text:p text:style-name="P147">Regel konstitutiv ist, die erst für das Konstituierte gelten soll. Aus dieser formalen</text:p>
      <text:p text:style-name="P147">Unstimmigkeit ergibt sich die inhaltliche Konsequenz, dass reine Vernunft, nach</text:p>
      <text:p text:style-name="P147">Kant Inbegriff der Freiheit, vorab immer schon mit Kausalität im Sinne von Un-</text:p>
      <text:p text:style-name="P147">freiheit verschränkt ist. »Unterliegt bereits die Konstitution der Kausalität durch</text:p>
      <text:p text:style-name="P147">die reine Vernunft, die doch ihrerseits die Freiheit sein soll, der Kausalität,« folgert</text:p>
      <text:p text:style-name="P147">Adorno, »so ist Freiheit vorweg so kompromittiert, daß sie kaum einen anderen</text:p>
      <text:p text:style-name="P147">Ort hat als die Gefügigkeit des Bewußtseins dem Gesetz gegenüber.«323</text:p>
      <text:p text:style-name="P147">Die Eindimensionalität, die sich laut Adorno durch die Reduktion des Kausal-</text:p>
      <text:p text:style-name="P147">verhältnisses auf das subjektive Gesetz des Denkens ergibt, führe schließlich dazu,</text:p>
      <text:p text:style-name="P147">dass Kants Modell der Kausalketten hinter der Wirklichkeit zurückbleibt, die es</text:p>
      <text:p text:style-name="P147">erklären will.</text:p>
      <text:p text:style-name="P147"/>
      <text:p text:style-name="P148"/>
      <text:p text:style-name="P90"/>
      <text:p text:style-name="P84"/>
      <text:p text:style-name="P118"><text:tab/>Bab 2 menggambarkan konteks pemikiran Adorno tetapi berhenti pada masa Adorno sendiri, atau dengan kata lain, memperlakukan Adorno sebagai pemikir <text:span text:style-name="T455">kontemporer</text:span>. <text:span text:style-name="T426">Pembaca diajak memahami Adorno sesuai dengan </text:span><text:span text:style-name="T455">tuntutan dan tantangan </text:span><text:span text:style-name="T426">zamannya, melihat bagaimana pemikirannya dimotivasikan oleh pengalaman </text:span><text:span text:style-name="T427">historis</text:span><text:span text:style-name="T426">nya. </text:span><text:span text:style-name="T428">Tetapi kini Adorno </text:span><text:span text:style-name="T427">sendiri </text:span><text:span text:style-name="T428">telah menjadi tokoh sejarah, dengan karya terakhirnya </text:span><text:span text:style-name="T426">ditulis </text:span><text:span text:style-name="T428">lebih dari setengah abad yang lalu. </text:span><text:span text:style-name="T455">Saat Adorno wafat, Perang Dingin dan Perang AS di Vietnam masih berlangsung, gerakan mahasiswa masih kuat, </text:span><text:span text:style-name="T456">dan neoliberalisme belum muncul sebagai kekuatan dunia.</text:span><text:span text:style-name="T428"> </text:span><text:span text:style-name="T427">Evaluasi apa pun mengenai pemikirannya harus mempertimbangkan resepsi pemikiran itu—dampaknya pada pemikir lain—serta relevansinya bagi masyarakat yang sudah banyak berubah</text:span><text:span text:style-name="T429">.</text:span></text:p>
      <text:p text:style-name="P118"><text:soft-page-break/><text:tab/><text:span text:style-name="T430">Adorno jelas tetap merupakan pemikir yang ‘hidup’ saat ini. </text:span><text:span text:style-name="T431">Di ilmu humaniora, catatannya tentang industri budaya telah menjadi </text:span><text:span text:style-name="T432">bacaan </text:span><text:span text:style-name="T431">standar </text:span><text:span text:style-name="T432">mahasiswa yang mewakili sudut pandang sangat kritis terhadap budaya populer.</text:span><text:span text:style-name="T431"> </text:span><text:span text:style-name="T433">Ceramahnya </text:span><text:span text:style-name="T430">tentang ekstremisme sayap kanan, yang baru diterbitkan pada </text:span><text:span text:style-name="T434">2020, </text:span><text:span text:style-name="T435">umumnya diterima sebagai suara dari masa lampau yang mendahului zamannya dalam kemampuannya untuk memperingatkan kita</text:span><text:span text:style-name="T430"> </text:span><text:span text:style-name="T435">tentang bahaya politik kontemporer.</text:span><text:span text:style-name="T435"><text:note text:id="ftn35" text:note-class="footnote"><text:note-citation>37</text:note-citation><text:note-body><text:p text:style-name="P37">XXX</text:p></text:note-body></text:note></text:span><text:span text:style-name="T435"> Di sisi lain, </text:span><text:span text:style-name="T436">Adorno dan rekannya di Mazhab Frankfurt masih dicap pemikir berbahaya oleh tokoh politik kanan populer seperti Jordan Peterson, yang melihat mereka sebagai pembawa </text:span><text:span text:style-name="T437">momok </text:span><text:span text:style-name="T436">“neomarxisme pascamodern” </text:span><text:span text:style-name="T438">yang mengancam </text:span><text:span text:style-name="T439">dasar </text:span><text:span text:style-name="T438">peradaban Barat.</text:span><text:span text:style-name="T438"><text:note text:id="ftn36" text:note-class="footnote"><text:note-citation>38</text:note-citation><text:note-body><text:p text:style-name="P38">XXX</text:p></text:note-body></text:note></text:span><text:span text:style-name="T438"> </text:span><text:span text:style-name="T439">Umumnya dapat dikatakan bahwa kini pengaruh Adorno lebih terasa di bidang kebudayaan daripada filsafat.</text:span></text:p>
      <text:p text:style-name="P118"><text:tab/><text:span text:style-name="T440">Resepsi itu cukup wajar mengingat bahwa Adorno tidak </text:span><text:span text:style-name="T441">menarik garis tegas antara filsafat dan produk kebudayaan lain, dan tidak memperlakukan karya filsafat dengan cara yang jauh berbeda dengan karya seni. </text:span><text:span text:style-name="T442">Adorno berkarya ketika </text:span><text:span text:style-name="T443">Shoah masih diingat oleh kebanyakan orang; kebudayaan yang memungkinkan genosida, menurutnya, tidak bisa lain dari kebudayaan yang (mengutip Brecht) “istananya ... terbuat dari tahi anjing.”</text:span><text:span text:style-name="T443"><text:note text:id="ftn37" text:note-class="footnote"><text:note-citation>39</text:note-citation><text:note-body><text:p text:style-name="P39">Adorno, <text:span text:style-name="T308">Negative Dialektik</text:span><text:span text:style-name="T324">, 357 “</text:span><text:span text:style-name="T308">ihr Palast ... gebaut ist aus Hundschei</text:span><text:span text:style-name="T294">ße</text:span><text:span text:style-name="T324">”; bdk. Adorno, </text:span><text:span text:style-name="T308">Negative Dialectics</text:span><text:span text:style-name="T324">, 366.</text:span></text:p></text:note-body></text:note></text:span><text:span text:style-name="T443"> Filsafat tidak luput dari penilaian ini. </text:span><text:span text:style-name="T427">Fakta bahwa </text:span><text:span text:style-name="T444">SS merawat sebuah “Pohon Ek Goethe” di</text:span><text:span text:style-name="T443"> </text:span><text:span text:style-name="T445">Buchenwald </text:span><text:span text:style-name="T427">menunjukkan kebutuhan akan suatu interogasi menyeleruh atas kebudayaan Jerman</text:span><text:span text:style-name="T445">.</text:span><text:span text:style-name="T445"><text:note text:id="ftn38" text:note-class="footnote"><text:note-citation>40</text:note-citation><text:note-body><text:p text:style-name="P33">Hitler, ein Film aus Deutschland, <text:span text:style-name="T355">sutr. <text:s/></text:span><text:span text:style-name="T324">Hans-Jürgen Syberberg </text:span><text:span text:style-name="T355">(</text:span><text:span text:style-name="T356">1978, München: TMS Film GmbH</text:span><text:span text:style-name="T357">).</text:span></text:p></text:note-body></text:note></text:span><text:span text:style-name="T445"> </text:span><text:span text:style-name="T446">Dalam konteks ini skeptisisme Adorno terhadap warisan filsafat Jerman klasik sangat masuk akal.</text:span></text:p>
      <text:p text:style-name="P118"><text:tab/><text:span text:style-name="T446">Puluhan tahun kemudian, ingatan akan Shoah tetap perlu dijaga, apalagi dengan jumlah penyintas yang semakin menipis. </text:span><text:span text:style-name="T447">Namun, ada risiko akan pembendaan ‘Auschwitz’ dalam </text:span><text:span text:style-name="T448">cara kita menanggapi pemikiran Adorno, </text:span><text:span text:style-name="T449">dalam arti hanya menggunakan pemikiran itu sebagai lensa untuk melihat ke belakang, ke kebiadaban Nazi.</text:span></text:p>
      <text:p text:style-name="P118"/>
      <text:p text:style-name="P118"><text:tab/><text:span text:style-name="T450">Sebagai filsuf, dampak pemikiran Adorno lebih terbatas.</text:span></text:p>
      <text:p text:style-name="P118"><text:tab/><text:span text:style-name="T451">kritik Habermas</text:span></text:p>
      <text:p text:style-name="P118"><text:tab/><text:span text:style-name="T452">philosophical discourse of modernity, tidak ada jalan keluar 128–9</text:span></text:p>
      <text:p text:style-name="P119">Jean-Luc Nancy <text:span text:style-name="T453">dst.</text:span></text:p>
      <text:p text:style-name="P119"/>
      <text:p text:style-name="P119"><text:span text:style-name="T454">memang </text:span><text:span text:style-name="T453">jalan buntu tapi...</text:span></text:p>
      <text:p text:style-name="P120"/>
      <text:p text:style-name="P120">lihat intervensi nyata:</text:p>
      <text:p text:style-name="P120">filsafat pendidikan</text:p>
      <text:p text:style-name="P120">jelas-jelas bentuk perlawanan</text:p>
      <text:p text:style-name="P120"/>
      <text:p text:style-name="P121">tapi masih disjungsi, <text:span text:style-name="T454">bertanya mengapa membutuhkan kritik kant terlebih dahulu</text:span></text:p>
      <text:p text:style-name="P121"/>
      <text:p text:style-name="P122">konstruktivisme sebagai metode resepsi kant yang lebih menjanjikan</text:p>
      <text:p text:style-name="P118"/>
      <text:p text:style-name="P123">neoliberalisme</text:p>
      <text:p text:style-name="P123"/>
      <text:p text:style-name="P123"/>
      <text:p text:style-name="P123"/>
      <text:p text:style-name="P117"><text:span text:style-name="T452">ND </text:span>252</text:p>
      <text:p text:style-name="P117"><text:soft-page-break/>sepertinya melihat kant sebagai pendukung tesis</text:p>
      <text:p text:style-name="P84"/>
      <text:p text:style-name="P41"/>
      <text:p text:style-name="P41"/>
      <text:p text:style-name="P42">causality/das hinzutretend</text:p>
      <text:p text:style-name="P81"/>
      <text:p text:style-name="P82"/>
      <text:p text:style-name="P83">3rd antinomy shouldn’t even exist</text:p>
      <text:p text:style-name="P83"/>
      <text:p text:style-name="P124">eason is borne along by a compulsion</text:p>
      <text:p text:style-name="P125">it would seem to undermine reason’s position as emphatic arbiter of truth</text:p>
      <text:p text:style-name="P128">freedom as necessary, unidvorced from causality</text:p>
      <text:p text:style-name="P128"/>
      <text:p text:style-name="P128"/>
      <text:p text:style-name="P128"/>
      <text:p text:style-name="P128"/>
      <text:p text:style-name="P128"/>
      <text:p text:style-name="P128"/>
      <text:p text:style-name="P128"/>
      <text:p text:style-name="P128"/>
      <text:p text:style-name="P128"/>
      <text:p text:style-name="P128"/>
      <text:p text:style-name="P128">causality as everything happening according to a rule</text:p>
      <text:p text:style-name="P128">entirely on the subjective side</text:p>
      <text:p text:style-name="P126">this would seem to divorce it from the object</text:p>
      <text:p text:style-name="P126">freedom and causality are all tied up together</text:p>
      <text:p text:style-name="P127">…</text:p>
      <text:p text:style-name="P127"><text:span text:style-name="T300">c</text:span><text:span text:style-name="T299">auasality on the side of the subject somehow aligned with domination, on the side of the object with freedom</text:span></text:p>
      <text:p text:style-name="P129">thesis of 3<text:span text:style-name="T301">rd</text:span> antinomy secularization of creation</text:p>
      <text:p text:style-name="P129">so subject is a god which encompasses all: the content of its freedom is its forced identity of everything with itself.</text:p>
      <text:p text:style-name="P129">the kantian pathos: he construes even freedom as a special case of causality</text:p>
      <text:p text:style-name="P130">we can see here society reaching into even his most formal deliberations</text:p>
      <text:p text:style-name="P130">the formal is on the one hand emancipatory but on the other offers nothing</text:p>
      <text:p text:style-name="P130">primacy of the law in kant is his most bourgeois</text:p>
      <text:p text:style-name="P130"/>
      <text:p text:style-name="P130">the antinomies argue by reductio ad absurdam, e contrario</text:p>
      <text:p text:style-name="P130">positive freedom is an aporetic concept designed to save something of the noumenal/intelligible from the advance of scientism</text:p>
      <text:p text:style-name="P130">freedom is a thing in itself</text:p>
      <text:p text:style-name="P130">this is contradictory but born from a salvational desire</text:p>
      <text:p text:style-name="P130">thing-in-itself as a deus ex machina</text:p>
      <text:p text:style-name="P131">the attempt to make freedom comprehensible always involves detours through the empirical world</text:p>
      <text:p text:style-name="P132">freedom is nothing other than elgislating capacity</text:p>
      <text:p text:style-name="P132">“”By positing it, he takes it back”</text:p>
      <text:p text:style-name="P132"/>
      <text:p text:style-name="P133">in fact the aporetic construction of freedom is based on the phenomenal not the noumenal</text:p>
      <text:p text:style-name="P133">as seen in the givenness of freedom</text:p>
      <text:p text:style-name="P133"><text:soft-page-break/>but the given fact is the opposite of freedom, it is naked compulsion</text:p>
      <text:p text:style-name="P133">kantian moral philosophy can only conceive of freedo mas repression</text:p>
      <text:p text:style-name="P134">but there’s also the aspect that is the pormissory note on the realizati ono f the concept of human ebings”</text:p>
      <text:p text:style-name="P134">living creatures are mentioned</text:p>
      <text:p text:style-name="P134"/>
      <text:p text:style-name="P67"><text:span text:style-name="T59">s</text:span><text:span text:style-name="T26">chwepps</text:span></text:p>
      <text:p text:style-name="P68"><text:span text:style-name="T26">123</text:span></text:p>
      <text:p text:style-name="P68"><text:span text:style-name="T26"><text:s/>Adorno criticizes the fact that Kant, in order to save his foundation of morality, forces together what is contradict</text:span></text:p>
      <text:p text:style-name="P69"><text:span text:style-name="T26">124</text:span></text:p>
      <text:p text:style-name="P63"><text:span text:style-name="T59">or</text:span><text:span text:style-name="T108">i</text:span><text:span text:style-name="T59">ly opposed, namely intelligibility and existence in time, and that he wants to affirmatively determine what, according to the Critique of Pure Reason, eludes our positive cognition. In this way, according to Adorno, Kant "obtains" "super-empirical authority" for the merely empirical fact that the will is guided by the moral law. <text:s/>Despite the immanent contradictions, ant consequently adheres to his construction because "without an intelligent character, moral action in empiricism, influence on it, would be impossible, and thus morality. He must desperately strive for what the ground plan of the system prevents. "458 Therefore, according to Adorno, it remains unclear what the intelligible character is and how its relation to the empirical is to be thought. If, in the tradition of Platonic chorism, it is radically distinguished from the world of phenomena, then at that moment it would not do justice to its concept, since it would intervene in it and insofar also be subject to causality. If, on the other hand, in order to avoid this inconsistency, it were conceived from the outset as not par excellence separate from the world of phenomena, then it would a fortiori enter into contradiction with itself.459 Thus, the dialectic of the relation between rationality and nature - in Kant: mundus intelligibilis and mundus sensibilis - is expressed in the objective aporias of the intelligible character. Adorno constructs this dialectic by recourse to a relation of genesis and validity of rationality, which in its genetic hypothesis is modeled on Freud's theory of the psychic apparatus. "That reason is other than nature and yet a moment of it is its prehistory, which has become its immanent determination. It is natural as the psychic force branched off for purposes of self-preservation; but once split off and contrasted with nature, it also becomes its other. "460 Against this background, Adorno attempts to define the intention behind the problematic determinations of th</text:span></text:p>
      <text:p text:style-name="P70"><text:span text:style-name="T59">1</text:span><text:span text:style-name="T26">25</text:span></text:p>
      <text:p text:style-name="P63"><text:span text:style-name="T59">emotions. This is specified in Kant by the distinction between the "person": the subject with regard to its belonging to the "sense world", and the "personality": the same subject with regard to its belonging to the "intelligible world". "Freedom and independence from the mechanism of all nature "462 attains the subject as personality by subjecting the person. For Adorno, however, "personality is the caricature of freedom, "463 which means that what freedom an unfree society allows is distorted by the internalized identity constraint, without which there would not even be this piece of freedom. The task, both of transcendental synthesis and of the intelligible character, is therefore subsumption of the particular, manifold under a principle of identity. Adorno's thesis is that Kant "is most likely to have imagined the intelligible character as a strong ego that rationally controls all its impulses. "464 But this enthrones the "bourgeois affirmation of personality per se at the expense of its content "465 as an ethical principle: "The formal achievement of integration"-which rests on unacknowledged premises of content-"the sedimented mastery of inner nature, usurps the rank of the good. "466 This has two consequences: the Protestant ethical absolutization of personality independent of the actions in which it manifests itself, and the turning of intelligent character into </text:span><text:soft-page-break/><text:span text:style-name="T59">"involuntary irrationality. "467 Adorno's critique is ignited by the fact that the intelligible character in the zone of indifference between nature and freedom, if it is conceived as a purely formal principle of integration, ultimately becomes "an irrational suchness "468; that it "doubles once again" in its concept "that second nature as which society in any case punches the characters of all its members, "469 and thus hardly any longer from blind "fate "470. In contrast, Adorno sets his own attempt to grasp the true essence of the intelligent character. character. "If one were to dare to give the Kantian X of the intelligible character its true character its true content, which would be opposed to the total un-</text:span></text:p>
      <text:p text:style-name="P71"><text:span text:style-name="T59">1</text:span><text:span text:style-name="T26">26</text:span></text:p>
      <text:p text:style-name="P63"><text:span text:style-name="T59">If the aporetic concept were to assert its rightness, it would probably be the most historically advanced, selectively illuminating, rapidly extinguishing consciousness, in which the impulse to do the right thing is inherent. "471 For him, the intelligible character is not the ever-present foundation of morality, but, to use Bloch's word again, a not-yet-being, as it were, that enters into existence only sporadically and ephemerally. "It is the concrete, intermittent anticipation of possibility, neither alien to men nor identical with them. "472 In the existing 'false life' this possibility is blocked. Adorno draws a parallel between the 'pure will' and the intelligible character: both stand for the fact that subjects are not absorbed in their determinacy by the natural and psychological causal context, but are always at the same time (albeit in a restricted sense) free, independent producers of the relations in which they live. Therein is objectively preserved the possibility that these relations as a whole could one day no longer be heteronomous but autonomous. Here is the systematic place for what is probably the central category of Adorno's Kant critique: the "Hinztretende". For Adorno, the term stands first of all for the natural somatic moment that cannot be somatic moment that cannot be dissolved into rationality, without which no practice would be possible. the transition from consciousness to actual action, a transition that is neither purely pure consciousness nor merely an unconscious part of the natural context. "The decisions of the subject do not purr along the causal chain, a jerk er-</text:span></text:p>
      <text:p text:style-name="P72"><text:span text:style-name="T59">1</text:span><text:span text:style-name="T26">27</text:span></text:p>
      <text:p text:style-name="P63"><text:span text:style-name="T59">The "added, factual, in which consciousness expresses itself "474 is completely attributed to consciousness by Kant in a Cartesian-rationalistic way. The material realization of freedom from the natural context, the "transition of the will into practice, "475 however, requires mediation with that which is not consciousness. "The impulse, intramental and somatic in one, drives beyond the sphere of consciousness, to which it nevertheless also belongs. With it, freedom reaches into experience "476 - and quite elementarily, because without the basis of bodily, 'motoric forms of reaction'477 there would be no will at all, because the subject could not work on its objects at all. According to Adorno, this is misappropriated in the identification with reason already discussed. Pre-reason has no place in Kant's construction; first of all, however, according to Adorno, what is added is "impulse, rudiment of a phase in which the dualism of the extra and intramental was not yet thoroughly solidified "478. But with the concept of the "Hinzretenden" is meant even more than this elementary prerequisite for practice in general. "True practice, the epitome of actions that satisfy the idea of freedom "479 would be, according to Adorno the interplay of reasonable reflection and action to a correct action.480 action.480 Thus, the aim is an emphatic determination of the adequate relationship between theory and practice. In this sense, what is added is the spontaneity, which would not only be pure consciousness.481 The term thus designates the elementary foundation of every practice and the anticipation of historically of historically changing practice, which is related to the concept of revolutionary spontaneity and, moreover spontaneity and, moreover, as its "phantasm," the "reconciliation of spirit and nature. nature "482 in thought.</text:span></text:p>
      <text:p text:style-name="P73"><text:soft-page-break/><text:span text:style-name="T59">1</text:span><text:span text:style-name="T26">28</text:span></text:p>
      <text:p text:style-name="P73"><text:span text:style-name="T26">For Adorno, freedom, the added, pure will, and intelligent character stand for the emancipatory potential of a different practice. All of them, however, can only be determined negatively. "Freedom can only be grasped in certain negation, according to the concrete form of unfreedom. "483 This perpetuates itself as a constant prevention of the better possibility. "The separation of the intelligible from the empirical character [...] is experienced in the aeon-old block that pushes itself in front of the pure will, the added: external consideration of all conceivable kinds, often subaltern irrational interests of the subjects of false society; in general, the principle of particular self-interest, which prescribes its action to every individual without exception in society as it is, and is the death of all. "484 In order to specify what repeatedly prevents the actualization of right action, it must be added here that for Adorno-who consistently follows Marx in this-it is particular self-interest as a function of the heteronomy of the law of value that has become second nature to us. "In the end," Adorno concludes, "the intelligible character would be the paralyzed rational will. "485 He thus turns the affirmative principle of Kant's ethics into a determination of negation that results from the unyielding critique of existing negativity. As such, however, it does not turn Hegelian into new positivity. "As a possibility of the subject, intelligible character, like freedom, is becoming, not existing. "486 In this respect, Kant's deficit, the indeterminacy of intelligible character, becomes an asset: a refusal to affirmatively enunciate what can alone be negatively utopianized. The intelligible character "would be betrayed as soon as it would be incorporated into the existing through descriptiveness, even the most cautious. In the right state, everything [...] would be only slightly different from what it is, but not the slightest thing can be imagined as it would then be. "487 Here Adorno approaches the Benjaminian motif of messianism. But he does not run into the aporia that a theological appropriation of the conception of intelligent character would inevitably entail. For the "truth content of the doctrine of the intelligible "488 cannot be detached from the entanglement in the empirical. On the one hand a representative of a utopia pie, on the other hand, it is not directly related to the guilt context of the</text:span></text:p>
      <text:p text:style-name="P73"><text:span text:style-name="T26">129</text:span></text:p>
      <text:p text:style-name="P73"><text:span text:style-name="T26">reality; it therefore also bears its traces of falsity.489 The "metacriticism of practice central finding of the "metacriticism of practical reason" is that the The central finding of the "Metacritic of Practical Reason" is that the attempt to positively define freedom society must end in aporia. What follows from this for Adorno will be examined in the following chapter. chapter will be examined.</text:span></text:p>
      <text:p text:style-name="P63"><text:span text:style-name="T5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nux Libertine O" svg:font-family="'Linux Libertine O'"/>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nux Libertine O" fo:font-size="12pt" fo:language="id" fo:country="ID" style:letter-kerning="true" style:font-name-asian="Source Han Serif CN"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nux Libertine O" fo:font-size="12pt" fo:language="id" fo:country="ID" style:letter-kerning="true" style:font-name-asian="Source Han Serif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nux Libertine O" fo:font-family="'Linux Libertine O'" fo:font-size="14pt" style:font-name-asian="Source Han Sans CN" style:font-family-asian="'Source Han Sans CN'"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nux Libertine O" fo:font-family="'Linux Libertine O'"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nux Libertine O" fo:font-family="'Linux Libertine O'"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nux Libertine O" fo:font-family="'Linux Libertine O'" fo:language="zxx" fo:country="none" style:font-size-asian="12pt" style:language-asian="zxx" style:country-asian="none" style:font-name-complex="FreeSans" style:font-family-complex="FreeSans" style:font-family-generic-complex="swiss" style:language-complex="zxx" style:country-complex="non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3cm" fo:margin-left="3.5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6T15:13:07.334150291</meta:creation-date>
    <dc:date>2023-05-07T01:36:43.631931117</dc:date>
    <meta:editing-duration>P1DT41M38S</meta:editing-duration>
    <meta:editing-cycles>142</meta:editing-cycles>
    <meta:generator>LibreOffice/7.4.6.2$Linux_X86_64 LibreOffice_project/40$Build-2</meta:generator>
    <meta:document-statistic meta:table-count="0" meta:image-count="0" meta:object-count="0" meta:page-count="16" meta:paragraph-count="236" meta:word-count="7431" meta:character-count="52486" meta:non-whitespace-character-count="45268"/>
  </office:meta>
</office:document-meta>
</file>